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svg:stroke-width="0.035cm" svg:stroke-color="#000000" draw:marker-start="Arrow" draw:marker-start-width="0.3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solid" draw:stroke-dash="Fine_20_Dashe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7.93cm" fo:min-width="18.514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width="0.035cm" svg:stroke-color="#ff6600" draw:stroke-linejoin="miter" draw:fill="solid" draw:fill-color="#000000" draw:opacity="0%" draw:shadow-color="#999999"/>
    </style:style>
    <style:style style:name="gr9" style:family="graphic" style:parent-style-name="standard">
      <style:graphic-properties draw:stroke="none" svg:stroke-width="0.035cm" svg:stroke-color="#ff6600" draw:stroke-linejoin="miter" draw:fill="solid" draw:fill-color="#000000" draw:shadow-color="#999999"/>
    </style:style>
    <style:style style:name="gr10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78cm" fo:min-width="6.578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796cm" fo:min-width="20.04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766cm" fo:min-width="20.04cm" fo:padding-top="0.142cm" fo:padding-bottom="0.142cm" fo:padding-left="0.267cm" fo:padding-right="0.267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ffffff" draw:opacity="0%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solid" draw:fill-color="#000000" draw:opacity="0%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  <style:text-properties fo:text-shadow="1pt 1pt"/>
    </style:style>
    <style:style style:name="P10" style:family="paragraph">
      <loext:graphic-properties draw:fill-color="#ffffff"/>
    </style:style>
    <style:style style:name="T1" style:family="text">
      <style:text-properties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321cm" svg:y1="-6.101cm" svg:x2="2.032cm" svg:y2="19.05cm">
          <text:p/>
        </draw:line>
        <draw:line draw:style-name="gr1" draw:text-style-name="P1" draw:layer="layout" svg:x1="25.514cm" svg:y1="-5.767cm" svg:x2="25.243cm" svg:y2="19.304cm">
          <text:p/>
        </draw:line>
        <draw:line draw:style-name="gr1" draw:text-style-name="P1" draw:layer="layout" svg:x1="14.382cm" svg:y1="-6.1cm" svg:x2="14.224cm" svg:y2="19.05cm">
          <text:p/>
        </draw:line>
        <draw:g>
          <svg:title>TexMaths</svg:title>
          <svg:desc>28§display§\fbox{SIM}§svg§600§FALSE§</svg:desc>
          <draw:polygon draw:style-name="gr2" draw:text-style-name="P2" draw:layer="layout" svg:width="2.474cm" svg:height="1.343cm" svg:x="1.111cm" svg:y="-7.111cm" svg:viewBox="0 0 2475 1344" draw:points="1238,1344 0,1344 0,0 2475,0 2475,1344">
            <text:p/>
          </draw:polygon>
          <draw:polygon draw:style-name="gr3" draw:text-style-name="P3" draw:layer="layout" svg:width="2.474cm" svg:height="0.041cm" svg:x="1.111cm" svg:y="-7.111cm" svg:viewBox="0 0 2475 42" draw:points="1238,42 0,42 0,0 2475,0 2475,42">
            <text:p/>
          </draw:polygon>
          <draw:polygon draw:style-name="gr3" draw:text-style-name="P3" draw:layer="layout" svg:width="0.041cm" svg:height="1.265cm" svg:x="1.111cm" svg:y="-7.072cm" svg:viewBox="0 0 42 1266" draw:points="22,1266 0,1266 0,0 42,0 42,1266">
            <text:p/>
          </draw:polygon>
          <draw:path draw:style-name="gr3" draw:text-style-name="P3" draw:layer="layout" svg:width="0.439cm" svg:height="0.719cm" svg:x="1.5cm" svg:y="-6.797cm" svg:viewBox="0 0 440 720" svg:d="M291 314l-129-31c-61-14-98-67-98-126 0-70 54-129 129-129 165 0 188 162 193 207 3 6 3 11 14 11 12 0 12-5 12-25v-199c0-16 0-22-12-22-5 0-8 0-14 14l-33 56c-31-31-73-70-160-70-109 0-193 87-193 190 0 84 53 154 129 182 11 3 61 17 131 34 28 6 56 14 84 50 23 26 31 56 31 90 0 70-50 143-131 143-31 0-104-6-157-53-59-56-62-118-62-154-3-9-8-9-11-9-14 0-14 6-14 23v198c0 17 0 26 11 26 6 0 9-3 14-14 0 0 3-3 37-56 30 33 95 70 182 70 114 0 196-98 196-208 0-98-68-179-149-198z">
            <text:p/>
          </draw:path>
          <draw:path draw:style-name="gr3" draw:text-style-name="P3" draw:layer="layout" svg:width="0.301cm" svg:height="0.674cm" svg:x="2.018cm" svg:y="-6.775cm" svg:viewBox="0 0 302 675" svg:d="M196 78c0-36 3-47 81-47h25v-31c-33 3-112 3-151 3s-117 0-151-3v31h25c79 0 81 11 81 47v521c0 34-2 45-81 45h-25v31c34-3 112-3 151-3s118 0 151 3v-31h-25c-78 0-81-11-81-45z">
            <text:p/>
          </draw:path>
          <draw:path draw:style-name="gr3" draw:text-style-name="P3" draw:layer="layout" svg:width="0.831cm" svg:height="0.674cm" svg:x="2.379cm" svg:y="-6.775cm" svg:viewBox="0 0 832 675" svg:d="M202 22c-9-22-12-22-34-22h-168v31h22c79 0 79 11 79 47v493c0 28 0 73-101 73v31c34 0 84-3 115-3 33 0 81 3 117 3v-31c-103 0-103-45-103-73v-532h3l238 613c2 14 8 23 19 23 9 0 14-9 17-20l244-624v568c0 34-3 45-79 45h-22v31c36-3 103-3 140-3 39 0 106 0 143 3v-31h-26c-75 0-75-11-75-45v-521c0-36 0-47 75-47h26v-31h-168c-26 0-26 0-31 20l-219 554z">
            <text:p/>
          </draw:path>
          <draw:polygon draw:style-name="gr3" draw:text-style-name="P3" draw:layer="layout" svg:width="0.041cm" svg:height="1.265cm" svg:x="3.544cm" svg:y="-7.072cm" svg:viewBox="0 0 42 1266" draw:points="22,1266 0,1266 0,0 42,0 42,1266">
            <text:p/>
          </draw:polygon>
          <draw:polygon draw:style-name="gr3" draw:text-style-name="P3" draw:layer="layout" svg:width="2.474cm" svg:height="0.041cm" svg:x="1.111cm" svg:y="-5.809cm" svg:viewBox="0 0 2475 42" draw:points="1238,42 0,42 0,0 2475,0 2475,42">
            <text:p/>
          </draw:polygon>
        </draw:g>
        <draw:g>
          <svg:title>TexMaths</svg:title>
          <svg:desc>28§display§\fbox{SN}§svg§600§FALSE§</svg:desc>
          <draw:polygon draw:style-name="gr2" draw:text-style-name="P2" draw:layer="layout" svg:width="1.956cm" svg:height="1.343cm" svg:x="13.412cm" svg:y="-7.111cm" svg:viewBox="0 0 1957 1344" draw:points="977,1344 0,1344 0,0 1957,0 1957,1344">
            <text:p/>
          </draw:polygon>
          <draw:polygon draw:style-name="gr3" draw:text-style-name="P3" draw:layer="layout" svg:width="1.956cm" svg:height="0.041cm" svg:x="13.412cm" svg:y="-7.111cm" svg:viewBox="0 0 1957 42" draw:points="977,42 0,42 0,0 1957,0 1957,42">
            <text:p/>
          </draw:polygon>
          <draw:polygon draw:style-name="gr3" draw:text-style-name="P3" draw:layer="layout" svg:width="0.041cm" svg:height="1.265cm" svg:x="13.412cm" svg:y="-7.072cm" svg:viewBox="0 0 42 1266" draw:points="22,1266 0,1266 0,0 42,0 42,1266">
            <text:p/>
          </draw:polygon>
          <draw:path draw:style-name="gr3" draw:text-style-name="P3" draw:layer="layout" svg:width="0.439cm" svg:height="0.719cm" svg:x="13.801cm" svg:y="-6.797cm" svg:viewBox="0 0 440 720" svg:d="M291 314l-129-31c-61-14-98-67-98-126 0-70 54-129 129-129 165 0 188 162 193 207 3 6 3 11 14 11 12 0 12-5 12-25v-199c0-16 0-22-12-22-5 0-8 0-14 14l-33 56c-31-31-73-70-160-70-109 0-193 87-193 190 0 84 53 154 129 182 11 3 61 17 131 34 28 6 56 14 84 50 23 26 31 56 31 90 0 70-50 143-131 143-31 0-104-6-157-53-59-56-62-118-62-154-3-9-8-9-11-9-14 0-14 6-14 23v198c0 17 0 26 11 26 6 0 9-3 14-14 0 0 3-3 37-56 30 33 95 70 182 70 114 0 196-98 196-208 0-98-68-179-149-198z">
            <text:p/>
          </draw:path>
          <draw:path draw:style-name="gr3" draw:text-style-name="P3" draw:layer="layout" svg:width="0.674cm" svg:height="0.674cm" svg:x="14.325cm" svg:y="-6.775cm" svg:viewBox="0 0 675 675" svg:d="M196 14c-8-14-8-14-28-14h-168v31h28c17 0 36 0 50 3 23 2 23 2 23 22v515c0 28 0 73-101 73v31c34 0 84-3 115-3 33 0 81 3 117 3v-31c-103 0-103-45-103-73v-515c5 6 5 8 11 14l403 591c9 14 9 14 17 14 14 0 14-6 14-25v-546c0-26 0-73 101-73v-31c-34 0-84 3-115 3-34 0-81-3-118-3v31c104 0 104 47 104 73v422z">
            <text:p/>
          </draw:path>
          <draw:polygon draw:style-name="gr3" draw:text-style-name="P3" draw:layer="layout" svg:width="0.041cm" svg:height="1.265cm" svg:x="15.327cm" svg:y="-7.072cm" svg:viewBox="0 0 42 1266" draw:points="22,1266 0,1266 0,0 42,0 42,1266">
            <text:p/>
          </draw:polygon>
          <draw:polygon draw:style-name="gr3" draw:text-style-name="P3" draw:layer="layout" svg:width="1.956cm" svg:height="0.041cm" svg:x="13.412cm" svg:y="-5.809cm" svg:viewBox="0 0 1957 42" draw:points="977,42 0,42 0,0 1957,0 1957,42">
            <text:p/>
          </draw:polygon>
        </draw:g>
        <draw:g>
          <svg:title>TexMaths</svg:title>
          <svg:desc>28§display§\fbox{HN}§svg§600§FALSE§</svg:desc>
          <draw:polygon draw:style-name="gr2" draw:text-style-name="P2" draw:layer="layout" svg:width="2.147cm" svg:height="1.343cm" svg:x="24.411cm" svg:y="-7.111cm" svg:viewBox="0 0 2148 1344" draw:points="1075,1344 0,1344 0,0 2148,0 2148,1344">
            <text:p/>
          </draw:polygon>
          <draw:polygon draw:style-name="gr3" draw:text-style-name="P3" draw:layer="layout" svg:width="2.147cm" svg:height="0.041cm" svg:x="24.411cm" svg:y="-7.111cm" svg:viewBox="0 0 2148 42" draw:points="1075,42 0,42 0,0 2148,0 2148,42">
            <text:p/>
          </draw:polygon>
          <draw:polygon draw:style-name="gr3" draw:text-style-name="P3" draw:layer="layout" svg:width="0.041cm" svg:height="1.265cm" svg:x="24.411cm" svg:y="-7.072cm" svg:viewBox="0 0 42 1266" draw:points="22,1266 0,1266 0,0 42,0 42,1266">
            <text:p/>
          </draw:polygon>
          <draw:path draw:style-name="gr3" draw:text-style-name="P3" draw:layer="layout" svg:width="0.674cm" svg:height="0.674cm" svg:x="24.778cm" svg:y="-6.775cm" svg:viewBox="0 0 675 675" svg:d="M574 78c0-36 0-47 79-47h22v-31c-34 3-106 3-146 3-36 0-112 0-145-3v31h22c78 0 78 11 78 47v230h-294v-230c0-36 0-47 79-47h22v-31c-33 3-106 3-145 3-37 0-112 0-146-3v31h22c79 0 79 11 79 47v521c0 34 0 45-79 45h-22v31c34-3 106-3 146-3 36 0 112 0 145 3v-31h-22c-79 0-79-11-79-45v-260h294v260c0 34 0 45-78 45h-22v31c33-3 106-3 145-3 37 0 112 0 146 3v-31h-22c-79 0-79-11-79-45z">
            <text:p/>
          </draw:path>
          <draw:path draw:style-name="gr3" draw:text-style-name="P3" draw:layer="layout" svg:width="0.674cm" svg:height="0.674cm" svg:x="25.514cm" svg:y="-6.775cm" svg:viewBox="0 0 675 675" svg:d="M196 14c-8-14-8-14-28-14h-168v31h28c17 0 36 0 50 3 23 2 23 2 23 22v515c0 28 0 73-101 73v31c34 0 84-3 115-3 33 0 81 3 117 3v-31c-103 0-103-45-103-73v-515c5 6 5 8 11 14l403 591c9 14 9 14 17 14 14 0 14-6 14-25v-546c0-26 0-73 101-73v-31c-34 0-84 3-115 3-34 0-81-3-118-3v31c104 0 104 47 104 73v422z">
            <text:p/>
          </draw:path>
          <draw:polygon draw:style-name="gr3" draw:text-style-name="P3" draw:layer="layout" svg:width="0.041cm" svg:height="1.265cm" svg:x="26.517cm" svg:y="-7.072cm" svg:viewBox="0 0 42 1266" draw:points="22,1266 0,1266 0,0 42,0 42,1266">
            <text:p/>
          </draw:polygon>
          <draw:polygon draw:style-name="gr3" draw:text-style-name="P3" draw:layer="layout" svg:width="2.147cm" svg:height="0.041cm" svg:x="24.411cm" svg:y="-5.809cm" svg:viewBox="0 0 2148 42" draw:points="1075,42 0,42 0,0 2148,0 2148,42">
            <text:p/>
          </draw:polygon>
        </draw:g>
        <draw:g>
          <svg:title>TexMaths</svg:title>
          <svg:desc>19§latex§S = \left\lbrace s = \langle i, \mathcal{K},SQN\rangle \vert \forall i \in I \right\rbrace§svg§600§TRUE§</svg:desc>
          <draw:polygon draw:style-name="gr4" draw:text-style-name="P4" draw:layer="layout" svg:width="8.578cm" svg:height="0.666cm" svg:x="18.932cm" svg:y="-8.6cm" svg:viewBox="0 0 8579 667" draw:points="4290,667 0,667 0,0 8579,0 8579,667">
            <text:p/>
          </draw:polygon>
          <draw:path draw:style-name="gr3" draw:text-style-name="P3" draw:layer="layout" svg:width="0.297cm" svg:height="0.487cm" svg:x="18.97cm" svg:y="-8.572cm" svg:viewBox="0 0 298 488" svg:d="M198 213l-88-21c-42-10-66-46-66-86 0-47 36-87 87-87 112 0 127 110 131 141 2 3 2 7 10 7 7 0 7-4 7-17v-135c0-11 0-15-7-15-4 0-6 0-10 10l-23 38c-20-21-49-48-108-48-74 0-131 59-131 129 0 57 36 105 87 124 8 2 42 11 90 23 19 3 38 9 57 34 15 17 21 38 21 61 0 47-35 97-90 97-21 0-70-4-106-37-40-38-42-79-42-104-2-6-6-6-7-6-10 0-10 4-10 15v135c0 12 0 17 8 17 3 0 5-1 9-9 0 0 2-2 25-38 21 23 64 47 123 47 78 0 133-66 133-140 0-67-45-122-100-135z">
            <text:p/>
          </draw:path>
          <draw:path draw:style-name="gr3" draw:text-style-name="P3" draw:layer="layout" svg:width="0.446cm" svg:height="0.157cm" svg:x="19.561cm" svg:y="-8.34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238cm" svg:height="0.668cm" svg:x="20.311cm" svg:y="-8.602cm" svg:viewBox="0 0 239 669" svg:d="M143 89c0-26 17-70 91-74 2-2 5-4 5-7 0-8-5-8-13-8-66 0-129 34-129 84v152c0 26 0 47-27 70-24 19-49 21-64 21-4 2-6 4-6 8 0 7 4 7 11 7 44 4 76 27 84 59 2 8 2 10 2 34v133c0 27 0 50 32 74 27 21 71 27 97 27 8 0 13 0 13-6 0-7-3-7-11-7-42-4-76-25-84-59-1-6-1-8-1-33v-140c0-31-6-42-27-63-15-13-34-21-53-26 55-16 80-46 80-86z">
            <text:p/>
          </draw:path>
          <draw:path draw:style-name="gr3" draw:text-style-name="P3" draw:layer="layout" svg:width="0.246cm" svg:height="0.303cm" svg:x="20.633cm" svg:y="-8.397cm" svg:viewBox="0 0 247 304" svg:d="M228 46c-19 0-32 15-32 30 0 10 5 19 21 19 15 0 30-11 30-38 0-28-28-57-80-57-89 0-114 68-114 99 0 51 52 63 71 66 34 6 70 14 70 52 0 17-15 72-97 72-10 0-61 0-76-34 25 2 42-17 42-36 0-16-12-23-25-23-17 0-38 13-38 43 0 38 38 65 97 65 108 0 135-82 135-110 0-25-13-42-21-50-19-19-38-22-68-28-23-6-50-10-50-40 0-21 15-61 74-61 17 0 52 4 61 31z">
            <text:p/>
          </draw:path>
          <draw:path draw:style-name="gr3" draw:text-style-name="P3" draw:layer="layout" svg:width="0.446cm" svg:height="0.157cm" svg:x="21.132cm" svg:y="-8.34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149cm" svg:height="0.668cm" svg:x="21.871cm" svg:y="-8.602cm" svg:viewBox="0 0 150 669" svg:d="M148 25c2-6 2-8 2-12 0-7-6-13-13-13-6 0-10 4-15 15l-118 308c-2 4-4 8-4 12 0 1 0 3 4 11l118 308c2 7 5 15 15 15 7 0 13-6 13-13 0-2 0-2-2-10l-119-311z">
            <text:p/>
          </draw:path>
          <draw:path draw:style-name="gr3" draw:text-style-name="P3" draw:layer="layout" svg:width="0.178cm" svg:height="0.449cm" svg:x="22.077cm" svg:y="-8.543cm" svg:viewBox="0 0 179 450" svg:d="M173 25c0-14-10-25-27-25s-36 17-36 36c0 12 10 23 27 23 15 0 36-15 36-34zM122 276c7-19 7-21 13-38 6-14 9-23 9-37 0-30-20-55-55-55-62 0-89 97-89 105 0 6 8 6 8 6 7 0 7-2 11-12 19-63 46-83 68-83 6 0 18 0 18 20 0 16-6 29-8 37-6 17-36 95-48 123-5 17-15 40-15 53 0 33 23 55 55 55 65 0 90-96 90-102 0-8-6-8-8-8-8 0-8 2-11 14-12 41-35 81-69 81-11 0-17-5-17-21 0-17 6-26 21-68z">
            <text:p/>
          </draw:path>
          <draw:path draw:style-name="gr3" draw:text-style-name="P3" draw:layer="layout" svg:width="0.079cm" svg:height="0.2cm" svg:x="22.345cm" svg:y="-8.17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cm" svg:height="0.487cm" svg:x="22.603cm" svg:y="-8.572cm" svg:viewBox="0 0 471 488" svg:d="M112 46c-7 146-68 323-108 427-4 8-4 10-4 10 0 5 6 5 8 5 11 0 36-13 45-26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7 251 23 23 37 32 57 32 52 0 107-28 132-60 19-21 20-38 20-40z">
            <text:p/>
          </draw:path>
          <draw:path draw:style-name="gr3" draw:text-style-name="P3" draw:layer="layout" svg:width="0.079cm" svg:height="0.2cm" svg:x="23.156cm" svg:y="-8.17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96cm" svg:height="0.487cm" svg:x="23.43cm" svg:y="-8.572cm" svg:viewBox="0 0 397 488" svg:d="M397 8c0-4 0-8-6-8-3 0-5 0-13 10l-32 38c-17-31-51-48-95-48-86 0-165 78-165 158 0 55 34 85 68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63cm" svg:height="0.601cm" svg:x="23.874cm" svg:y="-8.572cm" svg:viewBox="0 0 464 602" svg:d="M260 468c105-38 204-158 204-287 0-109-73-181-171-181-145 0-293 152-293 308 0 112 76 179 171 179 17 0 40-2 67-10-2 42-2 44-2 51 0 21 0 74 55 74 80 0 112-123 112-129 0-5-6-7-8-7-5 0-7 3-7 7-17 48-55 65-80 65-31 0-40-19-48-70zM135 464c-53-21-76-74-76-135 0-46 17-141 68-213 50-68 112-99 162-99 66 0 116 51 116 143 0 66-34 222-148 285-2-23-10-72-59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24.393cm" svg:y="-8.556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149cm" svg:height="0.668cm" svg:x="25.012cm" svg:y="-8.602cm" svg:viewBox="0 0 150 669" svg:d="M148 346c2-8 2-10 2-11 0-2 0-4-2-12l-119-308c-4-11-8-15-16-15-7 0-13 6-13 13 0 2 0 4 4 12l120 310-120 309c-4 8-4 10-4 12 0 7 6 13 13 13 10 0 12-6 16-13z">
            <text:p/>
          </draw:path>
          <draw:path draw:style-name="gr3" draw:text-style-name="P3" draw:layer="layout" svg:width="0.028cm" svg:height="0.668cm" svg:x="25.313cm" svg:y="-8.602cm" svg:viewBox="0 0 29 669" svg:d="M29 25c0-14 0-25-14-25-15 0-15 11-15 25v621c0 12 0 23 15 23 14 0 14-11 14-23z">
            <text:p/>
          </draw:path>
          <draw:path draw:style-name="gr3" draw:text-style-name="P3" draw:layer="layout" svg:width="0.371cm" svg:height="0.48cm" svg:x="25.419cm" svg:y="-8.564cm" svg:viewBox="0 0 372 481" svg:d="M371 25c1-6 1-8 1-12 0-5-3-13-13-13-7 0-11 8-15 15l-55 148h-203l-57-148c-4-9-6-15-16-15-5 0-13 8-13 13 0 2 0 2 4 12l167 441c4 7 8 15 15 15 10 0 14-8 15-15zM95 190h182l-91 238z">
            <text:p/>
          </draw:path>
          <draw:path draw:style-name="gr3" draw:text-style-name="P3" draw:layer="layout" svg:width="0.178cm" svg:height="0.449cm" svg:x="25.809cm" svg:y="-8.543cm" svg:viewBox="0 0 179 450" svg:d="M173 25c0-14-10-25-27-25s-36 17-36 36c0 12 10 23 27 23 15 0 36-15 36-34zM122 276c7-19 7-21 13-38 6-14 9-23 9-37 0-30-20-55-55-55-62 0-89 97-89 105 0 6 8 6 8 6 7 0 7-2 11-12 19-63 46-83 68-83 6 0 18 0 18 20 0 16-6 29-8 37-6 17-36 95-48 123-5 17-15 40-15 53 0 33 23 55 55 55 65 0 90-96 90-102 0-8-6-8-8-8-8 0-8 2-11 14-12 41-35 81-69 81-11 0-17-5-17-21 0-17 6-26 21-68z">
            <text:p/>
          </draw:path>
          <draw:path draw:style-name="gr3" draw:text-style-name="P3" draw:layer="layout" svg:width="0.335cm" svg:height="0.389cm" svg:x="26.259cm" svg:y="-8.461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3" draw:text-style-name="P3" draw:layer="layout" svg:width="0.311cm" svg:height="0.457cm" svg:x="26.855cm" svg:y="-8.556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238cm" svg:height="0.668cm" svg:x="27.224cm" svg:y="-8.602cm" svg:viewBox="0 0 239 669" svg:d="M97 582c0 26-17 68-91 74-4 0-6 2-6 7 0 6 8 6 13 6 65 0 128-32 130-84v-152c0-26 0-47 26-70 23-19 50-21 65-21 2 0 5-4 5-7 0-6-3-6-11-8-44-2-76-27-84-59-1-8-1-10-1-32v-133c0-29 0-50-33-76-26-19-74-27-97-27-5 0-13 0-13 8 0 5 4 5 11 7 42 2 75 23 84 57 2 8 2 8 2 33v140c0 31 6 42 27 63 15 15 34 21 53 27-55 15-80 47-80 85z">
            <text:p/>
          </draw:path>
        </draw:g>
        <draw:line draw:style-name="gr5" draw:text-style-name="P5" draw:layer="layout" svg:x1="2.321cm" svg:y1="-4.402cm" svg:x2="14.382cm" svg:y2="-4.402cm">
          <text:p/>
        </draw:line>
        <draw:g>
          <svg:title>TexMaths</svg:title>
          <svg:desc>19§latex§\text{IMSI inquiry}§svg§600§TRUE§</svg:desc>
          <draw:polygon draw:style-name="gr4" draw:text-style-name="P4" draw:layer="layout" svg:width="3.765cm" svg:height="0.584cm" svg:x="5.75cm" svg:y="-5.208cm" svg:viewBox="0 0 3766 585" draw:points="1883,585 0,585 0,0 3766,0 3766,585">
            <text:p/>
          </draw:polygon>
          <draw:path draw:style-name="gr3" draw:text-style-name="P3" draw:layer="layout" svg:width="0.204cm" svg:height="0.457cm" svg:x="5.769cm" svg:y="-5.21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text-style-name="P3" draw:layer="layout" svg:width="0.563cm" svg:height="0.457cm" svg:x="6.014cm" svg:y="-5.21cm" svg:viewBox="0 0 564 458" svg:d="M137 15c-6-15-8-15-23-15h-114v21h15c53 0 53 8 53 32v335c0 19 0 49-68 49v21c23 0 57-2 78-2 23 0 55 2 80 2v-21c-71 0-71-30-71-49v-361h2l162 416c2 9 6 15 13 15 6 0 10-6 12-13l165-424v386c0 23-2 30-53 30h-16v21c25-2 71-2 97-2 25 0 71 0 95 2v-21h-17c-51 0-51-7-51-30v-354c0-24 0-32 51-32h17v-21h-114c-17 0-17 0-21 13l-148 377z">
            <text:p/>
          </draw:path>
          <draw:path draw:style-name="gr3" draw:text-style-name="P3" draw:layer="layout" svg:width="0.297cm" svg:height="0.487cm" svg:x="6.637cm" svg:y="-5.225cm" svg:viewBox="0 0 298 488" svg:d="M198 213l-88-21c-42-10-66-46-66-86 0-47 36-87 87-87 112 0 127 110 131 141 2 3 2 7 10 7 7 0 7-4 7-17v-135c0-11 0-15-7-15-4 0-6 0-10 10l-23 38c-20-21-49-48-108-48-74 0-131 59-131 129 0 57 36 105 87 124 8 2 42 11 90 23 19 3 38 9 57 34 15 17 21 38 21 61 0 47-35 97-90 97-21 0-70-4-106-37-40-38-42-79-42-104-2-6-6-6-7-6-10 0-10 4-10 15v135c0 12 0 17 8 17 3 0 5-1 9-9 0 0 2-2 25-38 21 23 64 47 123 47 78 0 133-66 133-140 0-67-45-122-100-135z">
            <text:p/>
          </draw:path>
          <draw:path draw:style-name="gr3" draw:text-style-name="P3" draw:layer="layout" svg:width="0.204cm" svg:height="0.457cm" svg:x="6.989cm" svg:y="-5.21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text-style-name="P3" draw:layer="layout" svg:width="0.143cm" svg:height="0.448cm" svg:x="7.454cm" svg:y="-5.2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337cm" svg:height="0.295cm" svg:x="7.639cm" svg:y="-5.048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33cm" svg:height="0.427cm" svg:x="8.009cm" svg:y="-5.048cm" svg:viewBox="0 0 331 428" svg:d="M232 257v119c0 31-8 31-51 31v21c22-2 57-4 74-4 19 0 53 2 76 4v-21c-44 0-52 0-52-31v-376h-15l-26 61c-8-19-37-61-90-61-78 0-148 65-148 152 0 84 65 152 143 152 47 0 76-28 89-47zM234 110v95c0 21-12 40-27 57-7 10-30 27-61 27-49 0-91-59-91-137 0-80 48-135 97-135 55 0 82 59 82 93z">
            <text:p/>
          </draw:path>
          <draw:path draw:style-name="gr3" draw:text-style-name="P3" draw:layer="layout" svg:width="0.337cm" svg:height="0.303cm" svg:x="8.359cm" svg:y="-5.048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143cm" svg:height="0.448cm" svg:x="8.729cm" svg:y="-5.2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25cm" svg:height="0.295cm" svg:x="8.912cm" svg:y="-5.048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328cm" svg:height="0.427cm" svg:x="9.166cm" svg:y="-5.041cm" svg:viewBox="0 0 329 428" svg:d="M266 65c17-44 51-44 63-44v-21c-15 2-36 2-52 2-11 0-43-2-57-2v21c21 0 31 11 31 28 0 8 0 8-4 18l-68 163-74-181c-2-5-4-7-4-11 0-17 24-17 38-17v-21c-17 0-63 2-74 2-17 0-44 0-65-2v21c32 0 46 0 55 23l101 245c-4 9-13 30-17 40-15 36-34 83-76 83-4 0-19 0-33-13 21-2 27-17 27-26 0-19-13-29-28-29-14 0-29 8-29 29 0 30 29 55 63 55 42 0 68-40 85-78z">
            <text:p/>
          </draw:path>
        </draw:g>
        <draw:line draw:style-name="gr5" draw:text-style-name="P5" draw:layer="layout" svg:x1="14.382cm" svg:y1="-2.954cm" svg:x2="2.321cm" svg:y2="-2.954cm">
          <text:p/>
        </draw:line>
        <draw:g>
          <svg:title>TexMaths</svg:title>
          <svg:desc>19§latex§\text{IMSI inquiry Response ($PMSI$)}§svg§600§TRUE§</svg:desc>
          <draw:polygon draw:style-name="gr4" draw:text-style-name="P4" draw:layer="layout" svg:width="9.444cm" svg:height="0.666cm" svg:x="3.853cm" svg:y="-3.718cm" svg:viewBox="0 0 9445 667" draw:points="4722,667 0,667 0,0 9445,0 9445,667">
            <text:p/>
          </draw:polygon>
          <draw:path draw:style-name="gr3" draw:text-style-name="P3" draw:layer="layout" svg:width="0.204cm" svg:height="0.457cm" svg:x="3.872cm" svg:y="-3.674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text-style-name="P3" draw:layer="layout" svg:width="0.563cm" svg:height="0.457cm" svg:x="4.117cm" svg:y="-3.674cm" svg:viewBox="0 0 564 458" svg:d="M137 15c-6-15-8-15-23-15h-114v21h15c53 0 53 8 53 32v335c0 19 0 49-68 49v21c23 0 57-2 78-2 23 0 55 2 80 2v-21c-71 0-71-30-71-49v-361h2l162 416c2 9 6 15 13 15 6 0 10-6 12-13l165-424v386c0 23-2 30-53 30h-16v21c25-2 71-2 97-2 25 0 71 0 95 2v-21h-17c-51 0-51-7-51-30v-354c0-24 0-32 51-32h17v-21h-114c-17 0-17 0-21 13l-148 377z">
            <text:p/>
          </draw:path>
          <draw:path draw:style-name="gr3" draw:text-style-name="P3" draw:layer="layout" svg:width="0.297cm" svg:height="0.487cm" svg:x="4.74cm" svg:y="-3.69cm" svg:viewBox="0 0 298 488" svg:d="M198 213l-88-21c-42-10-66-46-66-86 0-47 36-87 87-87 112 0 127 110 131 141 2 3 2 7 10 7 7 0 7-4 7-17v-135c0-11 0-15-7-15-4 0-6 0-10 10l-23 38c-20-21-49-48-108-48-74 0-131 59-131 129 0 57 36 105 87 124 8 2 42 11 90 23 19 3 38 9 57 34 15 17 21 38 21 61 0 47-35 97-90 97-21 0-70-4-106-37-40-38-42-79-42-104-2-6-6-6-7-6-10 0-10 4-10 15v135c0 12 0 17 8 17 3 0 5-1 9-9 0 0 2-2 25-38 21 23 64 47 123 47 78 0 133-66 133-140 0-67-45-122-100-135z">
            <text:p/>
          </draw:path>
          <draw:path draw:style-name="gr3" draw:text-style-name="P3" draw:layer="layout" svg:width="0.204cm" svg:height="0.457cm" svg:x="5.092cm" svg:y="-3.674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text-style-name="P3" draw:layer="layout" svg:width="0.143cm" svg:height="0.448cm" svg:x="5.557cm" svg:y="-3.667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337cm" svg:height="0.295cm" svg:x="5.742cm" svg:y="-3.515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33cm" svg:height="0.427cm" svg:x="6.112cm" svg:y="-3.515cm" svg:viewBox="0 0 331 428" svg:d="M232 257v119c0 31-8 31-51 31v21c22-2 57-4 74-4 19 0 53 2 76 4v-21c-44 0-52 0-52-31v-376h-15l-26 61c-8-19-37-61-90-61-78 0-148 65-148 152 0 84 65 152 143 152 47 0 76-28 89-47zM234 110v95c0 21-12 40-27 57-7 10-30 27-61 27-49 0-91-59-91-137 0-80 48-135 97-135 55 0 82 59 82 93z">
            <text:p/>
          </draw:path>
          <draw:path draw:style-name="gr3" draw:text-style-name="P3" draw:layer="layout" svg:width="0.337cm" svg:height="0.303cm" svg:x="6.462cm" svg:y="-3.515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143cm" svg:height="0.448cm" svg:x="6.832cm" svg:y="-3.667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25cm" svg:height="0.295cm" svg:x="7.015cm" svg:y="-3.515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328cm" svg:height="0.427cm" svg:x="7.269cm" svg:y="-3.507cm" svg:viewBox="0 0 329 428" svg:d="M266 65c17-44 51-44 63-44v-21c-15 2-36 2-52 2-11 0-43-2-57-2v21c21 0 31 11 31 28 0 8 0 8-4 18l-68 163-74-181c-2-5-4-7-4-11 0-17 24-17 38-17v-21c-17 0-63 2-74 2-17 0-44 0-65-2v21c32 0 46 0 55 23l101 245c-4 9-13 30-17 40-15 36-34 83-76 83-4 0-19 0-33-13 21-2 27-17 27-26 0-19-13-29-28-29-14 0-29 8-29 29 0 30 29 55 63 55 42 0 68-40 85-78z">
            <text:p/>
          </draw:path>
          <draw:path draw:style-name="gr3" draw:text-style-name="P3" draw:layer="layout" svg:width="0.466cm" svg:height="0.472cm" svg:x="7.853cm" svg:y="-3.674cm" svg:viewBox="0 0 467 473" svg:d="M127 220v-172c0-16 0-23 14-25 7-2 26-2 40-2 60 0 136 2 136 101 0 45-17 98-116 98zM268 230c65-15 118-57 118-108 0-65-76-122-175-122h-211v21h15c53 0 53 8 53 32v352c0 25 0 32-53 32h-15v21c25-2 72-2 99-2 25 0 72 0 97 2v-21h-15c-54 0-54-7-54-32v-169h76c12 0 40 0 63 22 27 25 27 46 27 90s0 72 26 97c27 24 65 28 84 28 53 0 64-55 64-74 0-4 0-11-9-11-6 0-6 5-8 11-3 48-26 59-43 59-33 0-38-34-48-97l-9-53c-12-44-44-65-82-78z">
            <text:p/>
          </draw:path>
          <draw:path draw:style-name="gr3" draw:text-style-name="P3" draw:layer="layout" svg:width="0.259cm" svg:height="0.307cm" svg:x="8.339cm" svg:y="-3.519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19cm" svg:height="0.307cm" svg:x="8.637cm" svg:y="-3.519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33cm" svg:height="0.427cm" svg:x="8.896cm" svg:y="-3.515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297cm" svg:height="0.307cm" svg:x="9.285cm" svg:y="-3.519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9.62cm" svg:y="-3.515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19cm" svg:height="0.307cm" svg:x="9.99cm" svg:y="-3.519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6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259cm" svg:height="0.307cm" svg:x="10.248cm" svg:y="-3.519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157cm" svg:height="0.668cm" svg:x="10.815cm" svg:y="-3.72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478cm" svg:height="0.457cm" svg:x="11.035cm" svg:y="-3.674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text-style-name="P3" draw:layer="layout" svg:width="0.67cm" svg:height="0.457cm" svg:x="11.556cm" svg:y="-3.674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7 416c2 7 4 15 11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396cm" svg:height="0.487cm" svg:x="12.28cm" svg:y="-3.69cm" svg:viewBox="0 0 397 488" svg:d="M397 8c0-4 0-8-6-8-3 0-5 0-13 10l-32 38c-17-31-51-48-95-48-86 0-165 78-165 158 0 55 34 85 68 95l72 19c25 5 63 17 63 72 0 59-55 124-122 124-43 0-118-16-118-99 0-15 4-33 4-36 2-2 2-4 2-4 0-8-4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12.715cm" svg:y="-3.674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157cm" svg:height="0.668cm" svg:x="13.076cm" svg:y="-3.72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line draw:style-name="gr6" draw:text-style-name="P1" draw:layer="layout" svg:x1="14.401cm" svg:y1="-2.954cm" svg:x2="25.514cm" svg:y2="-2.954cm">
          <text:p/>
        </draw:line>
        <draw:g>
          <svg:title>TexMaths</svg:title>
          <svg:desc>19§latex§AV request ($IMSI$)§svg§600§TRUE§</svg:desc>
          <draw:polygon draw:style-name="gr4" draw:text-style-name="P4" draw:layer="layout" svg:width="5.836cm" svg:height="0.666cm" svg:x="16.856cm" svg:y="-3.819cm" svg:viewBox="0 0 5837 667" draw:points="2919,667 0,667 0,0 5837,0 5837,667">
            <text:p/>
          </draw:polygon>
          <draw:path draw:style-name="gr3" draw:text-style-name="P3" draw:layer="layout" svg:width="0.459cm" svg:height="0.48cm" svg:x="16.877cm" svg:y="-3.798cm" svg:viewBox="0 0 460 481" svg:d="M245 13c-4-9-4-13-15-13s-13 4-15 13l-139 401c-13 35-40 44-76 46v21c15-2 44-2 68-2 21 0 56 0 78 2v-21c-34 0-51-17-51-34 0-2 0-10 2-12l30-87h166l36 103c0 3 2 7 2 9 0 21-38 21-55 21v21c22-2 70-2 96-2 29 0 59 0 88 2v-21h-13c-40 0-50-6-57-27zM209 89l76 217h-150z">
            <text:p/>
          </draw:path>
          <draw:path draw:style-name="gr3" draw:text-style-name="P3" draw:layer="layout" svg:width="0.476cm" svg:height="0.472cm" svg:x="17.293cm" svg:y="-3.775cm" svg:viewBox="0 0 477 473" svg:d="M403 67c9-25 28-46 74-46v-21c-21 2-48 2-65 2-21 0-59-2-78-2v21c37 0 50 17 50 34 0 4-2 10-4 13l-122 324-129-339c-4-9-4-11-4-13 0-19 38-19 56-19v-21c-23 2-71 2-95 2-33 0-61-2-86-2v21c44 0 57 0 67 25l153 412c6 13 10 15 18 15 11 0 13-4 17-13z">
            <text:p/>
          </draw:path>
          <draw:path draw:style-name="gr3" draw:text-style-name="P3" draw:layer="layout" svg:width="0.225cm" svg:height="0.295cm" svg:x="18.021cm" svg:y="-3.616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259cm" svg:height="0.307cm" svg:x="18.281cm" svg:y="-3.62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cm" svg:height="0.427cm" svg:x="18.581cm" svg:y="-3.616cm" svg:viewBox="0 0 331 428" svg:d="M232 257v119c0 31-8 31-51 31v21c22-2 57-4 74-4 19 0 53 2 76 4v-21c-44 0-52 0-52-31v-376h-15l-26 61c-8-19-37-61-90-61-78 0-148 65-148 152 0 84 65 152 143 152 47 0 76-28 89-47zM234 110v95c0 21-12 40-27 57-7 10-30 27-61 27-49 0-91-59-91-137 0-80 48-135 97-135 55 0 82 59 82 93z">
            <text:p/>
          </draw:path>
          <draw:path draw:style-name="gr3" draw:text-style-name="P3" draw:layer="layout" svg:width="0.337cm" svg:height="0.303cm" svg:x="18.931cm" svg:y="-3.616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59cm" svg:height="0.307cm" svg:x="19.298cm" svg:y="-3.62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19cm" svg:height="0.307cm" svg:x="19.598cm" svg:y="-3.62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21cm" svg:height="0.419cm" svg:x="19.851cm" svg:y="-3.732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157cm" svg:height="0.668cm" svg:x="20.384cm" svg:y="-3.821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311cm" svg:height="0.457cm" svg:x="20.601cm" svg:y="-3.775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67cm" svg:height="0.457cm" svg:x="20.951cm" svg:y="-3.775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396cm" svg:height="0.487cm" svg:x="21.675cm" svg:y="-3.791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22.11cm" svg:y="-3.775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157cm" svg:height="0.668cm" svg:x="22.471cm" svg:y="-3.821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line draw:style-name="gr5" draw:text-style-name="P5" draw:layer="layout" svg:x1="14.224cm" svg:y1="6.324cm" svg:x2="25.4cm" svg:y2="6.324cm">
          <text:p/>
        </draw:line>
        <draw:g>
          <svg:title>TexMaths</svg:title>
          <svg:desc>19§latex§$RAND,AUTN,XRES,CK,IK$§svg§600§TRUE§</svg:desc>
          <draw:polygon draw:style-name="gr4" draw:text-style-name="P4" draw:layer="layout" svg:width="9.558cm" svg:height="0.584cm" svg:x="15.128cm" svg:y="5.558cm" svg:viewBox="0 0 9559 585" draw:points="4780,585 0,585 0,0 9559,0 9559,585">
            <text:p/>
          </draw:polygon>
          <draw:path draw:style-name="gr3" draw:text-style-name="P3" draw:layer="layout" svg:width="0.478cm" svg:height="0.472cm" svg:x="15.155cm" svg:y="5.556cm" svg:viewBox="0 0 479 473" svg:d="M224 46c4-16 6-23 19-25 6 0 27 0 40 0 48 0 122 0 122 66 0 23-10 69-36 95-17 17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3-9 9-17 49-46 61-61 61-23 0-27-15-27-42 0-19 4-53 6-76 2-9 4-21 4-30 0-52-46-73-63-80z">
            <text:p/>
          </draw:path>
          <draw:path draw:style-name="gr3" draw:text-style-name="P3" draw:layer="layout" svg:width="0.459cm" svg:height="0.48cm" svg:x="15.662cm" svg:y="5.535cm" svg:viewBox="0 0 460 481" svg:d="M97 403c-27 45-53 55-84 57-7 0-13 0-13 13 0 4 4 8 10 8 17 0 38-2 57-2 22 0 45 2 66 2 4 0 13 0 13-14 0-7-5-7-11-7-15-2-30-8-30-25 0-8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text-style-name="P3" draw:layer="layout" svg:width="0.563cm" svg:height="0.457cm" svg:x="16.164cm" svg:y="5.556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512cm" svg:height="0.457cm" svg:x="16.772cm" svg:y="5.556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2 0-3 4-15z">
            <text:p/>
          </draw:path>
          <draw:path draw:style-name="gr3" draw:text-style-name="P3" draw:layer="layout" svg:width="0.079cm" svg:height="0.2cm" svg:x="17.372cm" svg:y="5.94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59cm" svg:height="0.48cm" svg:x="17.634cm" svg:y="5.535cm" svg:viewBox="0 0 460 481" svg:d="M97 403c-27 45-53 55-84 57-7 0-13 0-13 13 0 4 4 8 10 8 17 0 38-2 57-2 22 0 45 2 66 2 4 0 13 0 13-14 0-7-5-7-11-7-15-2-30-8-30-25 0-8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text-style-name="P3" draw:layer="layout" svg:width="0.465cm" svg:height="0.472cm" svg:x="18.153cm" svg:y="5.556cm" svg:viewBox="0 0 466 473" svg:d="M380 70c8-26 19-47 74-49 2 0 12 0 12-13 0 0 0-8-10-8-23 0-46 2-68 2-23 0-48-2-71-2-3 0-11 0-11 13 0 8 6 8 11 8 38 0 46 15 46 28 0 4 0 14-2 16l-61 239c-23 89-99 148-165 148-46 0-82-30-82-87 0-2 0-23 6-53l66-261c6-24 6-30 56-30 17 0 22 0 22-13 0-8-7-8-9-8-19 0-67 2-86 2s-66-2-85-2c-6 0-13 0-13 13 0 8 5 8 19 8 1 0 13 0 24 2 14 0 19 2 19 9 0 4-7 33-11 48l-15 59c-6 26-38 154-42 167-4 17-4 28-4 38 0 82 61 129 131 129 86 0 167-76 190-165z">
            <text:p/>
          </draw:path>
          <draw:path draw:style-name="gr3" draw:text-style-name="P3" draw:layer="layout" svg:width="0.455cm" svg:height="0.453cm" svg:x="18.653cm" svg:y="5.56cm" svg:viewBox="0 0 456 454" svg:d="M270 48c6-19 7-23 15-25s29-2 44-2c66 0 97 2 97 55 0 10-2 36-6 53 0 4-2 12-2 14 0 3 2 7 8 7 7 0 9-4 11-15l17-116c2-4 2-10 2-11 0-8-8-8-19-8h-370c-18 0-18 0-23 13l-40 118c0 2-4 11-4 13 0 4 4 6 8 6 7 0 7-2 11-13 36-105 53-116 154-116h25c19 0 19 2 19 8 0 3-2 13-2 15l-90 357c-7 25-9 32-79 32-25 0-29 0-29 14 0 7 8 7 12 7 17 0 36-2 55-2s38 0 57 0 38 0 55 0c19 0 40 2 59 2 5 0 15 0 15-13 0-8-6-8-23-8s-27 0-44-2c-19-2-24-3-24-13 0-2 0-6 2-15z">
            <text:p/>
          </draw:path>
          <draw:path draw:style-name="gr3" draw:text-style-name="P3" draw:layer="layout" svg:width="0.563cm" svg:height="0.457cm" svg:x="19.143cm" svg:y="5.556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text-style-name="P3" draw:layer="layout" svg:width="0.079cm" svg:height="0.2cm" svg:x="19.745cm" svg:y="5.94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552cm" svg:height="0.457cm" svg:x="20.002cm" svg:y="5.556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478cm" svg:height="0.472cm" svg:x="20.615cm" svg:y="5.556cm" svg:viewBox="0 0 479 473" svg:d="M224 46c4-16 6-23 19-25 6 0 27 0 40 0 48 0 124 0 124 66 0 23-12 69-38 95-17 17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3-9 9-17 49-46 61-61 61-23 0-27-15-27-42 0-19 4-53 6-76 2-9 4-21 4-30 0-52-46-73-63-80z">
            <text:p/>
          </draw:path>
          <draw:path draw:style-name="gr3" draw:text-style-name="P3" draw:layer="layout" svg:width="0.486cm" svg:height="0.455cm" svg:x="21.123cm" svg:y="5.558cm" svg:viewBox="0 0 487 456" svg:d="M448 300c2-4 4-7 4-9s0-8-7-8c-6 0-8 4-10 8-44 99-68 144-182 144h-99c-8 0-10 0-13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6-8 32-61 32-11 0-19 0-19 13 0 8 6 8 19 8h348c15 0 15 0 21-11z">
            <text:p/>
          </draw:path>
          <draw:path draw:style-name="gr3" draw:text-style-name="P3" draw:layer="layout" svg:width="0.396cm" svg:height="0.487cm" svg:x="21.662cm" svg:y="5.541cm" svg:viewBox="0 0 397 488" svg:d="M397 8c0-4 0-8-6-8-3 0-5 0-13 10l-32 38c-17-31-51-48-95-48-86 0-165 78-165 158 0 55 34 85 68 95l72 19c25 5 63 17 63 72 0 59-55 123-122 123-43 0-118-15-118-98 0-16 4-33 4-36 2-2 2-4 2-4 0-8-4-8-7-8-4 0-6 0-8 2s-40 156-40 158c0 4 4 7 8 7 3 0 3-2 11-11l34-38c29 40 74 49 112 49 92 0 171-89 171-173 0-47-22-70-32-77-15-18-27-20-85-35-16-4-40-11-46-11-17-8-40-27-40-63 0-53 53-110 116-110 57 0 97 29 97 105 0 20-2 32-2 36 0 1 0 7 8 7 7 0 7-2 9-13z">
            <text:p/>
          </draw:path>
          <draw:path draw:style-name="gr3" draw:text-style-name="P3" draw:layer="layout" svg:width="0.079cm" svg:height="0.2cm" svg:x="22.093cm" svg:y="5.94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6cm" svg:height="0.487cm" svg:x="22.367cm" svg:y="5.541cm" svg:viewBox="0 0 477 488" svg:d="M477 8c0-4-2-8-8-8-2 0-3 0-11 8l-46 51c-7-10-38-59-112-59-150 0-300 148-300 304 0 110 80 184 182 184 57 0 109-28 145-59 63-55 74-116 74-117 0-6-8-6-10-6-3 0-5 0-7 6-6 19-21 66-69 106-45 38-87 49-123 49-59 0-131-36-131-140 0-38 15-147 82-224 39-48 102-82 163-82 68 0 108 51 108 129 0 27-2 29-2 34 0 8 8 8 10 8 9 0 9-2 11-13z">
            <text:p/>
          </draw:path>
          <draw:path draw:style-name="gr3" draw:text-style-name="P3" draw:layer="layout" svg:width="0.569cm" svg:height="0.457cm" svg:x="22.882cm" svg:y="5.556cm" svg:viewBox="0 0 570 458" svg:d="M315 186c0-2-3-6-3-7 0-2 13-12 21-17l115-90c63-47 90-49 111-51 5 0 11-2 11-13 0-4-2-8-8-8-15 0-30 2-47 2-25 0-49-2-74-2-4 0-13 0-13 13 0 6 3 8 9 8 13 2 19 4 19 13 0 13-19 29-23 33l-262 199 53-215c8-24 8-30 57-30 17 0 23 0 23-13 0-6-6-8-9-8-19 0-67 2-86 2s-66-2-85-2c-6 0-16 0-16 13 0 8 8 8 21 8 8 0 21 0 29 2 9 0 15 2 15 9 0 4-2 6-4 14l-89 361c-8 24-8 30-61 30-11 0-19 0-19 13 0 8 8 8 10 8 19 0 66-2 85-2 13 0 29 0 44 0 13 0 28 2 43 2 4 0 14 0 14-13 0-8-8-8-19-8-25 0-44 0-44-11 0-6 4-19 6-31 9-34 19-70 26-104l101-78 78 180c8 17 8 19 8 23 0 21-29 21-37 21-5 0-13 0-13 13 0 8 8 8 10 8 26 0 55-2 81-2 14 0 50 2 65 2 4 0 13 0 13-13 0-8-7-8-15-8-27 0-36-6-46-30z">
            <text:p/>
          </draw:path>
          <draw:path draw:style-name="gr3" draw:text-style-name="P3" draw:layer="layout" svg:width="0.079cm" svg:height="0.2cm" svg:x="23.49cm" svg:y="5.94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311cm" svg:height="0.457cm" svg:x="23.75cm" svg:y="5.556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569cm" svg:height="0.457cm" svg:x="24.098cm" svg:y="5.556cm" svg:viewBox="0 0 570 458" svg:d="M315 186c0-2-3-6-3-7 0-2 13-12 21-17l115-90c63-47 90-49 111-51 5 0 11-2 11-13 0-4-2-8-8-8-15 0-30 2-47 2-25 0-49-2-74-2-4 0-13 0-13 13 0 6 3 8 9 8 13 2 21 4 21 13 0 13-21 29-25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7 8 19 8 23 0 21-29 21-37 21-5 0-13 0-13 13 0 8 8 8 10 8 26 0 55-2 81-2 14 0 50 2 65 2 4 0 13 0 13-13 0-8-7-8-13-8-29 0-38-6-48-30z">
            <text:p/>
          </draw:path>
        </draw:g>
        <draw:line draw:style-name="gr5" draw:text-style-name="P5" draw:layer="layout" svg:x1="2.286cm" svg:y1="7.224cm" svg:x2="14.224cm" svg:y2="7.224cm">
          <text:p/>
        </draw:line>
        <draw:g>
          <svg:title>TexMaths</svg:title>
          <svg:desc>19§latex§authentication request $\left(RAND,AUTN\right)$§svg§600§TRUE§</svg:desc>
          <draw:polygon draw:style-name="gr4" draw:text-style-name="P4" draw:layer="layout" svg:width="11.849cm" svg:height="0.666cm" svg:x="2.321cm" svg:y="6.453cm" svg:viewBox="0 0 11850 667" draw:points="5926,667 0,667 0,0 11850,0 11850,667">
            <text:p/>
          </draw:polygon>
          <draw:path draw:style-name="gr3" draw:text-style-name="P3" draw:layer="layout" svg:width="0.303cm" svg:height="0.307cm" svg:x="2.349cm" svg:y="6.652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text-style-name="P3" draw:layer="layout" svg:width="0.337cm" svg:height="0.303cm" svg:x="2.674cm" svg:y="6.656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1cm" svg:height="0.419cm" svg:x="3.035cm" svg:y="6.54cm" svg:viewBox="0 0 211 420" svg:d="M104 144h95v-20h-95v-124h-17c-2 55-21 127-87 129v15h57v185c0 83 63 91 87 91 48 0 67-47 67-91v-38h-17v38c0 49-21 74-46 74-44 0-44-61-44-72z">
            <text:p/>
          </draw:path>
          <draw:path draw:style-name="gr3" draw:text-style-name="P3" draw:layer="layout" svg:width="0.337cm" svg:height="0.465cm" svg:x="3.303cm" svg:y="6.489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7 0 53 3 53 38z">
            <text:p/>
          </draw:path>
          <draw:path draw:style-name="gr3" draw:text-style-name="P3" draw:layer="layout" svg:width="0.259cm" svg:height="0.307cm" svg:x="3.67cm" svg:y="6.652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337cm" svg:height="0.295cm" svg:x="3.968cm" svg:y="6.656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text-style-name="P3" draw:layer="layout" svg:width="0.21cm" svg:height="0.419cm" svg:x="4.31cm" svg:y="6.54cm" svg:viewBox="0 0 211 420" svg:d="M104 144h95v-20h-95v-124h-17c-2 55-21 127-87 129v15h57v185c0 83 63 91 87 91 48 0 67-47 67-91v-38h-17v38c0 49-19 74-46 74-44 0-44-61-44-72z">
            <text:p/>
          </draw:path>
          <draw:path draw:style-name="gr3" draw:text-style-name="P3" draw:layer="layout" svg:width="0.143cm" svg:height="0.448cm" svg:x="4.578cm" svg:y="6.504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text-style-name="P3" draw:layer="layout" svg:width="0.255cm" svg:height="0.307cm" svg:x="4.764cm" svg:y="6.652cm" svg:viewBox="0 0 256 308" svg:d="M55 154c0-108 55-137 91-137 6 0 50 0 72 25-26 2-32 23-32 30 0 17 13 31 32 31 18 0 31-12 31-31 0-45-51-72-103-72-83 0-146 72-146 156 0 85 66 152 144 152 92 0 112-80 112-88 0-5-7-5-9-5-6 0-8 2-8 5-21 63-64 71-89 71-34 0-95-29-95-137z">
            <text:p/>
          </draw:path>
          <draw:path draw:style-name="gr3" draw:text-style-name="P3" draw:layer="layout" svg:width="0.301cm" svg:height="0.307cm" svg:x="5.066cm" svg:y="6.652cm" svg:viewBox="0 0 302 308" svg:d="M196 251c2 26 21 55 51 55 15 0 55-10 55-65v-38h-15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text-style-name="P3" draw:layer="layout" svg:width="0.21cm" svg:height="0.419cm" svg:x="5.382cm" svg:y="6.54cm" svg:viewBox="0 0 211 420" svg:d="M104 144h95v-20h-95v-124h-17c-2 55-21 127-87 129v15h57v185c0 83 63 91 87 91 48 0 67-47 67-91v-38h-17v38c0 49-19 74-46 74-44 0-44-61-44-72z">
            <text:p/>
          </draw:path>
          <draw:path draw:style-name="gr3" draw:text-style-name="P3" draw:layer="layout" svg:width="0.143cm" svg:height="0.448cm" svg:x="5.652cm" svg:y="6.504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text-style-name="P3" draw:layer="layout" svg:width="0.297cm" svg:height="0.307cm" svg:x="5.832cm" svg:y="6.652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6.168cm" svg:y="6.656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text-style-name="P3" draw:layer="layout" svg:width="0.225cm" svg:height="0.295cm" svg:x="6.757cm" svg:y="6.656cm" svg:viewBox="0 0 226 296" svg:d="M93 74v-74l-93 8v21c47 0 53 3 53 38v178c0 31-7 31-53 31v20c27 0 57-1 76-1 28 0 59 0 85 1v-20h-13c-49 0-51-8-51-31v-104c0-67 28-126 80-126 3 0 5 0 7 0-2 0-15 10-15 27 0 19 13 28 29 28 11 0 28-7 28-28 0-23-21-42-49-42-50 0-74 46-84 74z">
            <text:p/>
          </draw:path>
          <draw:path draw:style-name="gr3" draw:text-style-name="P3" draw:layer="layout" svg:width="0.259cm" svg:height="0.307cm" svg:x="7.018cm" svg:y="6.652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33cm" svg:height="0.427cm" svg:x="7.318cm" svg:y="6.656cm" svg:viewBox="0 0 331 428" svg:d="M232 257v119c0 31-8 31-52 31v21c23-2 57-4 75-4 19 0 53 2 76 4v-21c-44 0-52 0-52-31v-376h-15l-27 61c-7-19-36-61-89-61-78 0-148 65-148 152 0 84 65 152 142 152 48 0 76-28 90-47zM234 110v95c0 21-12 40-27 57-8 10-30 27-61 27-49 0-91-59-91-137 0-80 48-135 97-135 55 0 82 59 82 93z">
            <text:p/>
          </draw:path>
          <draw:path draw:style-name="gr3" draw:text-style-name="P3" draw:layer="layout" svg:width="0.337cm" svg:height="0.303cm" svg:x="7.667cm" svg:y="6.656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59cm" svg:height="0.307cm" svg:x="8.034cm" svg:y="6.652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219cm" svg:height="0.307cm" svg:x="8.332cm" svg:y="6.652cm" svg:viewBox="0 0 220 308" svg:d="M118 171c15 2 70 13 70 61 0 34-23 63-76 63-57 0-82-40-93-97-2-8-4-12-10-12-9 0-9 6-9 17v90c0 11 0 15 8 15 3 0 3 0 17-13 0 0 0-2 13-16 28 29 59 29 74 29 78 0 108-44 108-93 0-36-21-55-28-63-23-23-48-28-76-32-38-8-84-17-84-55 0-25 17-52 76-52 74 0 78 61 78 82 2 6 8 6 8 6 9 0 9-4 9-17v-69c0-11 0-15-7-15-4 0-4 0-14 8-2 3-9 9-11 11-25-19-53-19-63-19-83 0-108 46-108 82 0 24 11 43 28 59 23 17 42 21 90 30z">
            <text:p/>
          </draw:path>
          <draw:path draw:style-name="gr3" draw:text-style-name="P3" draw:layer="layout" svg:width="0.21cm" svg:height="0.419cm" svg:x="8.587cm" svg:y="6.54cm" svg:viewBox="0 0 211 420" svg:d="M104 144h95v-20h-95v-124h-17c-2 55-21 127-87 129v15h57v185c0 83 63 91 87 91 48 0 67-47 67-91v-38h-17v38c0 49-21 74-46 74-44 0-44-61-44-72z">
            <text:p/>
          </draw:path>
          <draw:path draw:style-name="gr3" draw:text-style-name="P3" draw:layer="layout" svg:width="0.157cm" svg:height="0.668cm" svg:x="9.121cm" svg:y="6.451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478cm" svg:height="0.472cm" svg:x="9.341cm" svg:y="6.497cm" svg:viewBox="0 0 479 473" svg:d="M224 46c4-16 6-23 19-25 6 0 27 0 40 0 48 0 122 0 122 66 0 23-10 69-36 95-18 18-54 38-114 38h-75zM321 230c67-15 146-61 146-129 0-57-59-101-148-101h-190c-13 0-19 0-19 13 0 8 6 8 17 8 2 0 15 0 27 2 11 0 17 2 17 9 0 4 0 6-2 14l-89 359c-8 26-10 32-61 32-13 0-19 0-19 13 0 8 8 8 9 8 19 0 67-2 84-2 19 0 67 2 86 2 5 0 13 0 13-13 0-8-6-8-19-8-25 0-44 0-44-11 0-4 2-8 4-12l44-178h79c61 0 73 38 73 60 0 12-6 33-10 48-4 19-9 44-9 57 0 72 79 72 89 72 57 0 80-68 80-78 0-7-8-7-8-7-6 0-7 4-9 9-17 50-46 61-61 61-23 0-27-15-27-42 0-19 4-53 6-76 2-9 4-21 4-30 0-52-46-72-63-80z">
            <text:p/>
          </draw:path>
          <draw:path draw:style-name="gr3" draw:text-style-name="P3" draw:layer="layout" svg:width="0.459cm" svg:height="0.48cm" svg:x="9.849cm" svg:y="6.474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0.35cm" svg:y="6.497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512cm" svg:height="0.457cm" svg:x="10.958cm" svg:y="6.497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text-style-name="P3" draw:layer="layout" svg:width="0.079cm" svg:height="0.2cm" svg:x="11.559cm" svg:y="6.88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59cm" svg:height="0.48cm" svg:x="11.819cm" svg:y="6.474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464cm" svg:height="0.472cm" svg:x="12.339cm" svg:y="6.497cm" svg:viewBox="0 0 465 473" svg:d="M380 70c8-26 19-47 74-49 2 0 11 0 11-13 0 0 0-8-9-8-23 0-46 2-68 2-23 0-48-2-71-2-4 0-11 0-11 13 0 8 6 8 11 8 38 0 46 15 46 28 0 4 0 14-2 16l-61 239c-23 89-99 148-165 148-46 0-82-30-82-87 0-2 0-23 6-53l66-261c6-24 8-30 55-30 18 0 23 0 23-13 0-8-7-8-9-8-19 0-67 2-86 2s-66-2-85-2c-6 0-14 0-14 13 0 8 6 8 19 8 2 0 14 0 25 2 13 0 19 2 19 9 0 4-7 33-11 48l-15 59c-6 26-38 154-42 167-4 17-4 28-4 38 0 82 61 129 131 129 86 0 167-76 190-165z">
            <text:p/>
          </draw:path>
          <draw:path draw:style-name="gr3" draw:text-style-name="P3" draw:layer="layout" svg:width="0.455cm" svg:height="0.453cm" svg:x="12.839cm" svg:y="6.5cm" svg:viewBox="0 0 456 454" svg:d="M270 48c5-19 7-23 15-25 6-2 28-2 44-2 66 0 97 2 97 55 0 10-2 36-6 53 0 4-2 12-2 14 0 3 2 7 8 7 7 0 9-4 11-15l17-116c2-4 2-9 2-11 0-8-8-8-19-8h-371c-17 0-17 0-22 13l-40 118c0 2-4 12-4 13 0 4 4 6 8 6 7 0 7-2 11-13 36-105 53-116 154-116h25c19 0 19 2 19 8 0 3-2 13-2 15l-90 357c-7 25-9 32-79 32-25 0-29 0-29 14 0 7 8 7 11 7 18 0 37-2 56-2s38 0 57 0 38 0 55 0c19 0 40 2 59 2 5 0 15 0 15-13 0-8-6-8-23-8s-27 0-44-2c-19-1-24-3-24-13 0-2 0-6 1-15z">
            <text:p/>
          </draw:path>
          <draw:path draw:style-name="gr3" draw:text-style-name="P3" draw:layer="layout" svg:width="0.563cm" svg:height="0.457cm" svg:x="13.329cm" svg:y="6.497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157cm" svg:height="0.668cm" svg:x="13.949cm" svg:y="6.451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custom-shape draw:style-name="gr7" draw:text-style-name="P6" draw:layer="layout" svg:width="19.048cm" svg:height="8.214cm" svg:x="0.764cm" svg:y="7.53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AK \leftarrow f_5\left(\mathcal{K}, RAND\right)$§svg§600§TRUE§</svg:desc>
          <draw:polygon draw:style-name="gr4" draw:text-style-name="P4" draw:layer="layout" svg:width="6.402cm" svg:height="0.666cm" svg:x="1.016cm" svg:y="7.876cm" svg:viewBox="0 0 6403 667" draw:points="3202,667 0,667 0,0 6403,0 6403,667">
            <text:p/>
          </draw:polygon>
          <draw:path draw:style-name="gr3" draw:text-style-name="P3" draw:layer="layout" svg:width="0.459cm" svg:height="0.48cm" svg:x="1.039cm" svg:y="7.897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9cm" svg:height="0.457cm" svg:x="1.54cm" svg:y="7.92cm" svg:viewBox="0 0 570 458" svg:d="M315 186c0-2-3-5-3-7s13-12 21-17l115-90c63-47 90-49 111-51 5 0 11-2 11-13 0-4-2-8-8-8-15 0-30 2-47 2-25 0-49-2-74-2-4 0-13 0-13 13 0 6 3 8 9 8 13 2 19 4 19 13 0 14-19 29-23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8 8 19 8 23 0 21-29 21-37 21-5 0-13 0-13 13 0 8 8 8 10 8 26 0 55-2 81-2 14 0 50 2 65 2 4 0 13 0 13-13 0-8-7-8-15-8-27 0-36-6-46-30z">
            <text:p/>
          </draw:path>
          <draw:path draw:style-name="gr3" draw:text-style-name="P3" draw:layer="layout" svg:width="0.594cm" svg:height="0.349cm" svg:x="2.35cm" svg:y="8.034cm" svg:viewBox="0 0 595 350" svg:d="M570 188c13 0 25 0 25-13s-12-13-25-13h-498c38-29 55-56 61-65 30-46 36-87 36-89 0-8-8-8-13-8-12 0-14 2-15 13-16 67-55 122-131 154-8 2-10 4-10 8 0 6 4 6 10 9 70 29 115 82 131 156 1 8 3 10 15 10 5 0 13 0 13-8 0 0-6-44-34-87-13-21-32-44-63-67z">
            <text:p/>
          </draw:path>
          <draw:path draw:style-name="gr3" draw:text-style-name="P3" draw:layer="layout" svg:width="0.333cm" svg:height="0.609cm" svg:x="3.199cm" svg:y="7.904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6-26 36-36 0-15-12-24-25-24-17 0-36 15-36 41 0 29 30 46 57 46 36 0 65-40 76-65 21-43 36-123 38-129z">
            <text:p/>
          </draw:path>
          <draw:path draw:style-name="gr3" draw:text-style-name="P3" draw:layer="layout" svg:width="0.208cm" svg:height="0.32cm" svg:x="3.518cm" svg:y="8.165cm" svg:viewBox="0 0 209 321" svg:d="M44 49c23 6 38 6 45 6 63 0 99-42 99-49 0-4-4-6-6-6 0 0-2 0-3 2-12 4-37 13-71 13-13 0-40-2-70-13-4-2-6-2-6-2-5 0-5 6-5 13v139c0 8 0 13 7 13 4 0 4-2 10-7 21-25 49-29 64-29 29 0 42 23 44 27 10 15 11 32 11 61 0 13 0 41-13 62-13 16-32 27-55 27-30 0-63-17-74-48 17 2 27-9 27-22 0-21-18-25-25-25 0 0-23 0-23 27 0 41 38 83 95 83 61 0 114-44 114-102 0-54-42-103-99-103-21 0-45 6-66 23z">
            <text:p/>
          </draw:path>
          <draw:path draw:style-name="gr3" draw:text-style-name="P3" draw:layer="layout" svg:width="0.157cm" svg:height="0.668cm" svg:x="3.967cm" svg:y="7.874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47cm" svg:height="0.487cm" svg:x="4.18cm" svg:y="7.904cm" svg:viewBox="0 0 471 488" svg:d="M112 46c-8 146-68 323-108 427-4 8-4 10-4 10 0 5 6 5 8 5 11 0 36-13 45-26 4-4 91-224 110-394 4-26 6-55 6-57 0-9 0-11-7-11-8 0-27 10-40 17-33 15-57 29-57 40 0 4 3 4 7 4 6 0 8 0 40-15zM467 388c0 0 0-6-7-6-4 0-12 0-21 8-8 5-10 7-13 19-18 49-84 49-84 49-66 0-160-209-160-270 0-11 2-17 25-42 49-49 169-117 200-117 15 0 24 11 24 28 0 4-2 8-2 11 0 4 2 8 8 8 2 0 34-4 34-36 0-23-13-40-38-40-45 0-139 53-192 91-28 21-100 72-100 114 0 57 68 202 117 251 23 23 36 32 57 32 52 0 107-28 132-60 19-21 20-38 20-40z">
            <text:p/>
          </draw:path>
          <draw:path draw:style-name="gr3" draw:text-style-name="P3" draw:layer="layout" svg:width="0.079cm" svg:height="0.2cm" svg:x="4.734cm" svg:y="8.304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72cm" svg:x="5cm" svg:y="7.92cm" svg:viewBox="0 0 479 473" svg:d="M224 46c4-16 6-23 19-25 6 0 27 0 40 0 48 0 122 0 122 66 0 23-10 69-36 95-18 18-54 38-114 38h-74zM321 230c67-15 146-61 146-129 0-57-58-101-148-101h-190c-13 0-19 0-19 13 0 8 6 8 17 8 2 0 15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59cm" svg:height="0.48cm" svg:x="5.506cm" svg:y="7.897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6.007cm" svg:y="7.92cm" svg:viewBox="0 0 564 458" svg:d="M481 70c5-26 19-47 72-49 4 0 11 0 11-13 0 0 0-8-9-8-21 0-46 2-67 2-23 0-47-2-68-2-4 0-13 0-13 13 0 8 7 8 13 8 38 0 46 15 46 28 0 4-2 14-2 16l-76 298-149-350c-5-13-5-13-20-13h-90c-13 0-21 0-21 13 0 8 8 8 19 8 4 0 46 0 46 6l-89 361c-6 26-18 47-73 49-3 0-11 0-11 13 0 6 4 8 10 8 20 0 43-2 66-2s47 2 68 2c4 0 14 0 14-13 0-8-8-8-15-8-38-2-44-15-44-28 0-6 2-10 4-17l87-354c4 4 4 6 6 11l167 396c6 11 8 13 13 13 8 0 8-2 10-13z">
            <text:p/>
          </draw:path>
          <draw:path draw:style-name="gr3" draw:text-style-name="P3" draw:layer="layout" svg:width="0.512cm" svg:height="0.457cm" svg:x="6.615cm" svg:y="7.92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157cm" svg:height="0.668cm" svg:x="7.197cm" svg:y="7.874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$XSQN \leftarrow AK  \oplus AUTN_{SQN \oplus AK}$§svg§600§TRUE§</svg:desc>
          <draw:polygon draw:style-name="gr4" draw:text-style-name="P4" draw:layer="layout" svg:width="9.727cm" svg:height="0.647cm" svg:x="1.016cm" svg:y="8.659cm" svg:viewBox="0 0 9728 648" draw:points="4864,648 0,648 0,0 9728,0 9728,648">
            <text:p/>
          </draw:polygon>
          <draw:path draw:style-name="gr3" draw:text-style-name="P3" draw:layer="layout" svg:width="0.552cm" svg:height="0.457cm" svg:x="1.033cm" svg:y="8.657cm" svg:viewBox="0 0 553 458" svg:d="M308 182l-57-133c-2-5-4-7-4-9 0-4 11-17 40-19 6 0 13-2 13-13 0-8-7-8-9-8-29 0-57 2-86 2-17 0-57-2-74-2-4 0-13 0-13 13 0 8 7 8 17 8 40 0 44 6 49 21l80 188-142 152-8 8c-34 34-65 45-99 47-9 0-15 0-15 14 0 1 0 7 10 7 19 0 41-2 62-2 25 0 52 2 74 2 4 0 14 0 14-13 0-8-8-8-10-8-6 0-26-2-26-21 0-9 11-21 19-30l68-72 59-65 68 160c4 7 4 7 4 9 0 6-13 17-40 19-6 0-13 2-13 14 0 7 7 7 11 7 19 0 65-2 84-2 17 0 57 2 74 2 6 0 13 0 13-13 0-8-7-8-11-8-46 0-48-2-59-28-27-63-70-168-86-208 46-47 116-127 137-146 19-17 46-32 86-34 7 0 15 0 15-13 0 0 0-8-10-8-21 0-41 2-62 2-25 0-52-2-74-2-4 0-14 0-14 13 0 6 4 8 8 8 6 0 27 2 27 21 0 9-8 17-12 25z">
            <text:p/>
          </draw:path>
          <draw:path draw:style-name="gr3" draw:text-style-name="P3" draw:layer="layout" svg:width="0.396cm" svg:height="0.488cm" svg:x="1.654cm" svg:y="8.642cm" svg:viewBox="0 0 397 489" svg:d="M397 8c0-4 0-8-6-8-3 0-5 0-13 10l-32 38c-17-31-52-48-95-48-86 0-167 78-167 158 0 55 36 85 70 95l72 19c25 6 63 17 63 72 0 59-55 124-122 124-44 0-118-16-118-99 0-15 4-33 4-36 2-2 2-4 2-4 0-8-6-8-7-8-4 0-6 0-8 2s-40 156-40 158c0 4 4 8 8 8 3 0 3-2 11-12l34-38c29 40 74 50 112 50 91 0 171-90 171-173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63cm" svg:height="0.602cm" svg:x="2.099cm" svg:y="8.642cm" svg:viewBox="0 0 464 603" svg:d="M260 468c105-38 204-158 204-287 0-109-73-181-171-181-145 0-293 152-293 308 0 112 76 179 171 179 17 0 40-2 67-10-2 42-2 44-2 51 0 21 0 75 55 75 80 0 112-124 112-130 0-5-6-7-8-7-5 0-7 4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2.618cm" svg:y="8.657cm" svg:viewBox="0 0 564 458" svg:d="M481 70c5-26 19-47 72-49 4 0 11 0 11-13 0 0 0-8-9-8-21 0-46 2-67 2-23 0-47-2-68-2-4 0-13 0-13 13 0 8 7 8 13 8 38 0 46 15 46 28 0 4-2 14-2 16l-76 298-149-350c-5-13-5-13-20-13h-90c-13 0-21 0-21 13 0 8 8 8 19 8 4 0 46 0 46 6l-89 361c-6 26-18 47-73 49-3 0-11 0-11 14 0 5 4 7 10 7 20 0 43-2 66-2s47 2 68 2c4 0 14 0 14-13 0-8-8-8-15-8-38-2-44-15-44-28 0-6 2-10 4-17l87-354c4 4 4 6 6 11l167 396c6 11 8 13 13 13 8 0 8-2 10-13z">
            <text:p/>
          </draw:path>
          <draw:path draw:style-name="gr3" draw:text-style-name="P3" draw:layer="layout" svg:width="0.594cm" svg:height="0.349cm" svg:x="3.421cm" svg:y="8.773cm" svg:viewBox="0 0 595 350" svg:d="M570 188c13 0 25 0 25-13s-12-13-25-13h-498c38-29 55-56 61-65 30-46 36-87 36-89 0-8-8-8-13-8-12 0-14 2-15 13-16 67-55 122-131 154-8 2-10 4-10 8 0 6 4 6 10 9 70 29 115 82 131 156 1 8 3 10 15 10 5 0 13 0 13-8 0 0-6-44-34-87-13-21-32-44-63-67z">
            <text:p/>
          </draw:path>
          <draw:path draw:style-name="gr3" draw:text-style-name="P3" draw:layer="layout" svg:width="0.459cm" svg:height="0.48cm" svg:x="4.259cm" svg:y="8.636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9cm" svg:height="0.457cm" svg:x="4.759cm" svg:y="8.657cm" svg:viewBox="0 0 570 458" svg:d="M315 186c0-2-3-5-3-7s13-12 21-17l115-90c63-47 90-49 111-51 5 0 11-2 11-13 0-4-2-8-8-8-15 0-30 2-47 2-25 0-50-2-74-2-4 0-13 0-13 13 0 6 3 8 9 8 13 2 19 4 19 13 0 14-19 29-23 33l-262 199 53-215c8-24 8-30 57-30 17 0 23 0 23-13 0-6-6-8-9-8-19 0-67 2-86 2s-66-2-85-2c-6 0-16 0-16 13 0 8 8 8 21 8 8 0 21 0 29 2 9 0 15 2 15 9 0 4-2 6-4 14l-89 361c-8 24-8 30-61 30-11 0-19 0-19 14 0 7 8 7 10 7 19 0 66-2 85-2 13 0 29 0 44 0 13 0 28 2 43 2 4 0 14 0 14-13 0-8-8-8-19-8-25 0-44 0-44-11 0-6 4-19 6-31 9-34 19-70 26-104l101-78 78 180c8 18 8 19 8 23 0 21-29 21-37 21-5 0-13 0-13 14 0 7 8 7 10 7 26 0 55-2 81-2 14 0 50 2 65 2 4 0 13 0 13-13 0-8-7-8-15-8-27 0-36-6-46-30z">
            <text:p/>
          </draw:path>
          <draw:path draw:style-name="gr3" draw:text-style-name="P3" draw:layer="layout" svg:width="0.446cm" svg:height="0.446cm" svg:x="5.532cm" svg:y="8.723cm" svg:viewBox="0 0 447 447" svg:d="M447 224c0-123-101-224-223-224-125 0-224 101-224 224 0 122 101 223 224 223 124 0 223-101 223-223zM17 215c6-112 93-192 198-198v198zM232 17c106 6 192 86 199 198h-199zM215 430c-103-6-192-84-198-198h198zM431 232c-7 114-95 192-199 198v-198z">
            <text:p/>
          </draw:path>
          <draw:path draw:style-name="gr3" draw:text-style-name="P3" draw:layer="layout" svg:width="0.459cm" svg:height="0.48cm" svg:x="6.184cm" svg:y="8.636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465cm" svg:height="0.472cm" svg:x="6.705cm" svg:y="8.657cm" svg:viewBox="0 0 466 473" svg:d="M380 70c8-26 19-47 74-49 2 0 12 0 12-13 0 0 0-8-10-8-23 0-46 2-68 2-23 0-48-2-71-2-4 0-11 0-11 13 0 8 6 8 11 8 38 0 46 15 46 28 0 4 0 14-2 16l-61 239c-23 89-99 148-165 148-46 0-82-30-82-87 0-2 0-23 6-53l66-261c6-24 6-30 56-30 17 0 22 0 22-13 0-8-7-8-9-8-19 0-67 2-86 2s-66-2-85-2c-6 0-13 0-13 13 0 8 5 8 19 8 1 0 13 0 24 2 13 0 19 2 19 9 0 4-7 33-11 48l-15 59c-6 26-38 154-42 167-4 17-4 29-4 38 0 82 61 129 131 129 86 0 167-76 190-165z">
            <text:p/>
          </draw:path>
          <draw:path draw:style-name="gr3" draw:text-style-name="P3" draw:layer="layout" svg:width="0.455cm" svg:height="0.453cm" svg:x="7.204cm" svg:y="8.661cm" svg:viewBox="0 0 456 454" svg:d="M270 48c6-19 7-23 15-25s29-2 44-2c66 0 97 2 97 55 0 10-2 36-6 53 0 4-2 12-2 14 0 3 2 7 8 7 7 0 9-4 11-15l17-116c2-4 2-9 2-11 0-8-8-8-19-8h-370c-18 0-18 0-23 13l-40 118c0 2-4 12-4 13 0 4 4 6 8 6 7 0 7-2 11-13 36-105 53-116 154-116h25c19 0 19 2 19 8 0 3-2 13-2 15l-90 357c-7 25-9 32-79 32-25 0-29 0-29 14 0 7 8 7 12 7 17 0 36-2 55-2s38 0 57 0 38 0 55 0c19 0 40 2 59 2 5 0 15 0 15-13 0-8-6-8-23-8s-27 0-44-2c-19-1-24-3-24-13 0-2 0-6 2-15z">
            <text:p/>
          </draw:path>
          <draw:path draw:style-name="gr3" draw:text-style-name="P3" draw:layer="layout" svg:width="0.563cm" svg:height="0.457cm" svg:x="7.695cm" svg:y="8.657cm" svg:viewBox="0 0 564 458" svg:d="M481 70c5-26 19-47 72-49 4 0 11 0 11-13 0 0 0-8-9-8-21 0-46 2-67 2-23 0-47-2-68-2-4 0-13 0-13 13 0 8 7 8 13 8 38 0 46 15 46 28 0 4-2 14-2 16l-76 298-149-350c-5-13-5-13-20-13h-90c-13 0-21 0-21 13 0 8 8 8 19 8 4 0 46 0 46 6l-89 361c-6 26-17 47-73 49-3 0-11 0-11 14 0 5 4 7 10 7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297cm" svg:height="0.339cm" svg:x="8.238cm" svg:y="8.885cm" svg:viewBox="0 0 298 340" svg:d="M298 6c0-2-2-6-5-6-2 0-4 0-10 6l-23 28c-17-26-47-34-76-34-66 0-125 53-125 108 0 6 2 25 15 42 17 19 34 25 67 31 7 3 32 7 40 9 13 4 43 15 43 50 0 38-40 83-95 83-40 0-91-15-91-66 0-6 2-16 4-25 0-2 0-2 0-2 0-6-6-6-8-6-5 0-7 0-9 10l-23 93c-2 2-2 6-2 8 0 1 2 5 6 5s4 0 9-7c6-6 19-19 23-25 25 27 63 32 91 32 71 0 128-61 128-116 0-21-8-40-19-51-16-17-23-19-84-32-10-4-25-6-30-8-12-4-31-17-31-44 0-36 42-74 91-74 50 0 74 29 74 74 0 6-1 16-1 21 0 6 5 6 7 6 8 0 8-2 10-10z">
            <text:p/>
          </draw:path>
          <draw:path draw:style-name="gr3" draw:text-style-name="P3" draw:layer="layout" svg:width="0.356cm" svg:height="0.421cm" svg:x="8.588cm" svg:y="8.885cm" svg:viewBox="0 0 357 422" svg:d="M186 359c0 31 6 63 44 63 57 0 85-82 85-91 0-4-3-8-7-8s-6 4-6 6c-11 34-42 44-59 44-19 0-28-8-36-46 84-30 150-114 150-196 0-74-53-131-137-131-112 0-220 105-220 211 0 76 55 129 137 129 9 0 25-2 49-7zM105 319c-25-9-59-34-59-97 0-30 9-93 53-144 28-38 74-63 118-63 51 0 95 34 95 103 0 47-23 148-109 190-7-29-21-49-47-49-27 0-53 22-53 47 0 10 0 10 2 13zM186 316c-11 3-28 9-45 9-8 0-25 0-25-19 0-17 19-34 40-34 17 0 28 7 30 44z">
            <text:p/>
          </draw:path>
          <draw:path draw:style-name="gr3" draw:text-style-name="P3" draw:layer="layout" svg:width="0.417cm" svg:height="0.32cm" svg:x="9.007cm" svg:y="8.895cm" svg:viewBox="0 0 418 321" svg:d="M359 51c6-17 12-34 50-34 1 0 9 0 9-11 0-2-2-6-8-6-15 0-32 2-47 2-12 0-38-2-49-2-4 0-10 0-10 10 0 7 6 7 10 7 22 0 30 8 30 19 0 4 0 6-2 12l-51 205-120-245c-4-8-4-8-15-8h-65c-9 0-15 0-15 10 0 7 6 7 15 7 10 0 21 0 31 2l-63 253c-4 17-13 30-49 32-4 0-10 0-10 10 0 5 4 7 8 7 15 0 32-2 47-2 11 0 40 2 51 2 4 0 10-2 10-9 0-8-6-8-11-8-31 0-31-13-31-19 0-2 0-4 2-11l61-242 137 282c3 7 5 7 11 7s6-2 10-9z">
            <text:p/>
          </draw:path>
          <draw:path draw:style-name="gr3" draw:text-style-name="P3" draw:layer="layout" svg:width="0.347cm" svg:height="0.345cm" svg:x="9.482cm" svg:y="8.925cm" svg:viewBox="0 0 348 346" svg:d="M348 173c0-95-80-173-175-173s-173 78-173 173c0 97 78 173 173 173 97 0 175-78 175-173zM17 165c2-74 63-144 148-150v150zM181 15c87 6 148 76 150 150h-150zM165 331c-83-6-146-72-150-150h150zM331 181c-4 78-65 144-150 150v-150z">
            <text:p/>
          </draw:path>
          <draw:path draw:style-name="gr3" draw:text-style-name="P3" draw:layer="layout" svg:width="0.352cm" svg:height="0.334cm" svg:x="9.889cm" svg:y="8.881cm" svg:viewBox="0 0 353 335" svg:d="M70 279c-17 25-32 38-59 40-5 0-11 0-11 10 0 4 4 6 6 6 13 0 28-2 42-2 15 0 34 2 47 2 2 0 10 0 10-10 0-6-6-6-8-6-4-2-21-2-21-15 0-6 6-13 8-17l38-59h133l11 78c-2 6-4 13-32 13-6 0-12 0-12 10 0 2 2 6 8 6 13 0 46-2 61-2 7 0 19 2 26 2 10 0 19 0 27 0s9-4 9-10-5-6-13-6c-26 0-26-3-28-15l-42-291c-2-9-2-13-12-13-9 0-11 4-15 11zM133 211l97-154 23 154z">
            <text:p/>
          </draw:path>
          <draw:path draw:style-name="gr3" draw:text-style-name="P3" draw:layer="layout" svg:width="0.427cm" svg:height="0.32cm" svg:x="10.294cm" svg:y="8.895cm" svg:viewBox="0 0 428 321" svg:d="M236 133c-2-4-2-6-2-6 0-2 0-2 11-9l48-34c60-44 91-65 123-67 6 0 12-2 12-11 0-4-4-6-6-6-12 0-23 2-32 2-14 0-46-2-57-2-4 0-10 0-10 10 0 1 0 7 6 7 5 0 11 2 11 6 0 9-13 19-19 25l-197 136 38-148c3-15 3-19 41-19 8 0 14 0 14-9 0-6-2-8-8-8-13 0-47 2-61 2-7 0-24 0-32 0-10-2-21-2-30-2-2 0-10 0-10 10 0 7 6 7 15 7 8 0 10 0 19 0 10 2 10 2 10 8 0 0 0 4-2 9l-63 251c-4 15-4 19-42 19-7 0-13 0-13 12 0 0 0 5 8 5 13 0 47-2 60-2 8 0 25 0 33 0 9 2 21 2 30 2 2 0 10 0 10-9 0-8-6-8-16-8 0 0-9 0-17 0-11-2-11-4-11-7 0-4 6-21 23-92l78-55 68 133c2 6 2 6 2 10 0 9-13 11-21 11-6 0-11 0-11 12 0 0 0 5 7 5 14 0 46-2 59-2 15 0 34 2 48 2 5 0 9-4 9-9 0-8-7-8-11-8-10 0-23 0-31-15z">
            <text:p/>
          </draw:path>
        </draw:g>
        <draw:g>
          <svg:title>TexMaths</svg:title>
          <svg:desc>19§latex§$XMAC \leftarrow  f_1 \left( \mathcal{K},XSQN, AUTN_{AMF},RAND\right)$§svg§600§TRUE§</svg:desc>
          <draw:polygon draw:style-name="gr4" draw:text-style-name="P4" draw:layer="layout" svg:width="13.82cm" svg:height="0.666cm" svg:x="1.016cm" svg:y="9.4cm" svg:viewBox="0 0 13821 667" draw:points="6911,667 0,667 0,0 13821,0 13821,667">
            <text:p/>
          </draw:polygon>
          <draw:path draw:style-name="gr3" draw:text-style-name="P3" draw:layer="layout" svg:width="0.552cm" svg:height="0.457cm" svg:x="1.033cm" svg:y="9.444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67cm" svg:height="0.457cm" svg:x="1.647cm" svg:y="9.444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459cm" svg:height="0.48cm" svg:x="2.361cm" svg:y="9.421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476cm" svg:height="0.487cm" svg:x="2.87cm" svg:y="9.428cm" svg:viewBox="0 0 477 488" svg:d="M477 8c0-4-2-8-8-8-2 0-3 0-11 8l-46 51c-5-10-38-59-112-59-150 0-300 148-300 304 0 110 80 184 182 184 57 0 109-28 145-58 63-56 74-116 74-118 0-6-8-6-10-6-3 0-5 0-7 6-6 19-21 66-69 106-45 38-87 50-123 50-59 0-131-37-131-141 0-38 15-146 82-224 39-48 104-82 163-82 68 0 108 51 108 129 0 27-2 29-2 34 0 8 8 8 10 8 9 0 9-2 11-13z">
            <text:p/>
          </draw:path>
          <draw:path draw:style-name="gr3" draw:text-style-name="P3" draw:layer="layout" svg:width="0.594cm" svg:height="0.349cm" svg:x="3.583cm" svg:y="9.558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333cm" svg:height="0.609cm" svg:x="4.432cm" svg:y="9.428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8-26 38-36 0-15-14-24-27-24-17 0-36 15-36 41 0 29 30 46 57 46 36 0 65-40 76-65 21-43 36-123 38-129z">
            <text:p/>
          </draw:path>
          <draw:path draw:style-name="gr3" draw:text-style-name="P3" draw:layer="layout" svg:width="0.172cm" svg:height="0.311cm" svg:x="4.772cm" svg:y="9.689cm" svg:viewBox="0 0 173 312" svg:d="M106 13c0-13 0-13-13-13-30 30-74 30-93 30v18c11 0 42 0 68-14v240c0 15 0 21-47 21h-17v17c7 0 66-2 83-2 16 0 75 2 86 2v-17h-19c-48 0-48-6-48-21z">
            <text:p/>
          </draw:path>
          <draw:path draw:style-name="gr3" draw:text-style-name="P3" draw:layer="layout" svg:width="0.157cm" svg:height="0.668cm" svg:x="5.2cm" svg:y="9.398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47cm" svg:height="0.487cm" svg:x="5.413cm" svg:y="9.428cm" svg:viewBox="0 0 471 488" svg:d="M112 46c-7 146-68 323-108 427-4 8-4 10-4 10 0 5 6 5 8 5 11 0 36-13 45-26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7 251 23 23 37 32 57 32 52 0 107-28 132-60 19-21 20-38 20-40z">
            <text:p/>
          </draw:path>
          <draw:path draw:style-name="gr3" draw:text-style-name="P3" draw:layer="layout" svg:width="0.079cm" svg:height="0.2cm" svg:x="5.968cm" svg:y="9.82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552cm" svg:height="0.457cm" svg:x="6.224cm" svg:y="9.444cm" svg:viewBox="0 0 553 458" svg:d="M306 182l-55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2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396cm" svg:height="0.487cm" svg:x="6.843cm" svg:y="9.428cm" svg:viewBox="0 0 397 488" svg:d="M397 8c0-4 0-8-6-8-3 0-5 0-13 10l-32 38c-17-31-51-48-95-48-86 0-165 78-165 158 0 55 34 85 68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63cm" svg:height="0.601cm" svg:x="7.288cm" svg:y="9.428cm" svg:viewBox="0 0 464 602" svg:d="M260 468c105-38 204-158 204-287 0-109-73-181-171-181-145 0-293 152-293 308 0 112 76 179 171 179 17 0 40-2 67-10-2 42-2 44-2 51 0 21 0 74 55 74 80 0 112-123 112-129 0-5-6-7-8-7-5 0-7 3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7.807cm" svg:y="9.444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079cm" svg:height="0.2cm" svg:x="8.409cm" svg:y="9.82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59cm" svg:height="0.48cm" svg:x="8.671cm" svg:y="9.421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465cm" svg:height="0.472cm" svg:x="9.192cm" svg:y="9.444cm" svg:viewBox="0 0 466 473" svg:d="M380 70c8-26 19-47 74-49 2 0 12 0 12-13 0 0 0-8-10-8-23 0-46 2-68 2-23 0-48-2-71-2-3 0-11 0-11 13 0 8 6 8 11 8 38 0 46 15 46 28 0 4 0 14-2 16l-61 239c-23 89-99 148-165 148-46 0-82-30-82-87 0-2 0-23 6-53l66-261c6-24 6-30 56-30 17 0 22 0 22-13 0-8-7-8-9-8-19 0-67 2-86 2s-66-2-85-2c-6 0-13 0-13 13 0 8 5 8 19 8 1 0 13 0 24 2 14 0 19 2 19 9 0 4-7 33-11 48l-15 59c-6 26-38 154-42 167-4 17-4 28-4 38 0 82 61 129 131 129 86 0 167-76 190-165z">
            <text:p/>
          </draw:path>
          <draw:path draw:style-name="gr3" draw:text-style-name="P3" draw:layer="layout" svg:width="0.455cm" svg:height="0.453cm" svg:x="9.69cm" svg:y="9.447cm" svg:viewBox="0 0 456 454" svg:d="M270 48c6-19 7-23 15-25s29-2 44-2c66 0 97 2 97 55 0 10-2 36-6 53 0 4-2 12-2 14 0 3 2 7 8 7 7 0 9-4 11-15l17-116c2-4 2-9 2-11 0-8-8-8-19-8h-370c-18 0-18 0-23 13l-40 118c0 2-4 12-4 13 0 4 4 6 8 6 7 0 7-2 11-13 36-105 53-116 154-116h25c19 0 19 2 19 8 0 3-2 13-2 15l-90 357c-7 25-9 32-79 32-25 0-29 0-29 14 0 7 8 7 12 7 17 0 36-2 55-2s38 0 57 0 38 0 55 0c19 0 40 2 59 2 5 0 15 0 15-13 0-8-6-8-23-8s-27 0-44-2c-19-1-24-3-24-13 0-2 0-6 2-15z">
            <text:p/>
          </draw:path>
          <draw:path draw:style-name="gr3" draw:text-style-name="P3" draw:layer="layout" svg:width="0.563cm" svg:height="0.457cm" svg:x="10.182cm" svg:y="9.444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352cm" svg:height="0.334cm" svg:x="10.716cm" svg:y="9.666cm" svg:viewBox="0 0 353 335" svg:d="M70 279c-17 25-32 38-59 40-5 0-11 0-11 10 0 4 4 6 6 6 13 0 28-2 42-2 15 0 34 2 47 2 2 0 10 0 10-10 0-6-6-6-8-6-4-2-21-2-21-15 0-6 6-13 8-17l38-59h133l11 78c-2 6-4 13-32 13-6 0-12 0-12 10 0 2 0 6 8 6 13 0 46-2 61-2 7 0 19 2 26 2 10 0 19 0 27 0s9-4 9-10-5-6-13-6c-26 0-28-4-28-15l-42-291c-2-9-2-13-12-13-9 0-11 4-15 11zM131 211l99-154 23 154z">
            <text:p/>
          </draw:path>
          <draw:path draw:style-name="gr3" draw:text-style-name="P3" draw:layer="layout" svg:width="0.499cm" svg:height="0.32cm" svg:x="11.124cm" svg:y="9.679cm" svg:viewBox="0 0 500 321" svg:d="M445 38c3-17 5-21 40-21 9 0 15 0 15-9 0-8-6-8-14-8h-64c-13 0-13 0-19 10l-183 267-45-264c-2-13-2-13-17-13h-67c-9 0-15 0-15 10 0 7 6 7 15 7 8 0 10 0 19 0 10 2 10 2 10 8 0 0 0 4-2 9l-59 238c-4 15-11 30-49 32-4 0-10 0-10 11 0 0 0 6 8 6 13 0 32-2 47-2 12 0 40 2 51 2 2 0 10 0 10-9 0-8-8-8-11-8-31 0-31-13-31-19 0-2 0-4 2-11l63-251 51 285c2 9 2 13 10 13 5 0 9-6 13-9l197-295v2l-66 266c-4 15-4 19-42 19-7 0-13 0-13 11 0 0 0 6 7 6 10 0 19-2 29-2 9 0 21 0 30 0 14 0 46 2 59 2 4 0 10 0 10-9 0-8-6-8-15-8 0 0-10 0-18 0-11-2-11-4-11-8 0-3 2-7 2-11z">
            <text:p/>
          </draw:path>
          <draw:path draw:style-name="gr3" draw:text-style-name="P3" draw:layer="layout" svg:width="0.354cm" svg:height="0.318cm" svg:x="11.679cm" svg:y="9.681cm" svg:viewBox="0 0 355 319" svg:d="M129 167h50c36 0 41 6 41 21 0 8 0 10-3 23 0 2 0 4 0 6 0 3 2 5 7 5 6 0 6-2 8-9l26-101c0-2 2-7 2-9 0-4-3-8-7-8-8 0-8 4-10 11-9 38-23 44-64 44h-46l29-118c3-13 5-15 24-15h72c63 0 75 15 75 53 0 17-2 27-2 31s2 7 7 7c8 0 8-3 10-13l7-82c2-13-2-13-13-13h-251c-9 0-15 0-15 10 0 7 6 7 15 7 0 0 10 0 17 0 10 2 12 2 12 8 0 4-2 7-2 9l-63 247c-4 17-4 21-42 21-7 0-13 0-13 10 0 5 4 7 8 7 13 0 47-2 62-2h36c12 0 25 2 37 2 3 0 11 0 11-9 0-8-6-8-17-8 0 0-13 0-25 0-9-2-15-2-15-9 0-2 0-2 2-8z">
            <text:p/>
          </draw:path>
          <draw:path draw:style-name="gr3" draw:text-style-name="P3" draw:layer="layout" svg:width="0.079cm" svg:height="0.2cm" svg:x="12.152cm" svg:y="9.82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72cm" svg:x="12.418cm" svg:y="9.444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4-2 83-2s67 2 86 2c5 0 13 0 13-13 0-8-6-8-19-8-25 0-44 0-44-11 0-4 2-8 2-12l46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59cm" svg:height="0.48cm" svg:x="12.924cm" svg:y="9.421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3.425cm" svg:y="9.444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512cm" svg:height="0.457cm" svg:x="14.033cm" svg:y="9.444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157cm" svg:height="0.668cm" svg:x="14.615cm" svg:y="9.398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verify $XMAC = AUTN_{MAC}$§svg§600§TRUE§</svg:desc>
          <draw:polygon draw:style-name="gr8" draw:text-style-name="P7" draw:layer="layout" svg:width="8.498cm" svg:height="0.592cm" svg:x="4.064cm" svg:y="10.429cm" svg:viewBox="0 0 8499 593" draw:points="4250,593 0,593 0,0 8499,0 8499,593">
            <text:p/>
          </draw:polygon>
          <draw:path draw:style-name="gr9" draw:text-style-name="P3" draw:layer="layout" svg:width="0.328cm" svg:height="0.296cm" svg:x="4.077cm" svg:y="10.604cm" svg:viewBox="0 0 329 297" svg:d="M266 67c8-16 19-46 63-46v-21c-15 2-36 2-52 2-15 0-45-2-57-2v21c25 0 33 15 33 28 0 6-2 10-6 18l-68 171-74-189c-4-7-4-9-4-11 0-17 24-17 38-17v-21c-21 0-59 2-74 2-17 0-44 0-65-2v21c42 0 46 4 53 25l97 239c4 10 6 12 15 12 8 0 12-6 14-12z">
            <text:p/>
          </draw:path>
          <draw:path draw:style-name="gr9" draw:text-style-name="P3" draw:layer="layout" svg:width="0.259cm" svg:height="0.307cm" svg:x="4.416cm" svg:y="10.593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9" draw:text-style-name="P3" draw:layer="layout" svg:width="0.225cm" svg:height="0.296cm" svg:x="4.712cm" svg:y="10.597cm" svg:viewBox="0 0 226 297" svg:d="M93 74v-74l-93 8v21c48 0 53 3 53 38v178c0 31-7 31-53 31v21c27 0 57-2 76-2 29 0 59 0 86 2v-21h-14c-49 0-51-8-51-31v-104c0-67 28-126 80-126 4 0 5 0 7 0-2 0-15 10-15 27 0 19 13 28 29 28 11 0 28-7 28-28 0-23-21-42-49-42-50 0-74 46-84 74z">
            <text:p/>
          </draw:path>
          <draw:path draw:style-name="gr9" draw:text-style-name="P3" draw:layer="layout" svg:width="0.143cm" svg:height="0.448cm" svg:x="4.974cm" svg:y="10.444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9" draw:text-style-name="P3" draw:layer="layout" svg:width="0.218cm" svg:height="0.472cm" svg:x="5.16cm" svg:y="10.42cm" svg:viewBox="0 0 219 473" svg:d="M95 184v-78c0-58 32-91 63-91 2 0 11 0 23 4-10 4-21 11-21 29 0 15 11 28 28 28 21 0 31-13 31-28 0-25-25-48-61-48-48 0-105 36-105 106v78h-53v21h53v217c0 31-7 31-53 31v20c27-1 59-1 78-1 27 0 59 0 85 1v-20h-15c-49 0-51-8-51-33v-215h78v-21z">
            <text:p/>
          </draw:path>
          <draw:path draw:style-name="gr9" draw:text-style-name="P3" draw:layer="layout" svg:width="0.328cm" svg:height="0.427cm" svg:x="5.354cm" svg:y="10.604cm" svg:viewBox="0 0 329 428" svg:d="M266 65c17-44 51-44 63-44v-21c-15 2-36 2-52 2-11 0-43-2-57-2v21c21 0 31 11 31 28 0 8 0 8-4 18l-68 163-74-181c-2-5-4-7-4-11 0-17 24-17 38-17v-21c-17 0-63 2-74 2-17 0-44 0-65-2v21c32 0 46 0 55 23l101 245c-4 10-13 30-17 40-15 36-34 84-76 84-4 0-19 0-33-14 21-2 27-17 27-26 0-19-13-29-28-29-14 0-29 8-29 29 0 30 29 55 63 55 42 0 68-40 85-78z">
            <text:p/>
          </draw:path>
          <draw:path draw:style-name="gr9" draw:text-style-name="P3" draw:layer="layout" svg:width="0.552cm" svg:height="0.457cm" svg:x="5.932cm" svg:y="10.435cm" svg:viewBox="0 0 553 458" svg:d="M308 183l-57-134c-2-5-4-7-4-9 0-4 11-17 40-19 6 0 13-2 13-13 0-8-7-8-9-8-29 0-57 2-86 2-17 0-57-2-74-2-4 0-13 0-13 13 0 8 7 8 17 8 40 0 44 6 49 21l80 188-142 152-8 8c-34 34-65 45-99 47-9 0-15 0-15 14 0 2 0 7 10 7 19 0 41-2 62-2 25 0 52 2 74 2 4 0 14 0 14-13 0-8-8-8-10-8-6 0-26-2-26-21 0-9 11-20 19-30l68-72 59-65 68 160c4 7 4 7 4 9 0 6-13 17-40 19-6 0-13 2-13 14 0 7 7 7 11 7 19 0 65-2 84-2 17 0 57 2 74 2 6 0 13 0 13-13 0-8-7-8-11-8-46 0-48-2-59-28-27-63-70-168-86-207 46-48 116-128 137-147 19-17 46-32 86-34 7 0 15 0 15-13 0 0 0-8-10-8-20 0-41 2-62 2-25 0-52-2-74-2-4 0-14 0-14 13 0 6 4 8 8 8 6 0 27 2 27 21 0 9-8 17-12 25z">
            <text:p/>
          </draw:path>
          <draw:path draw:style-name="gr9" draw:text-style-name="P3" draw:layer="layout" svg:width="0.67cm" svg:height="0.457cm" svg:x="6.545cm" svg:y="10.435cm" svg:viewBox="0 0 671 458" svg:d="M593 51c6-24 6-30 57-30 15 0 21 0 21-13 0-8-6-8-17-8h-90c-17 0-17 0-26 13l-243 383-54-381c-2-15-3-15-21-15h-91c-13 0-21 0-21 13 0 8 8 8 21 8 8 0 21 0 29 2 9 0 15 2 15 9 0 4-2 6-4 14l-85 342c-6 27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9" draw:text-style-name="P3" draw:layer="layout" svg:width="0.459cm" svg:height="0.48cm" svg:x="7.26cm" svg:y="10.414cm" svg:viewBox="0 0 460 481" svg:d="M97 403c-27 46-53 55-84 57-7 0-13 0-13 13 0 4 4 8 10 8 17 0 38-2 57-2 22 0 45 2 66 2 4 0 13 0 13-13 0-8-5-8-11-8-15-2-30-7-30-25 0-7 3-15 9-24l49-86h170c1 15 11 107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9" draw:text-style-name="P3" draw:layer="layout" svg:width="0.476cm" svg:height="0.488cm" svg:x="7.769cm" svg:y="10.42cm" svg:viewBox="0 0 477 489" svg:d="M477 8c0-4-2-8-8-8-2 0-3 0-11 8l-46 51c-5-10-38-59-112-59-150 0-300 148-300 304 0 111 80 185 182 185 57 0 109-29 145-59 63-55 74-116 74-118 0-6-8-6-10-6-3 0-5 0-7 6-6 19-21 66-69 106-45 38-87 50-123 50-59 0-131-36-131-141 0-38 15-146 82-224 39-48 102-82 163-82 68 0 108 51 108 129 0 27-2 29-2 34 0 8 8 8 10 8 9 0 9-2 11-13z">
            <text:p/>
          </draw:path>
          <draw:path draw:style-name="gr9" draw:text-style-name="P3" draw:layer="layout" svg:width="0.446cm" svg:height="0.157cm" svg:x="8.482cm" svg:y="10.646cm" svg:viewBox="0 0 447 158" svg:d="M424 27c9 0 23 0 23-14 0-13-14-13-23-13h-401c-10 0-23 0-23 13 0 14 13 14 23 14zM424 158c9 0 23 0 23-13 0-14-14-14-23-14h-401c-10 0-23 0-23 14 0 13 13 13 23 13z">
            <text:p/>
          </draw:path>
          <draw:path draw:style-name="gr9" draw:text-style-name="P3" draw:layer="layout" svg:width="0.459cm" svg:height="0.48cm" svg:x="9.171cm" svg:y="10.414cm" svg:viewBox="0 0 460 481" svg:d="M97 403c-27 46-53 55-84 57-7 0-13 0-13 13 0 4 4 8 10 8 17 0 38-2 57-2 22 0 45 2 66 2 4 0 13 0 13-13 0-8-5-8-11-8-15-2-30-7-30-25 0-7 3-15 9-24l49-86h170c1 15 11 107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9" draw:text-style-name="P3" draw:layer="layout" svg:width="0.465cm" svg:height="0.472cm" svg:x="9.69cm" svg:y="10.435cm" svg:viewBox="0 0 466 473" svg:d="M380 70c8-26 19-47 74-49 2 0 12 0 12-13 0 0 0-8-10-8-23 0-46 2-68 2-23 0-48-2-71-2-3 0-11 0-11 13 0 8 6 8 11 8 38 0 46 15 46 28 0 4 0 14-2 16l-61 239c-23 90-99 149-165 149-46 0-82-31-82-88 0-2 0-23 6-53l66-261c6-24 6-30 56-30 17 0 22 0 22-13 0-8-7-8-9-8-19 0-67 2-86 2s-66-2-85-2c-6 0-13 0-13 13 0 8 5 8 19 8 1 0 13 0 24 2 14 0 19 2 19 9 0 4-7 33-11 48l-15 59c-6 26-38 154-42 167-4 17-4 29-4 38 0 82 61 129 131 129 86 0 167-76 190-165z">
            <text:p/>
          </draw:path>
          <draw:path draw:style-name="gr9" draw:text-style-name="P3" draw:layer="layout" svg:width="0.455cm" svg:height="0.453cm" svg:x="10.19cm" svg:y="10.439cm" svg:viewBox="0 0 456 454" svg:d="M270 48c6-19 7-23 15-25s29-2 44-2c66 0 97 2 97 55 0 10-2 36-6 53 0 4-2 12-2 14 0 3 2 7 8 7 7 0 9-4 11-15l17-116c2-4 2-9 2-11 0-8-8-8-19-8h-370c-18 0-18 0-23 13l-40 118c0 2-4 12-4 14 0 3 4 5 8 5 7 0 7-2 11-13 36-105 53-116 154-116h25c19 0 19 2 19 8 0 3-2 13-2 15l-90 357c-7 25-9 33-79 33-25 0-29 0-29 13 0 7 8 7 12 7 17 0 36-1 55-1s38 0 57 0 38 0 55 0c19 0 40 1 59 1 5 0 15 0 15-13 0-7-6-7-23-7s-27 0-44-2c-19-2-24-4-24-14 0-2 0-5 2-15z">
            <text:p/>
          </draw:path>
          <draw:path draw:style-name="gr9" draw:text-style-name="P3" draw:layer="layout" svg:width="0.563cm" svg:height="0.457cm" svg:x="10.68cm" svg:y="10.435cm" svg:viewBox="0 0 564 458" svg:d="M481 70c5-26 19-47 72-49 4 0 11 0 11-13 0 0 0-8-9-8-21 0-46 2-67 2-22 0-47-2-68-2-4 0-13 0-13 13 0 8 7 8 13 8 38 0 46 15 46 28 0 4-2 14-2 16l-76 298-149-350c-5-13-5-13-20-13h-90c-13 0-21 0-21 13 0 8 8 8 19 8 4 0 46 0 46 6l-89 361c-6 27-17 47-73 49-3 0-11 0-11 14 0 5 4 7 10 7 20 0 43-2 66-2s48 2 68 2c4 0 14 0 14-13 0-8-8-8-15-8-38-2-44-15-44-28 0-6 2-10 4-17l87-354c4 4 4 6 6 11l167 396c6 11 8 13 13 13 8 0 8-2 10-13z">
            <text:p/>
          </draw:path>
          <draw:path draw:style-name="gr9" draw:text-style-name="P3" draw:layer="layout" svg:width="0.499cm" svg:height="0.32cm" svg:x="11.223cm" svg:y="10.673cm" svg:viewBox="0 0 500 321" svg:d="M445 38c3-17 5-21 40-21 9 0 15 0 15-9 0-8-6-8-14-8h-64c-13 0-13 0-19 10l-183 268-45-265c-2-13-2-13-17-13h-67c-9 0-15 0-15 10 0 7 6 7 15 7 8 0 10 0 19 0 8 2 10 2 10 8 0 0 0 4-2 9l-59 238c-4 15-11 30-49 32-4 0-10 0-10 12 0 0 0 5 8 5 13 0 32-2 47-2 12 0 40 2 51 2 2 0 8 0 8-9 0-8-6-8-9-8-31 0-31-13-31-19 0-2 0-4 2-11l63-251 51 285c2 10 2 13 10 13 5 0 9-5 13-9l197-295v2l-66 266c-4 15-4 19-42 19-7 0-13 0-13 12 0 0 0 5 7 5 10 0 19-2 29-2 9 0 21 0 30 0 14 0 46 2 59 2 4 0 10 0 10-9 0-8-6-8-15-8 0 0-10 0-18 0-11-2-11-4-11-7 0-4 2-8 2-12z">
            <text:p/>
          </draw:path>
          <draw:path draw:style-name="gr9" draw:text-style-name="P3" draw:layer="layout" svg:width="0.352cm" svg:height="0.334cm" svg:x="11.773cm" svg:y="10.657cm" svg:viewBox="0 0 353 335" svg:d="M70 280c-17 24-32 38-59 39-5 0-11 0-11 10 0 4 4 6 6 6 13 0 28-2 42-2 15 0 34 2 47 2 2 0 10 0 10-10 0-6-6-6-8-6-4-1-21-1-21-15 0-5 6-13 8-17l38-59h133l11 78c-2 6-4 13-32 13-6 0-12 0-12 10 0 2 2 6 8 6 13 0 46-2 61-2 7 0 19 2 26 2 10 0 19 0 27 0s9-4 9-10-5-6-13-6c-26 0-26-3-28-15l-42-291c-2-9-2-13-12-13-9 0-11 4-15 11zM133 211l97-154 23 154z">
            <text:p/>
          </draw:path>
          <draw:path draw:style-name="gr9" draw:text-style-name="P3" draw:layer="layout" svg:width="0.362cm" svg:height="0.339cm" svg:x="12.179cm" svg:y="10.663cm" svg:viewBox="0 0 363 340" svg:d="M363 6c0-2-2-6-6-6s-4 0-9 6l-34 36c-4-6-31-42-88-42-114 0-226 101-226 207 0 76 61 133 144 133 25 0 71-5 118-45 38-33 48-73 48-76 0-8-4-8-8-8-6 0-6 4-7 8-19 64-86 104-143 104-49 0-104-26-104-101 0-13 1-87 57-148 32-36 81-57 125-57 55 0 87 40 87 91 0 14-2 18-2 21 0 6 6 6 10 6 8 0 8-2 9-11z">
            <text:p/>
          </draw:path>
        </draw:g>
        <draw:g>
          <svg:title>TexMaths</svg:title>
          <svg:desc>19§latex§verify $SQN \leq XSQN \leq \left(SQN+range\right)$§svg§600§TRUE§</svg:desc>
          <draw:polygon draw:style-name="gr4" draw:text-style-name="P4" draw:layer="layout" svg:width="12.024cm" svg:height="0.666cm" svg:x="4.064cm" svg:y="11.024cm" svg:viewBox="0 0 12025 667" draw:points="6013,667 0,667 0,0 12025,0 12025,667">
            <text:p/>
          </draw:polygon>
          <draw:path draw:style-name="gr3" draw:text-style-name="P3" draw:layer="layout" svg:width="0.328cm" svg:height="0.295cm" svg:x="4.077cm" svg:y="11.235cm" svg:viewBox="0 0 329 296" svg:d="M266 67c8-16 19-46 63-46v-21c-16 2-36 2-52 2-15 0-45-2-57-2v21c25 0 33 15 33 28 0 6-2 10-6 18l-68 171-75-189c-3-7-3-9-3-11 0-17 24-17 38-17v-21c-21 0-59 2-74 2-18 0-44 0-65-2v21c42 0 46 4 53 25l97 239c4 10 6 11 15 11 8 0 12-5 14-11z">
            <text:p/>
          </draw:path>
          <draw:path draw:style-name="gr3" draw:text-style-name="P3" draw:layer="layout" svg:width="0.259cm" svg:height="0.307cm" svg:x="4.415cm" svg:y="11.223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225cm" svg:height="0.295cm" svg:x="4.712cm" svg:y="11.227cm" svg:viewBox="0 0 226 296" svg:d="M93 74v-74l-93 8v21c47 0 53 3 53 38v178c0 31-7 31-53 31v20c27 0 57-1 76-1 28 0 59 0 85 1v-20h-13c-49 0-51-8-51-31v-104c0-67 28-126 80-126 3 0 5 0 7 0-2 0-15 10-15 27 0 19 13 28 29 28 11 0 28-7 28-28 0-23-21-42-49-42-50 0-74 46-84 74z">
            <text:p/>
          </draw:path>
          <draw:path draw:style-name="gr3" draw:text-style-name="P3" draw:layer="layout" svg:width="0.143cm" svg:height="0.448cm" svg:x="4.974cm" svg:y="11.075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text-style-name="P3" draw:layer="layout" svg:width="0.217cm" svg:height="0.472cm" svg:x="5.16cm" svg:y="11.052cm" svg:viewBox="0 0 218 473" svg:d="M95 184v-78c0-58 32-91 63-91 2 0 11 0 22 4-9 4-20 11-20 29 0 15 11 28 28 28 21 0 30-13 30-28 0-25-24-48-60-48-48 0-105 36-105 106v78h-53v21h53v217c0 30-7 30-53 30v21c27-2 59-2 78-2 26 0 59 0 85 2v-21h-15c-49 0-51-7-51-32v-215h78v-21z">
            <text:p/>
          </draw:path>
          <draw:path draw:style-name="gr3" draw:text-style-name="P3" draw:layer="layout" svg:width="0.328cm" svg:height="0.427cm" svg:x="5.354cm" svg:y="11.235cm" svg:viewBox="0 0 329 428" svg:d="M266 65c17-44 51-44 63-44v-21c-16 2-36 2-52 2-11 0-43-2-57-2v21c21 0 31 11 31 28 0 8 0 8-4 18l-68 163-75-181c-1-5-3-7-3-11 0-17 24-17 38-17v-21c-17 0-63 2-74 2-18 0-44 0-65-2v21c32 0 46 0 55 23l101 245c-4 9-14 30-17 40-16 36-35 83-76 83-4 0-19 0-33-13 21-2 27-17 27-26 0-19-13-29-29-29-13 0-28 8-28 29 0 30 28 55 63 55 41 0 68-40 85-78z">
            <text:p/>
          </draw:path>
          <draw:path draw:style-name="gr3" draw:text-style-name="P3" draw:layer="layout" svg:width="0.396cm" svg:height="0.487cm" svg:x="5.949cm" svg:y="11.052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463cm" svg:height="0.601cm" svg:x="6.393cm" svg:y="11.052cm" svg:viewBox="0 0 464 602" svg:d="M260 468c105-38 204-158 204-287 0-109-73-181-171-181-145 0-293 152-293 308 0 112 74 179 171 179 17 0 40-2 66-10-1 42-1 44-1 51 0 21 0 74 55 74 79 0 112-123 112-129 0-5-6-7-8-7-6 0-7 3-7 7-18 48-56 65-80 65-31 0-40-19-48-70zM135 464c-53-21-76-74-76-135 0-46 17-141 68-213 50-68 112-99 162-99 66 0 116 51 116 143 0 66-35 222-149 285-1-23-9-72-58-72-35 0-69 34-69 68 0 13 6 21 6 23zM175 471c-10 0-31 0-31-30 0-27 27-53 54-53 28 0 41 17 41 57 0 9 0 11-7 13-17 8-38 13-57 13z">
            <text:p/>
          </draw:path>
          <draw:path draw:style-name="gr3" draw:text-style-name="P3" draw:layer="layout" svg:width="0.563cm" svg:height="0.457cm" svg:x="6.914cm" svg:y="11.068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409cm" svg:height="0.518cm" svg:x="7.735cm" svg:y="11.098cm" svg:viewBox="0 0 410 519" svg:d="M397 29c8-4 13-8 13-16 0-7-5-13-13-13-4 0-9 2-13 4l-371 175c-11 5-13 9-13 15s4 11 13 15l371 175c9 4 11 4 13 4 8 0 13-6 13-14 0-5-3-9-15-15l-349-165zM386 519c11 0 24 0 24-13 0-14-15-14-24-14h-361c-12 0-25 0-25 14 0 13 11 13 23 13z">
            <text:p/>
          </draw:path>
          <draw:path draw:style-name="gr3" draw:text-style-name="P3" draw:layer="layout" svg:width="0.552cm" svg:height="0.457cm" svg:x="8.4cm" svg:y="11.068cm" svg:viewBox="0 0 553 458" svg:d="M308 182l-57-133c-2-5-4-7-4-9 0-4 11-17 40-19 6 0 13-2 13-13 0-8-7-8-9-8-29 0-57 2-86 2-17 0-57-2-74-2-4 0-13 0-13 13 0 8 7 8 17 8 40 0 44 6 49 21l80 188-142 152-8 8c-34 34-65 45-99 47-9 0-15 0-15 13 0 2 0 8 9 8 19 0 42-2 63-2 25 0 51 2 74 2 4 0 14 0 14-13 0-8-8-8-10-8-6 0-27-2-27-21 0-9 12-21 19-30l69-72 59-65 68 160c4 7 4 7 4 9 0 6-13 17-40 19-6 0-13 2-13 13 0 8 7 8 11 8 19 0 65-2 84-2 17 0 57 2 74 2 6 0 13 0 13-13 0-8-7-8-11-8-46 0-48-2-59-28-25-63-70-168-86-208 46-47 116-127 137-146 19-17 46-32 86-34 7 0 15 0 15-13 0 0 0-8-10-8-21 0-41 2-62 2-25 0-52-2-74-2-4 0-14 0-14 13 0 6 4 8 8 8 6 0 26 2 26 21 0 9-7 17-11 25z">
            <text:p/>
          </draw:path>
          <draw:path draw:style-name="gr3" draw:text-style-name="P3" draw:layer="layout" svg:width="0.396cm" svg:height="0.487cm" svg:x="9.021cm" svg:y="11.052cm" svg:viewBox="0 0 397 488" svg:d="M397 8c0-4 0-8-6-8-3 0-5 0-13 10l-32 38c-17-31-52-48-95-48-86 0-166 78-166 158 0 55 35 85 69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463cm" svg:height="0.601cm" svg:x="9.466cm" svg:y="11.052cm" svg:viewBox="0 0 464 602" svg:d="M260 468c105-38 204-158 204-287 0-109-73-181-171-181-145 0-293 152-293 308 0 112 76 179 171 179 17 0 40-2 66-10-1 42-1 44-1 51 0 21 0 74 55 74 79 0 112-123 112-129 0-5-6-7-8-7-6 0-7 3-7 7-18 48-56 65-80 65-31 0-40-19-48-70zM135 464c-53-21-76-74-76-135 0-46 17-141 68-213 50-68 112-99 162-99 66 0 116 51 116 143 0 66-35 222-149 285-1-23-9-72-58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9.984cm" svg:y="11.068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409cm" svg:height="0.518cm" svg:x="10.807cm" svg:y="11.098cm" svg:viewBox="0 0 410 519" svg:d="M397 29c8-4 13-8 13-16 0-7-5-13-13-13-4 0-9 2-13 4l-371 175c-11 5-13 9-13 15s4 11 13 15l371 175c9 4 11 4 13 4 8 0 13-6 13-14 0-5-3-9-15-15l-349-165zM386 519c11 0 24 0 24-13 0-14-15-14-24-14h-361c-12 0-25 0-25 14 0 13 11 13 23 13z">
            <text:p/>
          </draw:path>
          <draw:path draw:style-name="gr3" draw:text-style-name="P3" draw:layer="layout" svg:width="0.157cm" svg:height="0.668cm" svg:x="11.521cm" svg:y="11.022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396cm" svg:height="0.487cm" svg:x="11.749cm" svg:y="11.052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463cm" svg:height="0.601cm" svg:x="12.194cm" svg:y="11.052cm" svg:viewBox="0 0 464 602" svg:d="M260 468c105-38 204-158 204-287 0-109-73-181-171-181-145 0-293 152-293 308 0 112 74 179 171 179 17 0 40-2 66-10-1 42-1 44-1 51 0 21 0 74 55 74 79 0 112-123 112-129 0-5-6-7-8-7-6 0-7 3-7 7-18 48-56 65-80 65-31 0-40-19-48-70zM135 464c-53-21-76-74-76-135 0-46 17-141 68-213 50-68 112-99 162-99 66 0 116 51 116 143 0 66-35 222-149 285-1-23-9-72-58-72-35 0-69 34-69 68 0 13 6 21 6 23zM175 471c-10 0-31 0-31-30 0-27 27-53 54-53 28 0 41 17 41 57 0 9 0 11-7 13-17 8-38 13-57 13z">
            <text:p/>
          </draw:path>
          <draw:path draw:style-name="gr3" draw:text-style-name="P3" draw:layer="layout" svg:width="0.563cm" svg:height="0.457cm" svg:x="12.713cm" svg:y="11.068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445cm" svg:height="0.446cm" svg:x="13.48cm" svg:y="11.134cm" svg:viewBox="0 0 446 447" svg:d="M237 238h187c9 0 22 0 22-14 0-15-13-15-22-15h-187v-186c0-10 0-23-13-23-15 0-15 13-15 23v186h-186c-10 0-23 0-23 15 0 14 13 14 23 14h186v186c0 9 0 23 15 23 13 0 13-14 13-23z">
            <text:p/>
          </draw:path>
          <draw:path draw:style-name="gr3" draw:text-style-name="P3" draw:layer="layout" svg:width="0.273cm" svg:height="0.303cm" svg:x="14.128cm" svg:y="11.227cm" svg:viewBox="0 0 274 304" svg:d="M40 257c-2 11-6 26-6 30 0 11 10 17 19 17 8 0 21-6 25-19 2-2 25-93 26-106 6-21 18-69 23-88 2-7 21-40 36-55 6-4 25-21 55-21 18 0 27 8 29 8-21 4-36 19-36 36 0 11 7 25 26 25 18 0 37-16 37-40 0-23-21-44-56-44-43 0-74 32-87 51-4-30-28-51-61-51-30 0-43 27-49 38-12 23-21 63-21 65 0 7 8 7 8 7 7 0 7 0 11-15 11-47 25-80 49-80 12 0 21 6 21 31 0 13-2 21-11 57z">
            <text:p/>
          </draw:path>
          <draw:path draw:style-name="gr3" draw:text-style-name="P3" draw:layer="layout" svg:width="0.307cm" svg:height="0.303cm" svg:x="14.453cm" svg:y="11.227cm" svg:viewBox="0 0 308 304" svg:d="M224 44c-13-25-32-44-63-44-77 0-161 99-161 198 0 62 36 106 89 106 14 0 48-2 88-49 5 28 28 49 60 49 25 0 40-15 50-36 11-25 21-67 21-67 0-7-6-7-8-7-7 0-7 4-9 13-12 44-25 82-52 82-19 0-21-17-21-31 0-15 2-19 10-49 8-28 8-34 15-61l23-93c6-19 6-21 6-23 0-11-8-19-19-19-17 0-27 16-29 31zM180 217c-3 13-3 13-13 24-30 38-57 48-76 48-34 0-44-36-44-63 0-32 21-116 38-146 21-40 50-65 78-65 44 0 54 55 54 59s-2 8-4 12z">
            <text:p/>
          </draw:path>
          <draw:path draw:style-name="gr3" draw:text-style-name="P3" draw:layer="layout" svg:width="0.362cm" svg:height="0.303cm" svg:x="14.797cm" svg:y="11.227cm" svg:viewBox="0 0 363 304" svg:d="M40 257c-2 11-6 26-6 30 0 11 10 17 19 17 8 0 21-6 25-19 0 0 9-32 13-49l13-61c6-13 10-29 12-44 4-11 9-32 9-34 10-21 46-82 111-82 30 0 36 25 36 48 0 40-35 127-44 156-6 15-8 22-8 30 0 32 25 55 55 55 63 0 88-97 88-103 0-7-6-7-8-7-5 0-5 2-9 13-14 46-36 82-69 82-11 0-17-6-17-21 0-17 8-34 14-48 13-36 39-110 39-148 0-45-28-72-76-72-60 0-93 44-104 59-4-38-32-59-63-59-30 0-43 27-49 38-12 23-21 63-21 65 0 7 8 7 8 7 7 0 7 0 11-15 11-47 25-80 49-80 14 0 21 8 21 31 0 13-2 21-11 57z">
            <text:p/>
          </draw:path>
          <draw:path draw:style-name="gr3" draw:text-style-name="P3" draw:layer="layout" svg:width="0.307cm" svg:height="0.432cm" svg:x="15.188cm" svg:y="11.227cm" svg:viewBox="0 0 308 433" svg:d="M306 44c2-4 2-8 2-12 0-11-8-19-19-19-6 0-25 6-27 29-13-25-36-42-63-42-77 0-159 93-159 190 0 67 40 106 89 106 38 0 70-32 78-38-15 59-23 88-23 90-2 6-24 72-97 72-11 0-34-2-53-8 21-5 29-22 29-34 0-11-8-24-27-24-15 0-36 13-36 39 0 27 25 40 89 40 84 0 133-51 143-91zM218 211c-3 17-19 34-34 47-13 12-34 23-53 23-34 0-44-34-44-61 0-32 19-112 36-146 19-32 48-59 76-59 44 0 54 53 54 57s0 8-2 10z">
            <text:p/>
          </draw:path>
          <draw:path draw:style-name="gr3" draw:text-style-name="P3" draw:layer="layout" svg:width="0.257cm" svg:height="0.303cm" svg:x="15.549cm" svg:y="11.227cm" svg:viewBox="0 0 258 304" svg:d="M95 143c19 0 68-2 103-18 47-19 51-58 51-68 0-28-27-57-72-57-76 0-177 65-177 182 0 69 40 122 106 122 95 0 152-70 152-80 0-4-3-7-7-7s-6 2-10 5c-53 67-125 67-135 67-51 0-59-55-59-78 0-8 2-29 12-68zM63 127c26-102 97-112 114-112 30 0 49 19 49 42 0 70-108 70-135 70z">
            <text:p/>
          </draw:path>
          <draw:path draw:style-name="gr3" draw:text-style-name="P3" draw:layer="layout" svg:width="0.157cm" svg:height="0.668cm" svg:x="15.867cm" svg:y="11.022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g>
          <svg:title>TexMaths</svg:title>
          <svg:desc>19§latex§update $SQN \leftarrow SQN + 1$§svg§600§TRUE§</svg:desc>
          <draw:polygon draw:style-name="gr4" draw:text-style-name="P4" draw:layer="layout" svg:width="7.58cm" svg:height="0.592cm" svg:x="1.27cm" svg:y="11.947cm" svg:viewBox="0 0 7581 593" draw:points="3791,593 0,593 0,0 7581,0 7581,593">
            <text:p/>
          </draw:polygon>
          <draw:path draw:style-name="gr3" draw:text-style-name="P3" draw:layer="layout" svg:width="0.337cm" svg:height="0.303cm" svg:x="1.291cm" svg:y="12.115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text-style-name="P3" draw:layer="layout" svg:width="0.33cm" svg:height="0.426cm" svg:x="1.658cm" svg:y="12.115cm" svg:viewBox="0 0 331 427" svg:d="M97 44v-44l-97 8v20c48 0 53 4 53 33v315c0 30-7 30-53 30v21c23-2 57-3 76-3 17 0 51 1 76 3v-21c-46 0-53 0-53-30v-114-6c4 12 32 48 82 48 81 0 150-67 150-152 0-86-65-152-141-152-51 0-80 30-93 44zM99 220v-150c19-34 53-53 87-53 48 0 90 59 90 135 0 82-48 137-97 137-27 0-54-14-71-40-9-15-9-15-9-29z">
            <text:p/>
          </draw:path>
          <draw:path draw:style-name="gr3" draw:text-style-name="P3" draw:layer="layout" svg:width="0.33cm" svg:height="0.472cm" svg:x="2.051cm" svg:y="11.946cm" svg:viewBox="0 0 331 473" svg:d="M232 427v46l99-8v-21c-46 0-52-5-52-38v-406l-97 8v20c48 0 52 4 52 38v145c-19-25-48-42-84-42-80 0-150 67-150 152s67 152 143 152c43 0 72-23 89-46zM232 249v137c0 13 0 13-8 24-19 33-49 48-78 48-30 0-55-17-70-44-19-27-21-65-21-93 0-25 2-65 21-95 15-21 40-42 76-42 25 0 51 10 72 40 8 12 8 13 8 25z">
            <text:p/>
          </draw:path>
          <draw:path draw:style-name="gr3" draw:text-style-name="P3" draw:layer="layout" svg:width="0.303cm" svg:height="0.307cm" svg:x="2.425cm" svg:y="12.111cm" svg:viewBox="0 0 304 308" svg:d="M196 251c2 26 21 55 53 55 13 0 55-10 55-65v-38h-17v38c0 38-17 44-25 44-23 0-25-30-25-34v-135c0-29 0-53-24-80-27-25-59-36-91-36-56 0-103 32-103 76 0 21 13 32 32 32 17 0 31-13 31-32 0-8-4-30-34-30 17-23 51-31 72-31 32 0 70 27 70 86v24c-34 2-80 4-123 25-50 23-67 57-67 87 0 54 65 71 108 71 44 0 74-27 88-57zM190 141v66c0 65-48 87-78 87-32 0-61-24-61-58 0-37 29-92 139-95z">
            <text:p/>
          </draw:path>
          <draw:path draw:style-name="gr3" draw:text-style-name="P3" draw:layer="layout" svg:width="0.21cm" svg:height="0.419cm" svg:x="2.742cm" svg:y="11.999cm" svg:viewBox="0 0 211 420" svg:d="M105 144h95v-21h-95v-123h-18c-1 55-20 127-87 129v15h57v185c0 83 63 91 87 91 48 0 67-48 67-91v-38h-17v38c0 49-19 74-46 74-44 0-43-61-43-73z">
            <text:p/>
          </draw:path>
          <draw:path draw:style-name="gr3" draw:text-style-name="P3" draw:layer="layout" svg:width="0.259cm" svg:height="0.307cm" svg:x="3.007cm" svg:y="12.111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396cm" svg:height="0.487cm" svg:x="3.542cm" svg:y="11.938cm" svg:viewBox="0 0 397 488" svg:d="M397 8c0-4 0-8-6-8-3 0-5 0-13 9l-32 38c-17-30-52-47-95-47-86 0-165 78-165 158 0 55 34 85 68 95l72 19c25 5 63 17 63 72 0 59-55 123-122 123-44 0-118-15-118-99 0-15 4-32 4-36 2-2 2-3 2-3 0-8-4-8-7-8-4 0-6 0-8 2s-40 156-40 158c0 3 4 7 8 7 3 0 3-2 11-11l34-38c29 40 74 49 112 49 91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463cm" svg:height="0.601cm" svg:x="3.987cm" svg:y="11.938cm" svg:viewBox="0 0 464 602" svg:d="M260 467c105-38 204-157 204-287 0-108-73-180-171-180-145 0-293 152-293 308 0 112 76 178 171 178 17 0 40-2 67-9-2 42-2 43-2 51 0 21 0 74 55 74 79 0 112-123 112-129s-6-8-8-8c-6 0-7 4-7 8-17 47-56 65-80 65-31 0-40-19-48-71zM135 463c-53-20-76-74-76-134 0-46 17-141 68-213 50-69 112-99 162-99 66 0 116 51 116 143 0 66-35 222-147 284-3-22-11-72-60-72-35 0-69 34-69 69 0 13 6 21 6 22zM175 471c-8 0-31 0-31-30 0-27 27-54 54-54 28 0 41 18 41 57 0 10 0 12-7 14-17 7-38 13-57 13z">
            <text:p/>
          </draw:path>
          <draw:path draw:style-name="gr3" draw:text-style-name="P3" draw:layer="layout" svg:width="0.563cm" svg:height="0.457cm" svg:x="4.506cm" svg:y="11.953cm" svg:viewBox="0 0 564 458" svg:d="M481 70c5-26 19-47 72-49 4 0 11 0 11-13 0 0 0-8-9-8-21 0-46 2-67 2-22 0-47-2-68-2-4 0-13 0-13 13 0 8 7 8 13 8 38 0 46 15 46 28 0 4-2 14-2 16l-76 298-149-350c-5-13-5-13-20-13h-90c-13 0-21 0-21 13 0 8 8 8 19 8 4 0 46 0 46 6l-89 360c-6 27-17 48-73 50-3 0-11 0-11 13 0 6 4 8 10 8 20 0 43-2 66-2s48 2 68 2c4 0 14 0 14-14 0-7-8-7-15-7-38-2-44-15-44-29 0-5 2-9 4-17l87-353c4 4 4 6 6 11l167 395c6 12 8 14 13 14 8 0 8-2 10-14z">
            <text:p/>
          </draw:path>
          <draw:path draw:style-name="gr3" draw:text-style-name="P3" draw:layer="layout" svg:width="0.594cm" svg:height="0.348cm" svg:x="5.309cm" svg:y="12.069cm" svg:viewBox="0 0 595 349" svg:d="M570 188c13 0 25 0 25-13 0-14-12-14-25-14h-498c38-28 55-55 61-64 30-46 36-88 36-89 0-8-8-8-13-8-12 0-13 2-15 13-16 67-55 122-131 154-8 2-10 4-10 8 0 5 4 5 10 9 70 29 115 82 131 156 2 8 3 9 15 9 5 0 13 0 13-7 0 0-6-44-34-87-13-21-32-44-63-67z">
            <text:p/>
          </draw:path>
          <draw:path draw:style-name="gr3" draw:text-style-name="P3" draw:layer="layout" svg:width="0.396cm" svg:height="0.487cm" svg:x="6.157cm" svg:y="11.938cm" svg:viewBox="0 0 397 488" svg:d="M397 8c0-4 0-8-6-8-3 0-5 0-13 9l-32 38c-17-30-51-47-95-47-86 0-165 78-165 158 0 55 34 85 68 95l72 19c25 5 63 17 63 72 0 59-55 123-122 123-43 0-118-15-118-99 0-15 4-32 4-36 2-2 2-3 2-3 0-8-4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463cm" svg:height="0.601cm" svg:x="6.601cm" svg:y="11.938cm" svg:viewBox="0 0 464 602" svg:d="M260 467c105-38 204-157 204-287 0-108-73-180-171-180-145 0-293 152-293 308 0 112 76 178 171 178 17 0 40-2 67-9-2 42-2 43-2 51 0 21 0 74 55 74 80 0 112-123 112-129s-6-8-8-8c-5 0-7 4-7 8-17 47-55 65-80 65-31 0-40-19-48-71zM135 463c-53-20-76-74-76-134 0-46 17-141 68-213 50-69 112-99 162-99 66 0 116 51 116 143 0 66-35 222-147 284-3-22-11-72-60-72-35 0-69 34-69 69 0 13 6 21 6 22zM175 471c-8 0-31 0-31-30 0-27 27-54 54-54 28 0 41 18 41 57 0 10 0 12-7 14-17 7-38 13-57 13z">
            <text:p/>
          </draw:path>
          <draw:path draw:style-name="gr3" draw:text-style-name="P3" draw:layer="layout" svg:width="0.563cm" svg:height="0.457cm" svg:x="7.122cm" svg:y="11.953cm" svg:viewBox="0 0 564 458" svg:d="M481 70c5-26 19-47 72-49 4 0 11 0 11-13 0 0 0-8-9-8-21 0-46 2-67 2-23 0-47-2-68-2-4 0-13 0-13 13 0 8 7 8 13 8 38 0 46 15 46 28 0 4-2 14-2 16l-76 298-149-350c-5-13-5-13-20-13h-90c-13 0-21 0-21 13 0 8 8 8 19 8 4 0 46 0 46 6l-89 360c-6 27-18 48-73 50-3 0-11 0-11 13 0 6 4 8 10 8 20 0 43-2 66-2s47 2 68 2c4 0 14 0 14-14 0-7-8-7-15-7-38-2-44-15-44-29 0-5 2-9 4-17l87-353c4 4 4 6 6 11l167 395c6 12 8 14 13 14 8 0 8-2 10-14z">
            <text:p/>
          </draw:path>
          <draw:path draw:style-name="gr3" draw:text-style-name="P3" draw:layer="layout" svg:width="0.446cm" svg:height="0.445cm" svg:x="7.888cm" svg:y="12.02cm" svg:viewBox="0 0 447 446" svg:d="M238 237h186c9 0 23 0 23-13 0-15-14-15-23-15h-186v-186c0-10-1-23-14-23s-13 13-13 23v186h-188c-10 0-23 0-23 15 0 13 13 13 23 13h188v187c0 9 0 22 13 22s14-13 14-22z">
            <text:p/>
          </draw:path>
          <draw:path draw:style-name="gr3" draw:text-style-name="P3" draw:layer="layout" svg:width="0.221cm" svg:height="0.445cm" svg:x="8.576cm" svg:y="11.965cm" svg:viewBox="0 0 222 446" svg:d="M139 17c0-15 0-17-15-17-42 44-103 44-124 44v21c13 0 53 0 87-19v347c0 25-1 32-62 32h-21v21c24-2 82-2 110-2 27 0 85 0 108 2v-21h-21c-60 0-62-7-62-32z">
            <text:p/>
          </draw:path>
        </draw:g>
        <draw:g>
          <svg:title>TexMaths</svg:title>
          <svg:desc>19§latex§$SRES \leftarrow f_2(\mathcal{K},RAND)$§svg§600§TRUE§</svg:desc>
          <draw:polygon draw:style-name="gr4" draw:text-style-name="P4" draw:layer="layout" svg:width="7.111cm" svg:height="0.666cm" svg:x="1.17cm" svg:y="12.856cm" svg:viewBox="0 0 7112 667" draw:points="3557,667 0,667 0,0 7112,0 7112,667">
            <text:p/>
          </draw:polygon>
          <draw:path draw:style-name="gr3" draw:text-style-name="P3" draw:layer="layout" svg:width="0.396cm" svg:height="0.487cm" svg:x="1.204cm" svg:y="12.884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78cm" svg:height="0.472cm" svg:x="1.643cm" svg:y="12.9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86cm" svg:height="0.455cm" svg:x="2.152cm" svg:y="12.902cm" svg:viewBox="0 0 487 456" svg:d="M448 300c2-4 4-7 4-9s0-8-7-8c-6 0-8 4-10 8-44 99-68 144-182 144h-97c-10 0-12 0-15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396cm" svg:height="0.487cm" svg:x="2.692cm" svg:y="12.884cm" svg:viewBox="0 0 397 488" svg:d="M397 8c0-4 0-8-6-8-3 0-5 0-13 10l-32 38c-17-31-51-48-95-48-86 0-167 78-167 158 0 55 36 85 70 95l72 19c25 5 61 17 61 72 0 59-53 124-120 124-43 0-118-16-118-99 0-15 4-33 4-36 2-2 2-4 2-4 0-8-6-8-7-8-4 0-6 0-8 2s-40 156-40 158c0 4 4 7 8 7 3 0 3-1 11-11l34-38c29 40 74 49 112 49 92 0 171-89 171-173 0-47-22-70-32-77-17-18-27-19-85-35-16-3-40-11-46-11-17-8-40-27-40-63 0-53 53-110 116-110 57 0 97 29 97 105 0 20-2 32-2 36 0 2 0 7 8 7 7 0 7-2 9-13z">
            <text:p/>
          </draw:path>
          <draw:path draw:style-name="gr3" draw:text-style-name="P3" draw:layer="layout" svg:width="0.594cm" svg:height="0.349cm" svg:x="3.327cm" svg:y="13.014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333cm" svg:height="0.609cm" svg:x="4.174cm" svg:y="12.884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6-26 36-36 0-15-12-24-25-24-17 0-36 15-36 41 0 29 30 46 57 46 36 0 65-40 76-65 21-43 36-123 38-129z">
            <text:p/>
          </draw:path>
          <draw:path draw:style-name="gr3" draw:text-style-name="P3" draw:layer="layout" svg:width="0.208cm" svg:height="0.311cm" svg:x="4.495cm" svg:y="13.145cm" svg:viewBox="0 0 209 312" svg:d="M209 226h-17c0 12-6 38-11 44-4 2-40 2-48 2h-85c49-44 64-57 93-78 36-29 68-57 68-103 0-57-51-91-110-91s-99 42-99 84c0 24 21 26 25 26 11 0 24-7 24-24 0-8-1-25-26-25 13-34 45-44 68-44 48 0 72 36 72 74 0 42-30 74-45 91l-114 113c-4 3-4 3-4 17h194z">
            <text:p/>
          </draw:path>
          <draw:path draw:style-name="gr3" draw:text-style-name="P3" draw:layer="layout" svg:width="0.157cm" svg:height="0.668cm" svg:x="4.831cm" svg:y="12.854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47cm" svg:height="0.487cm" svg:x="5.042cm" svg:y="12.884cm" svg:viewBox="0 0 471 488" svg:d="M112 46c-7 146-68 323-108 427-4 8-4 10-4 10 0 5 6 5 8 5 11 0 36-13 45-26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7 251 23 23 37 32 57 32 52 0 107-28 132-60 19-21 20-38 20-40z">
            <text:p/>
          </draw:path>
          <draw:path draw:style-name="gr3" draw:text-style-name="P3" draw:layer="layout" svg:width="0.079cm" svg:height="0.2cm" svg:x="5.597cm" svg:y="13.284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72cm" svg:x="5.863cm" svg:y="12.9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59cm" svg:height="0.48cm" svg:x="6.369cm" svg:y="12.877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6.872cm" svg:y="12.9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512cm" svg:height="0.457cm" svg:x="7.48cm" svg:y="12.9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157cm" svg:height="0.668cm" svg:x="8.06cm" svg:y="12.854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$CK \leftarrow f_3(\mathcal{K},RAND)$§svg§600§TRUE§</svg:desc>
          <draw:polygon draw:style-name="gr4" draw:text-style-name="P4" draw:layer="layout" svg:width="6.315cm" svg:height="0.666cm" svg:x="10.668cm" svg:y="12.795cm" svg:viewBox="0 0 6316 667" draw:points="3158,667 0,667 0,0 6316,0 6316,667">
            <text:p/>
          </draw:polygon>
          <draw:path draw:style-name="gr3" draw:text-style-name="P3" draw:layer="layout" svg:width="0.476cm" svg:height="0.487cm" svg:x="10.702cm" svg:y="12.823cm" svg:viewBox="0 0 477 488" svg:d="M477 8c0-4-2-8-8-8-2 0-3 0-11 8l-46 51c-7-10-38-59-112-59-150 0-300 148-300 304 0 110 80 184 182 184 57 0 109-28 145-58 63-56 74-116 74-118 0-6-8-6-10-6-3 0-5 0-7 6-6 19-21 66-69 106-45 38-87 50-123 50-59 0-131-37-131-141 0-38 15-146 82-224 39-48 102-82 163-82 68 0 108 51 108 129 0 27-2 29-2 34 0 8 8 8 10 8 9 0 9-2 11-13z">
            <text:p/>
          </draw:path>
          <draw:path draw:style-name="gr3" draw:text-style-name="P3" draw:layer="layout" svg:width="0.569cm" svg:height="0.457cm" svg:x="11.217cm" svg:y="12.839cm" svg:viewBox="0 0 570 458" svg:d="M315 186c0-2-3-5-3-7s13-12 21-17l115-90c63-47 90-49 111-51 5 0 11-2 11-13 0-4-2-8-8-8-15 0-30 2-47 2-25 0-49-2-74-2-4 0-13 0-13 13 0 6 3 8 9 8 13 2 19 4 19 13 0 14-19 29-23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8 8 19 8 23 0 21-29 21-37 21-5 0-13 0-13 13 0 8 8 8 10 8 26 0 55-2 81-2 14 0 50 2 65 2 4 0 13 0 13-13 0-8-7-8-15-8-27 0-36-6-46-30z">
            <text:p/>
          </draw:path>
          <draw:path draw:style-name="gr3" draw:text-style-name="P3" draw:layer="layout" svg:width="0.594cm" svg:height="0.349cm" svg:x="12.027cm" svg:y="12.953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333cm" svg:height="0.609cm" svg:x="12.876cm" svg:y="12.823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8-26 38-36 0-15-14-24-27-24-17 0-36 15-36 41 0 29 30 46 57 46 36 0 65-40 76-65 21-43 36-123 38-129z">
            <text:p/>
          </draw:path>
          <draw:path draw:style-name="gr3" draw:text-style-name="P3" draw:layer="layout" svg:width="0.216cm" svg:height="0.32cm" svg:x="13.191cm" svg:y="13.084cm" svg:viewBox="0 0 217 321" svg:d="M103 156c38 0 64 25 64 76 0 57-34 74-62 74-19 0-59-4-80-32 23 0 28-17 28-27 0-15-11-25-26-25-14 0-27 8-27 27 0 44 49 72 106 72 65 0 111-44 111-89 0-38-31-74-82-86 49-17 66-53 66-81 0-36-41-65-95-65-51 0-91 25-91 63 0 17 10 24 25 24 13 0 23-9 23-22 0-16-10-25-23-25 15-21 47-27 66-27 21 0 50 12 50 52 0 21-6 41-19 57-15 17-29 19-51 19-12 2-14 2-16 2s-3 0-3 5c0 8 3 8 11 8z">
            <text:p/>
          </draw:path>
          <draw:path draw:style-name="gr3" draw:text-style-name="P3" draw:layer="layout" svg:width="0.157cm" svg:height="0.668cm" svg:x="13.531cm" svg:y="12.793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47cm" svg:height="0.487cm" svg:x="13.744cm" svg:y="12.823cm" svg:viewBox="0 0 471 488" svg:d="M112 46c-7 146-68 323-108 427-4 8-4 10-4 10 0 5 6 5 8 5 11 0 36-13 45-26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6 251 24 23 38 32 58 32 52 0 107-28 132-60 19-21 20-38 20-40z">
            <text:p/>
          </draw:path>
          <draw:path draw:style-name="gr3" draw:text-style-name="P3" draw:layer="layout" svg:width="0.079cm" svg:height="0.2cm" svg:x="14.299cm" svg:y="13.223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72cm" svg:x="14.565cm" svg:y="12.839cm" svg:viewBox="0 0 479 473" svg:d="M224 46c4-16 6-23 19-25 6 0 27 0 40 0 48 0 124 0 124 66 0 23-12 69-38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59cm" svg:height="0.48cm" svg:x="15.071cm" svg:y="12.816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5.572cm" svg:y="12.839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512cm" svg:height="0.457cm" svg:x="16.18cm" svg:y="12.839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157cm" svg:height="0.668cm" svg:x="16.762cm" svg:y="12.793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$IK \leftarrow f_4(\mathcal{K},RAND)$§svg§600§TRUE§</svg:desc>
          <draw:polygon draw:style-name="gr4" draw:text-style-name="P4" draw:layer="layout" svg:width="6.136cm" svg:height="0.666cm" svg:x="1.229cm" svg:y="13.718cm" svg:viewBox="0 0 6137 667" draw:points="3069,667 0,667 0,0 6137,0 6137,667">
            <text:p/>
          </draw:polygon>
          <draw:path draw:style-name="gr3" draw:text-style-name="P3" draw:layer="layout" svg:width="0.311cm" svg:height="0.457cm" svg:x="1.252cm" svg:y="13.762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text-style-name="P3" draw:layer="layout" svg:width="0.569cm" svg:height="0.457cm" svg:x="1.6cm" svg:y="13.762cm" svg:viewBox="0 0 570 458" svg:d="M315 186c0-2-3-5-3-7s13-12 21-17l115-90c63-47 90-49 111-51 5 0 11-2 11-13 0-4-2-8-8-8-15 0-30 2-47 2-25 0-49-2-74-2-4 0-13 0-13 13 0 6 3 8 9 8 13 2 21 4 21 13 0 14-21 29-25 33l-262 199 53-215c8-24 8-30 57-30 17 0 23 0 23-13 0-6-6-8-9-8-19 0-67 2-86 2s-66-2-85-2c-6 0-16 0-16 13 0 8 8 8 21 8 8 0 21 0 29 2 11 0 15 2 15 9 0 4-2 6-4 14l-89 361c-8 24-8 30-61 30-11 0-19 0-19 13 0 8 8 8 10 8 19 0 66-2 85-2 13 0 28 0 44 0 13 0 28 2 43 2 4 0 14 0 14-13 0-8-8-8-19-8-25 0-44 0-44-11 0-6 4-19 6-31 9-34 19-70 26-104l101-78 78 180c8 18 8 19 8 23 0 21-29 21-37 21-5 0-13 0-13 13 0 8 8 8 10 8 26 0 55-2 81-2 14 0 50 2 65 2 4 0 13 0 13-13 0-8-7-8-13-8-29 0-38-6-48-30z">
            <text:p/>
          </draw:path>
          <draw:path draw:style-name="gr3" draw:text-style-name="P3" draw:layer="layout" svg:width="0.594cm" svg:height="0.349cm" svg:x="2.409cm" svg:y="13.876cm" svg:viewBox="0 0 595 350" svg:d="M570 188c13 0 25 0 25-13s-12-13-25-13h-498c38-29 55-56 61-65 30-46 36-87 36-89 0-8-8-8-13-8-12 0-14 2-15 13-16 67-55 122-131 154-8 2-10 4-10 8 0 6 4 6 10 9 70 29 115 82 131 156 1 8 3 10 15 10 5 0 13 0 13-8 0 0-6-44-34-87-13-21-32-44-63-67z">
            <text:p/>
          </draw:path>
          <draw:path draw:style-name="gr3" draw:text-style-name="P3" draw:layer="layout" svg:width="0.333cm" svg:height="0.609cm" svg:x="3.258cm" svg:y="13.746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6-26 36-36 0-15-12-24-25-24-17 0-36 15-36 41 0 29 30 46 57 46 36 0 65-40 76-65 21-43 36-123 38-129z">
            <text:p/>
          </draw:path>
          <draw:path draw:style-name="gr3" draw:text-style-name="P3" draw:layer="layout" svg:width="0.231cm" svg:height="0.316cm" svg:x="3.566cm" svg:y="14.003cm" svg:viewBox="0 0 232 317" svg:d="M232 239v-17h-53v-209c0-9 0-13-10-13-6 0-7 0-13 6l-156 216v17h139v40c0 16 0 21-38 21h-14v17c25-2 54-2 71-2 19 0 47 0 72 2v-17h-13c-38 0-38-5-38-21v-40zM143 51v171h-126z">
            <text:p/>
          </draw:path>
          <draw:path draw:style-name="gr3" draw:text-style-name="P3" draw:layer="layout" svg:width="0.157cm" svg:height="0.668cm" svg:x="3.914cm" svg:y="13.716cm" svg:viewBox="0 0 158 669" svg:d="M158 663c0-2 0-4-14-15-83-84-104-211-104-313 0-116 25-232 108-316 10-9 10-9 10-11 0-6-4-8-8-8-7 0-68 46-108 131-34 74-42 148-42 204 0 53 8 133 44 209 41 83 99 125 106 125 4 0 8-2 8-6z">
            <text:p/>
          </draw:path>
          <draw:path draw:style-name="gr3" draw:text-style-name="P3" draw:layer="layout" svg:width="0.47cm" svg:height="0.487cm" svg:x="4.127cm" svg:y="13.746cm" svg:viewBox="0 0 471 488" svg:d="M112 46c-7 146-68 323-108 427-4 8-4 10-4 10 0 5 6 5 8 5 11 0 36-13 45-26 4-4 91-224 110-394 4-26 6-55 6-57 0-9 0-11-7-11-8 0-27 10-40 17-33 15-57 29-57 40 0 4 3 4 7 4 6 0 8 0 40-15zM467 388c0 0 0-6-7-6-4 0-12 0-21 8-8 5-10 7-13 19-18 49-84 49-84 49-66 0-160-209-160-270 0-11 2-17 25-42 50-49 169-117 200-117 15 0 24 11 24 28 0 4-2 8-2 11 0 4 2 8 8 8 2 0 34-4 34-36 0-23-13-40-38-40-45 0-138 53-192 91-28 21-100 72-100 114 0 57 68 202 117 251 23 23 36 32 57 32 52 0 107-28 132-60 19-21 20-38 20-40z">
            <text:p/>
          </draw:path>
          <draw:path draw:style-name="gr3" draw:text-style-name="P3" draw:layer="layout" svg:width="0.079cm" svg:height="0.2cm" svg:x="4.681cm" svg:y="14.146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72cm" svg:x="4.947cm" svg:y="13.762cm" svg:viewBox="0 0 479 473" svg:d="M224 46c4-16 6-23 19-25 6 0 27 0 40 0 48 0 122 0 122 66 0 23-10 69-36 95-18 18-54 38-114 38h-74zM321 230c67-15 146-61 146-129 0-57-59-101-148-101h-190c-13 0-19 0-19 13 0 8 6 8 17 8 2 0 15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6 0-7 4-9 9-17 50-46 61-61 61-23 0-27-15-27-42 0-19 4-53 6-76 2-9 4-21 4-30 0-52-46-72-63-80z">
            <text:p/>
          </draw:path>
          <draw:path draw:style-name="gr3" draw:text-style-name="P3" draw:layer="layout" svg:width="0.459cm" svg:height="0.48cm" svg:x="5.453cm" svg:y="13.739cm" svg:viewBox="0 0 460 481" svg:d="M97 403c-27 46-53 55-84 57-7 0-13 0-13 13 0 4 4 8 10 8 17 0 38-2 57-2 22 0 45 2 66 2 4 0 13 0 13-13 0-8-5-8-11-8-15-2-30-8-30-25 0-7 3-15 9-24l49-86h170c1 15 11 106 11 112 0 21-36 23-49 23-10 0-16 0-16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5.954cm" svg:y="13.762cm" svg:viewBox="0 0 564 458" svg:d="M481 70c5-26 19-47 72-49 4 0 11 0 11-13 0 0 0-8-9-8-21 0-46 2-67 2-23 0-47-2-68-2-4 0-13 0-13 13 0 8 7 8 13 8 38 0 46 15 46 28 0 4-2 14-2 16l-76 298-149-350c-5-13-5-13-20-13h-90c-13 0-21 0-21 13 0 8 8 8 19 8 4 0 46 0 46 6l-89 361c-6 26-18 47-73 49-3 0-11 0-11 13 0 6 4 8 10 8 20 0 43-2 66-2s47 2 68 2c4 0 14 0 14-13 0-8-8-8-15-8-38-2-44-15-44-28 0-6 2-10 4-17l87-354c4 4 4 6 6 11l167 396c6 11 7 13 13 13 8 0 8-2 10-13z">
            <text:p/>
          </draw:path>
          <draw:path draw:style-name="gr3" draw:text-style-name="P3" draw:layer="layout" svg:width="0.512cm" svg:height="0.457cm" svg:x="6.562cm" svg:y="13.762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10 0-13 0-8-2-10-2-10-7 0-2 0-4 4-16z">
            <text:p/>
          </draw:path>
          <draw:path draw:style-name="gr3" draw:text-style-name="P3" draw:layer="layout" svg:width="0.157cm" svg:height="0.668cm" svg:x="7.144cm" svg:y="13.716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line draw:style-name="gr5" draw:text-style-name="P5" draw:layer="layout" svg:x1="14.224cm" svg:y1="17.102cm" svg:x2="2.064cm" svg:y2="17.102cm">
          <text:p/>
        </draw:line>
        <draw:g>
          <svg:title>TexMaths</svg:title>
          <svg:desc>19§latex§\text{authentication response ($SRES$)}§svg§600§TRUE§</svg:desc>
          <draw:polygon draw:style-name="gr4" draw:text-style-name="P4" draw:layer="layout" svg:width="9.558cm" svg:height="0.666cm" svg:x="3.413cm" svg:y="16.38cm" svg:viewBox="0 0 9559 667" draw:points="4780,667 0,667 0,0 9559,0 9559,667">
            <text:p/>
          </draw:polygon>
          <draw:path draw:style-name="gr3" draw:text-style-name="P3" draw:layer="layout" svg:width="0.303cm" svg:height="0.307cm" svg:x="3.442cm" svg:y="16.579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337cm" svg:height="0.303cm" svg:x="3.766cm" svg:y="16.583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21cm" svg:height="0.419cm" svg:x="4.127cm" svg:y="16.467cm" svg:viewBox="0 0 211 420" svg:d="M105 144h95v-20h-95v-124h-18c-1 55-20 127-87 129v15h57v185c0 83 63 91 87 91 48 0 67-47 67-91v-38h-17v38c0 49-21 74-46 74-43 0-43-61-43-72z">
            <text:p/>
          </draw:path>
          <draw:path draw:style-name="gr3" draw:text-style-name="P3" draw:layer="layout" svg:width="0.337cm" svg:height="0.465cm" svg:x="4.395cm" svg:y="16.416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8 0 53 3 53 38z">
            <text:p/>
          </draw:path>
          <draw:path draw:style-name="gr3" draw:text-style-name="P3" draw:layer="layout" svg:width="0.259cm" svg:height="0.307cm" svg:x="4.762cm" svg:y="16.579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337cm" svg:height="0.295cm" svg:x="5.06cm" svg:y="16.583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1cm" svg:height="0.419cm" svg:x="5.402cm" svg:y="16.467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143cm" svg:height="0.448cm" svg:x="5.67cm" svg:y="16.431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56cm" svg:height="0.307cm" svg:x="5.856cm" svg:y="16.579cm" svg:viewBox="0 0 257 308" svg:d="M55 154c0-108 55-137 91-137 6 0 50 0 73 25-27 2-33 23-33 30 0 17 14 31 33 31 17 0 30-12 30-31 0-45-51-72-103-72-83 0-146 72-146 156 0 85 67 152 144 152 92 0 113-80 113-88 0-5-8-5-10-5-6 0-8 2-8 5-20 63-64 71-89 71-34 0-95-29-95-137z">
            <text:p/>
          </draw:path>
          <draw:path draw:style-name="gr3" draw:text-style-name="P3" draw:layer="layout" svg:width="0.301cm" svg:height="0.307cm" svg:x="6.159cm" svg:y="16.579cm" svg:viewBox="0 0 302 308" svg:d="M196 251c2 26 21 55 51 55 15 0 55-10 55-65v-38h-15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text-style-name="P3" draw:layer="layout" svg:width="0.21cm" svg:height="0.419cm" svg:x="6.474cm" svg:y="16.467cm" svg:viewBox="0 0 211 420" svg:d="M105 144h95v-20h-95v-124h-18c-1 55-20 127-87 129v15h57v185c0 83 63 91 87 91 48 0 67-47 67-91v-38h-17v38c0 49-19 74-46 74-43 0-43-61-43-72z">
            <text:p/>
          </draw:path>
          <draw:path draw:style-name="gr3" draw:text-style-name="P3" draw:layer="layout" svg:width="0.143cm" svg:height="0.448cm" svg:x="6.744cm" svg:y="16.431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97cm" svg:height="0.307cm" svg:x="6.924cm" svg:y="16.579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7.261cm" svg:y="16.583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25cm" svg:height="0.295cm" svg:x="7.85cm" svg:y="16.583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259cm" svg:height="0.307cm" svg:x="8.11cm" svg:y="16.579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219cm" svg:height="0.307cm" svg:x="8.408cm" svg:y="16.579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33cm" svg:height="0.427cm" svg:x="8.668cm" svg:y="16.583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text-style-name="P3" draw:layer="layout" svg:width="0.297cm" svg:height="0.307cm" svg:x="9.056cm" svg:y="16.579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9.39cm" svg:y="16.583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text-style-name="P3" draw:layer="layout" svg:width="0.219cm" svg:height="0.307cm" svg:x="9.761cm" svg:y="16.579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text-style-name="P3" draw:layer="layout" svg:width="0.259cm" svg:height="0.307cm" svg:x="10.021cm" svg:y="16.579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text-style-name="P3" draw:layer="layout" svg:width="0.157cm" svg:height="0.668cm" svg:x="10.586cm" svg:y="16.378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396cm" svg:height="0.487cm" svg:x="10.814cm" svg:y="16.408cm" svg:viewBox="0 0 397 488" svg:d="M397 8c0-4 0-8-6-8-3 0-5 0-13 10l-32 38c-17-31-51-48-95-48-86 0-165 78-165 158 0 55 34 85 68 95l72 19c25 5 63 17 63 72 0 59-55 124-122 124-43 0-118-16-118-99 0-15 4-33 4-36 2-2 2-4 2-4 0-8-4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78cm" svg:height="0.472cm" svg:x="11.252cm" svg:y="16.424cm" svg:viewBox="0 0 479 473" svg:d="M224 46c4-16 6-23 19-25 6 0 27 0 40 0 48 0 124 0 124 66 0 23-12 69-38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86cm" svg:height="0.455cm" svg:x="11.762cm" svg:y="16.426cm" svg:viewBox="0 0 487 456" svg:d="M448 300c2-4 4-7 4-9s0-8-7-8c-6 0-8 4-10 8-44 99-68 144-182 144h-99c-8 0-10 0-13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396cm" svg:height="0.487cm" svg:x="12.299cm" svg:y="16.408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157cm" svg:height="0.668cm" svg:x="12.75cm" svg:y="16.378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line draw:style-name="gr10" draw:text-style-name="P1" draw:layer="layout" svg:x1="1.27cm" svg:y1="19.134cm" svg:x2="2.794cm" svg:y2="19.134cm">
          <text:p/>
        </draw:line>
        <draw:line draw:style-name="gr10" draw:text-style-name="P1" draw:layer="layout" svg:x1="13.47cm" svg:y1="19.134cm" svg:x2="14.994cm" svg:y2="19.134cm">
          <text:p/>
        </draw:line>
        <draw:line draw:style-name="gr10" draw:text-style-name="P1" draw:layer="layout" svg:x1="24.57cm" svg:y1="19.334cm" svg:x2="26.094cm" svg:y2="19.334cm">
          <text:p/>
        </draw:line>
        <draw:g>
          <svg:title>TexMaths</svg:title>
          <svg:desc>19§latex§$IMSI,\mathcal{K},SQN$§svg§600§TRUE§</svg:desc>
          <draw:polygon draw:style-name="gr4" draw:text-style-name="P4" draw:layer="layout" svg:width="4.544cm" svg:height="0.584cm" svg:x="0.491cm" svg:y="-8.573cm" svg:viewBox="0 0 4545 585" draw:points="2273,585 0,585 0,0 4545,0 4545,585">
            <text:p/>
          </draw:polygon>
          <draw:path draw:style-name="gr3" draw:text-style-name="P3" draw:layer="layout" svg:width="0.311cm" svg:height="0.457cm" svg:x="0.514cm" svg:y="-8.575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2 0-3 2-9 4-15z">
            <text:p/>
          </draw:path>
          <draw:path draw:style-name="gr3" draw:text-style-name="P3" draw:layer="layout" svg:width="0.67cm" svg:height="0.457cm" svg:x="0.863cm" svg:y="-8.575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4-43-29 0-5 0-9 2-17l91-364 59 415c0 8 2 16 9 16 8 0 12-8 15-12l270-425-95 385c-7 25-7 31-61 31-11 0-19 0-19 13 0 8 8 8 10 8 19 0 65-2 84-2 26 0 57 2 83 2 4 0 13 0 13-14 0-7-5-7-19-7-24 0-43 0-43-12 0-3 0-3 4-17z">
            <text:p/>
          </draw:path>
          <draw:path draw:style-name="gr3" draw:text-style-name="P3" draw:layer="layout" svg:width="0.396cm" svg:height="0.487cm" svg:x="1.589cm" svg:y="-8.59cm" svg:viewBox="0 0 397 488" svg:d="M397 8c0-4 0-8-6-8-3 0-5 0-13 9l-32 38c-17-30-51-47-95-47-86 0-167 78-167 158 0 55 36 85 70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311cm" svg:height="0.457cm" svg:x="2.022cm" svg:y="-8.575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2 0-3 2-9 4-15z">
            <text:p/>
          </draw:path>
          <draw:path draw:style-name="gr3" draw:text-style-name="P3" draw:layer="layout" svg:width="0.079cm" svg:height="0.2cm" svg:x="2.402cm" svg:y="-8.189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47cm" svg:height="0.487cm" svg:x="2.661cm" svg:y="-8.59cm" svg:viewBox="0 0 471 488" svg:d="M112 46c-7 146-68 322-108 427-4 7-4 9-4 9 0 6 6 6 8 6 11 0 36-13 45-27 4-3 91-224 110-393 4-26 6-55 6-57 0-9 0-11-7-11-8 0-27 9-40 17-33 15-57 29-57 40 0 4 3 4 7 4 6 0 8 0 40-15zM467 387c0 0 0-5-7-5-4 0-12 0-21 7-8 6-10 8-13 19-17 50-84 50-84 50-66 0-160-209-160-270 0-11 2-17 25-42 50-49 169-118 200-118 15 0 24 12 24 29 0 4-2 8-2 11 0 4 2 8 8 8 2 0 34-4 34-36 0-23-13-40-38-40-45 0-138 53-192 91-28 21-100 72-100 114 0 57 68 201 117 251 23 23 37 32 57 32 52 0 107-28 132-61 19-21 20-38 20-40z">
            <text:p/>
          </draw:path>
          <draw:path draw:style-name="gr3" draw:text-style-name="P3" draw:layer="layout" svg:width="0.079cm" svg:height="0.2cm" svg:x="3.216cm" svg:y="-8.189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396cm" svg:height="0.487cm" svg:x="3.489cm" svg:y="-8.59cm" svg:viewBox="0 0 397 488" svg:d="M397 8c0-4 0-8-6-8-3 0-5 0-13 9l-32 38c-17-30-51-47-95-47-86 0-165 78-165 158 0 55 34 85 68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text-style-name="P3" draw:layer="layout" svg:width="0.463cm" svg:height="0.601cm" svg:x="3.934cm" svg:y="-8.59cm" svg:viewBox="0 0 464 602" svg:d="M260 467c105-38 204-157 204-287 0-108-73-180-171-180-145 0-293 152-293 308 0 112 76 178 171 178 17 0 40-2 67-9-2 41-2 43-2 51 0 21 0 74 55 74 80 0 112-123 112-129s-6-8-8-8c-5 0-7 4-7 8-17 47-55 64-80 64-31 0-40-19-48-70zM135 463c-53-21-76-74-76-134 0-46 17-141 68-213 50-69 112-99 162-99 66 0 116 51 116 143 0 66-34 222-148 284-2-22-10-72-59-72-35 0-69 34-69 69 0 13 6 20 6 22zM175 471c-8 0-31 0-31-30 0-27 27-54 54-54 28 0 41 17 41 57 0 10 0 12-7 14-17 7-38 13-57 13z">
            <text:p/>
          </draw:path>
          <draw:path draw:style-name="gr3" draw:text-style-name="P3" draw:layer="layout" svg:width="0.563cm" svg:height="0.457cm" svg:x="4.453cm" svg:y="-8.575cm" svg:viewBox="0 0 564 458" svg:d="M481 70c5-26 19-47 72-49 4 0 11 0 11-13 0 0 0-8-9-8-21 0-46 2-67 2-22 0-47-2-68-2-4 0-13 0-13 13 0 8 7 8 13 8 38 0 46 15 46 28 0 4-2 14-2 16l-76 298-149-350c-5-13-5-13-20-13h-90c-13 0-21 0-21 13 0 8 8 8 19 8 4 0 46 0 46 6l-89 360c-6 27-17 48-73 50-3 0-11 0-11 13 0 6 4 8 10 8 20 0 43-2 66-2s48 2 68 2c4 0 14 0 14-14 0-7-8-7-15-7-38-2-44-15-44-29 0-5 2-9 4-17l87-353c4 4 4 6 6 11l167 395c6 12 8 14 13 14 8 0 8-2 10-14z">
            <text:p/>
          </draw:path>
        </draw:g>
        <draw:custom-shape draw:style-name="gr11" draw:text-style-name="P8" draw:layer="layout" svg:width="7.112cm" svg:height="1.162cm" svg:x="10.73cm" svg:y="17.61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verify $SRES = XRES$§svg§600§TRUE§</svg:desc>
          <draw:polygon draw:style-name="gr4" draw:text-style-name="P4" draw:layer="layout" svg:width="6.763cm" svg:height="0.592cm" svg:x="10.932cm" svg:y="18.007cm" svg:viewBox="0 0 6764 593" draw:points="3382,593 0,593 0,0 6764,0 6764,593">
            <text:p/>
          </draw:polygon>
          <draw:path draw:style-name="gr3" draw:text-style-name="P3" draw:layer="layout" svg:width="0.328cm" svg:height="0.295cm" svg:x="10.945cm" svg:y="18.181cm" svg:viewBox="0 0 329 296" svg:d="M266 67c8-16 19-46 63-46v-21c-15 2-36 2-52 2-15 0-45-2-57-2v21c25 0 33 15 33 28 0 6-2 10-6 18l-68 171-74-189c-4-7-4-9-4-11 0-17 24-17 38-17v-21c-21 0-59 2-74 2-18 0-44 0-65-2v21c42 0 46 4 53 25l97 239c4 10 6 11 15 11 8 0 12-5 14-11z">
            <text:p/>
          </draw:path>
          <draw:path draw:style-name="gr3" draw:text-style-name="P3" draw:layer="layout" svg:width="0.259cm" svg:height="0.307cm" svg:x="11.284cm" svg:y="18.17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225cm" svg:height="0.295cm" svg:x="11.58cm" svg:y="18.174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143cm" svg:height="0.448cm" svg:x="11.842cm" svg:y="18.022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text-style-name="P3" draw:layer="layout" svg:width="0.218cm" svg:height="0.472cm" svg:x="12.028cm" svg:y="17.997cm" svg:viewBox="0 0 219 473" svg:d="M95 184v-78c0-58 32-91 63-91 2 0 11 0 23 4-10 4-21 11-21 29 0 15 11 28 28 28 21 0 31-13 31-28 0-25-25-48-61-48-48 0-105 36-105 106v78h-53v21h53v217c0 30-7 30-53 30v21c27-2 59-2 78-2 26 0 59 0 85 2v-21h-15c-49 0-51-7-51-32v-215h78v-21z">
            <text:p/>
          </draw:path>
          <draw:path draw:style-name="gr3" draw:text-style-name="P3" draw:layer="layout" svg:width="0.328cm" svg:height="0.427cm" svg:x="12.222cm" svg:y="18.181cm" svg:viewBox="0 0 329 428" svg:d="M266 65c17-44 51-44 63-44v-21c-15 2-36 2-52 2-11 0-43-2-57-2v21c21 0 31 11 31 28 0 8 0 8-4 18l-68 163-74-181c-2-5-4-7-4-11 0-17 24-17 38-17v-21c-17 0-63 2-74 2-18 0-44 0-65-2v21c32 0 46 0 55 23l101 245c-4 9-13 30-17 40-15 36-34 83-76 83-4 0-19 0-33-13 21-2 27-17 27-26 0-19-13-29-28-29-14 0-29 8-29 29 0 30 29 55 63 55 42 0 68-40 85-78z">
            <text:p/>
          </draw:path>
          <draw:path draw:style-name="gr3" draw:text-style-name="P3" draw:layer="layout" svg:width="0.396cm" svg:height="0.487cm" svg:x="12.817cm" svg:y="17.997cm" svg:viewBox="0 0 397 488" svg:d="M397 8c0-4 0-8-6-8-3 0-5 0-13 10l-32 38c-17-31-52-48-95-48-86 0-167 78-167 158 0 55 36 85 70 95l72 19c25 5 63 17 63 72 0 59-55 124-122 124-43 0-118-16-118-99 0-15 4-33 4-36 2-2 2-4 2-4 0-8-6-8-7-8-4 0-6 0-8 2s-40 156-40 158c0 4 4 7 8 7 3 0 3-1 11-11l34-38c29 40 74 49 112 49 91 0 171-89 171-172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78cm" svg:height="0.472cm" svg:x="13.256cm" svg:y="18.012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86cm" svg:height="0.455cm" svg:x="13.765cm" svg:y="18.014cm" svg:viewBox="0 0 487 456" svg:d="M448 300c2-4 4-7 4-9s0-8-7-8c-6 0-8 4-10 8-44 99-68 144-182 144h-97c-10 0-12 0-15 0-8-2-10-2-10-7 0-2 0-4 4-16l46-182h66c57 0 57 13 57 30 0 4 0 14-6 33 0 3-2 5-2 7 0 4 4 8 10 8s8-4 9-13l38-158c0-4-2-8-7-8-6 0-8 6-10 14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396cm" svg:height="0.487cm" svg:x="14.305cm" svg:y="17.997cm" svg:viewBox="0 0 397 488" svg:d="M397 8c0-4 0-8-6-8-3 0-5 0-13 10l-32 38c-17-31-52-48-95-48-86 0-167 78-167 158 0 55 36 85 70 95l72 19c25 5 63 17 63 72 0 59-55 124-122 124-44 0-118-16-118-99 0-15 4-33 4-36 2-2 2-4 2-4 0-8-6-8-7-8-4 0-6 0-8 2s-40 156-40 158c0 4 4 7 8 7 3 0 3-1 11-11l34-38c29 40 74 49 112 49 91 0 171-89 171-172 0-48-22-71-32-78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46cm" svg:height="0.157cm" svg:x="14.939cm" svg:y="18.223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552cm" svg:height="0.457cm" svg:x="15.621cm" svg:y="18.012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478cm" svg:height="0.472cm" svg:x="16.235cm" svg:y="18.012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86cm" svg:height="0.455cm" svg:x="16.742cm" svg:y="18.014cm" svg:viewBox="0 0 487 456" svg:d="M448 300c2-4 4-7 4-9s0-8-7-8c-6 0-8 4-10 8-44 99-68 144-182 144h-97c-10 0-12 0-15 0-8-2-10-2-10-7 0-2 0-4 4-16l46-182h66c57 0 57 13 57 30 0 4 0 14-6 33 0 3-2 5-2 7 0 4 4 8 10 8s8-4 9-13l38-158c0-4-2-8-7-8-6 0-8 6-10 14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396cm" svg:height="0.487cm" svg:x="17.282cm" svg:y="17.997cm" svg:viewBox="0 0 397 488" svg:d="M397 8c0-4 0-8-6-8-3 0-5 0-13 10l-32 38c-17-31-52-48-95-48-86 0-167 78-167 158 0 55 36 85 70 95l72 19c25 5 63 17 63 72 0 59-55 124-122 124-44 0-118-16-118-99 0-15 4-33 4-36 2-2 2-4 2-4 0-8-6-8-7-8-4 0-6 0-8 2s-40 156-40 158c0 4 4 7 8 7 3 0 3-1 11-11l34-38c29 40 74 49 112 49 91 0 171-89 171-172 0-48-22-71-32-78-15-18-27-19-85-35-16-3-40-11-46-11-17-8-40-27-40-63 0-53 53-110 116-110 57 0 97 29 97 105 0 20-2 32-2 36 0 2 0 7 8 7 7 0 7-2 9-13z">
            <text:p/>
          </draw:path>
        </draw:g>
        <draw:custom-shape draw:style-name="gr12" draw:text-style-name="P8" draw:layer="layout" svg:width="20.574cm" svg:height="5.08cm" svg:x="7.112cm" svg:y="0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MAC  \leftarrow f_1\left( \mathcal{K},SQN, AMF, RAND\right)§svg§600§TRUE§</svg:desc>
          <draw:polygon draw:style-name="gr4" draw:text-style-name="P4" draw:layer="layout" svg:width="10.829cm" svg:height="0.666cm" svg:x="7.481cm" svg:y="0.174cm" svg:viewBox="0 0 10830 667" draw:points="5415,667 0,667 0,0 10830,0 10830,667">
            <text:p/>
          </draw:polygon>
          <draw:path draw:style-name="gr3" draw:text-style-name="P3" draw:layer="layout" svg:width="0.67cm" svg:height="0.457cm" svg:x="7.51cm" svg:y="0.218cm" svg:viewBox="0 0 671 458" svg:d="M593 51c5-24 5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459cm" svg:height="0.48cm" svg:x="8.222cm" svg:y="0.195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476cm" svg:height="0.487cm" svg:x="8.731cm" svg:y="0.202cm" svg:viewBox="0 0 477 488" svg:d="M477 8c0-4-2-8-8-8-2 0-3 0-11 8l-46 51c-7-10-38-59-112-59-150 0-300 148-300 304 0 110 80 184 182 184 57 0 109-28 145-58 62-56 74-116 74-118 0-6-8-6-10-6-3 0-5 0-7 6-6 19-21 66-69 106-45 38-87 50-123 50-59 0-131-37-131-141 0-38 15-146 82-224 39-48 104-82 163-82 68 0 108 51 108 129 0 27-2 29-2 34 0 8 8 8 10 8 9 0 9-2 11-13z">
            <text:p/>
          </draw:path>
          <draw:path draw:style-name="gr3" draw:text-style-name="P3" draw:layer="layout" svg:width="0.594cm" svg:height="0.349cm" svg:x="9.444cm" svg:y="0.332cm" svg:viewBox="0 0 595 350" svg:d="M570 188c13 0 25 0 25-13s-12-13-25-13h-498c38-29 55-56 61-65 30-46 36-87 36-89 0-8-8-8-13-8-12 0-14 2-15 13-16 67-55 122-131 154-8 2-10 4-10 8 0 6 4 6 10 9 70 29 115 82 131 156 1 8 3 10 15 10 5 0 13 0 13-8 0 0-6-44-34-87-13-21-32-44-63-67z">
            <text:p/>
          </draw:path>
          <draw:path draw:style-name="gr3" draw:text-style-name="P3" draw:layer="layout" svg:width="0.333cm" svg:height="0.609cm" svg:x="10.293cm" svg:y="0.202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8-26 38-36 0-15-14-24-27-24-17 0-36 15-36 41 0 29 30 46 57 46 36 0 65-40 76-65 21-43 36-123 38-129z">
            <text:p/>
          </draw:path>
          <draw:path draw:style-name="gr3" draw:text-style-name="P3" draw:layer="layout" svg:width="0.172cm" svg:height="0.311cm" svg:x="10.635cm" svg:y="0.463cm" svg:viewBox="0 0 173 312" svg:d="M106 13c0-13 0-13-13-13-30 30-74 30-93 30v18c11 0 42 0 68-14v240c0 15 0 21-47 21h-17v17c7 0 66-2 83-2 16 0 75 2 86 2v-17h-19c-48 0-48-6-48-21z">
            <text:p/>
          </draw:path>
          <draw:path draw:style-name="gr3" draw:text-style-name="P3" draw:layer="layout" svg:width="0.157cm" svg:height="0.668cm" svg:x="11.061cm" svg:y="0.172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47cm" svg:height="0.487cm" svg:x="11.273cm" svg:y="0.202cm" svg:viewBox="0 0 471 488" svg:d="M112 46c-8 146-68 323-108 427-4 8-4 10-4 10 0 5 6 5 8 5 11 0 36-13 45-26 4-4 91-224 110-394 4-26 6-55 6-57 0-9 0-11-7-11-8 0-27 10-40 17-33 15-57 29-57 40 0 4 3 4 7 4 6 0 8 0 40-15zM467 388c0 0 0-6-7-6-4 0-12 0-21 8-8 5-10 7-13 19-18 49-84 49-84 49-66 0-160-209-160-270 0-11 2-17 25-42 49-49 169-117 200-117 15 0 24 11 24 28 0 4-2 8-2 11 0 4 2 8 8 8 2 0 34-4 34-36 0-23-13-40-38-40-45 0-139 53-192 91-28 21-100 72-100 114 0 57 68 202 116 251 24 23 37 32 58 32 52 0 107-28 132-60 19-21 20-38 20-40z">
            <text:p/>
          </draw:path>
          <draw:path draw:style-name="gr3" draw:text-style-name="P3" draw:layer="layout" svg:width="0.079cm" svg:height="0.2cm" svg:x="11.828cm" svg:y="0.60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96cm" svg:height="0.487cm" svg:x="12.102cm" svg:y="0.202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63cm" svg:height="0.601cm" svg:x="12.546cm" svg:y="0.202cm" svg:viewBox="0 0 464 602" svg:d="M260 468c105-38 204-158 204-287 0-109-73-181-171-181-145 0-293 152-293 308 0 112 76 179 171 179 17 0 40-2 67-10-2 42-2 44-2 51 0 21 0 74 55 74 80 0 112-123 112-129 0-5-6-7-8-7-5 0-7 3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13.065cm" svg:y="0.218cm" svg:viewBox="0 0 564 458" svg:d="M481 70c5-26 19-47 72-49 4 0 11 0 11-13 0 0 0-8-9-8-21 0-46 2-67 2-23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7 13 13 13 8 0 8-2 10-13z">
            <text:p/>
          </draw:path>
          <draw:path draw:style-name="gr3" draw:text-style-name="P3" draw:layer="layout" svg:width="0.079cm" svg:height="0.2cm" svg:x="13.667cm" svg:y="0.60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59cm" svg:height="0.48cm" svg:x="13.928cm" svg:y="0.195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67cm" svg:height="0.457cm" svg:x="14.433cm" svg:y="0.218cm" svg:viewBox="0 0 671 458" svg:d="M593 51c5-24 5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6 2 83 2 4 0 13 0 13-13 0-8-5-8-19-8-24 0-43 0-43-11 0-4 0-4 4-17z">
            <text:p/>
          </draw:path>
          <draw:path draw:style-name="gr3" draw:text-style-name="P3" draw:layer="layout" svg:width="0.476cm" svg:height="0.455cm" svg:x="15.148cm" svg:y="0.22cm" svg:viewBox="0 0 477 456" svg:d="M179 238h64c50 0 55 11 55 30 0 6 0 13-3 32-2 4-4 8-4 8 0 6 5 9 9 9 6 0 6-2 10-15l36-144c2-8 2-10 2-12s0-7-8-7c-6 0-8 4-9 13-14 53-31 65-88 65h-61l44-169c6-25 6-27 36-27h90c81 0 96 23 96 74 0 15 0 17-1 36-2 8-2 10-2 12 0 3 1 7 9 7 6 0 8-4 8-15l15-116c2-19-2-19-19-19h-329c-13 0-19 0-19 13 0 8 6 8 17 8 25 0 44 0 44 11 0 4 0 4-2 17l-89 354c-8 27-8 32-61 32-11 0-19 0-19 14 0 7 8 7 10 7 20 0 70-2 89-2 23 0 78 2 99 2 7 0 15 0 15-13 0-6-4-6-4-8-2 0-4 0-19 0s-19 0-36-2c-19-2-21-3-21-13 0 0 0-6 4-15z">
            <text:p/>
          </draw:path>
          <draw:path draw:style-name="gr3" draw:text-style-name="P3" draw:layer="layout" svg:width="0.079cm" svg:height="0.2cm" svg:x="15.626cm" svg:y="0.60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72cm" svg:x="15.892cm" svg:y="0.218cm" svg:viewBox="0 0 479 473" svg:d="M224 46c4-16 6-23 19-25 6 0 27 0 40 0 48 0 124 0 124 66 0 23-12 69-38 95-18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59cm" svg:height="0.48cm" svg:x="16.398cm" svg:y="0.195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6.901cm" svg:y="0.218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7 13 13 13 8 0 8-2 10-13z">
            <text:p/>
          </draw:path>
          <draw:path draw:style-name="gr3" draw:text-style-name="P3" draw:layer="layout" svg:width="0.512cm" svg:height="0.457cm" svg:x="17.509cm" svg:y="0.218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10 0-13 0-8-2-10-2-10-7 0-2 0-4 4-16z">
            <text:p/>
          </draw:path>
          <draw:path draw:style-name="gr3" draw:text-style-name="P3" draw:layer="layout" svg:width="0.157cm" svg:height="0.668cm" svg:x="18.089cm" svg:y="0.172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$XRES  \leftarrow f_2\left(\mathcal{K},RAND\right)§svg§600§TRUE§</svg:desc>
          <draw:polygon draw:style-name="gr4" draw:text-style-name="P4" draw:layer="layout" svg:width="7.381cm" svg:height="0.666cm" svg:x="7.492cm" svg:y="0.953cm" svg:viewBox="0 0 7382 667" draw:points="3692,667 0,667 0,0 7382,0 7382,667">
            <text:p/>
          </draw:polygon>
          <draw:path draw:style-name="gr3" draw:text-style-name="P3" draw:layer="layout" svg:width="0.552cm" svg:height="0.457cm" svg:x="7.509cm" svg:y="0.997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text-style-name="P3" draw:layer="layout" svg:width="0.478cm" svg:height="0.472cm" svg:x="8.123cm" svg:y="0.997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86cm" svg:height="0.455cm" svg:x="8.632cm" svg:y="0.999cm" svg:viewBox="0 0 487 456" svg:d="M448 300c2-4 4-7 4-9s0-8-7-8c-6 0-8 4-10 8-44 99-68 144-182 144h-97c-10 0-12 0-15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text-style-name="P3" draw:layer="layout" svg:width="0.396cm" svg:height="0.487cm" svg:x="9.17cm" svg:y="0.981cm" svg:viewBox="0 0 397 488" svg:d="M397 8c0-4 0-8-6-8-3 0-5 0-13 10l-32 38c-17-31-51-48-95-48-86 0-165 78-165 158 0 55 34 85 68 95l72 19c25 5 63 17 63 72 0 59-55 124-122 124-43 0-118-16-118-99 0-15 4-33 4-36 2-2 2-4 2-4 0-8-4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594cm" svg:height="0.349cm" svg:x="9.804cm" svg:y="1.111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333cm" svg:height="0.609cm" svg:x="10.654cm" svg:y="0.981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8-26 38-36 0-15-14-24-27-24-17 0-36 15-36 41 0 29 30 46 57 46 36 0 65-40 76-65 21-43 36-123 38-129z">
            <text:p/>
          </draw:path>
          <draw:path draw:style-name="gr3" draw:text-style-name="P3" draw:layer="layout" svg:width="0.208cm" svg:height="0.311cm" svg:x="10.973cm" svg:y="1.242cm" svg:viewBox="0 0 209 312" svg:d="M209 226h-17c0 12-6 38-11 44-4 2-40 2-48 2h-85c49-44 64-57 93-78 36-29 68-57 68-103 0-57-51-91-110-91s-99 42-99 84c0 24 21 26 25 26 11 0 24-7 24-24 0-8-1-25-26-25 13-34 45-44 68-44 48 0 72 36 72 74 0 42-30 74-45 91l-114 113c-4 3-4 3-4 17h194z">
            <text:p/>
          </draw:path>
          <draw:path draw:style-name="gr3" draw:text-style-name="P3" draw:layer="layout" svg:width="0.157cm" svg:height="0.668cm" svg:x="11.421cm" svg:y="0.951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47cm" svg:height="0.487cm" svg:x="11.634cm" svg:y="0.981cm" svg:viewBox="0 0 471 488" svg:d="M112 46c-7 146-68 323-108 427-4 8-4 10-4 10 0 5 6 5 8 5 11 0 36-13 45-26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7 251 23 23 37 32 57 32 52 0 107-28 132-60 19-21 20-38 20-40z">
            <text:p/>
          </draw:path>
          <draw:path draw:style-name="gr3" draw:text-style-name="P3" draw:layer="layout" svg:width="0.079cm" svg:height="0.2cm" svg:x="12.189cm" svg:y="1.38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72cm" svg:x="12.455cm" svg:y="0.997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59cm" svg:height="0.48cm" svg:x="12.961cm" svg:y="0.974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3.462cm" svg:y="0.997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512cm" svg:height="0.457cm" svg:x="14.07cm" svg:y="0.997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157cm" svg:height="0.668cm" svg:x="14.652cm" svg:y="0.951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$CK \leftarrow f_3\left(\mathcal{K}, RAND\right)$§svg§600§TRUE§</svg:desc>
          <draw:polygon draw:style-name="gr4" draw:text-style-name="P4" draw:layer="layout" svg:width="6.427cm" svg:height="0.666cm" svg:x="7.522cm" svg:y="1.794cm" svg:viewBox="0 0 6428 667" draw:points="3215,667 0,667 0,0 6428,0 6428,667">
            <text:p/>
          </draw:polygon>
          <draw:path draw:style-name="gr3" draw:text-style-name="P3" draw:layer="layout" svg:width="0.476cm" svg:height="0.487cm" svg:x="7.556cm" svg:y="1.822cm" svg:viewBox="0 0 477 488" svg:d="M477 8c0-4-2-8-8-8-2 0-3 0-11 8l-46 51c-7-10-38-59-112-59-150 0-300 148-300 304 0 110 80 184 182 184 57 0 109-28 145-58 63-56 74-116 74-118 0-6-8-6-10-6-3 0-5 0-7 6-6 19-21 66-69 106-45 38-87 50-123 50-59 0-131-37-131-141 0-38 15-146 82-224 39-48 102-82 163-82 68 0 108 51 108 129 0 27-2 29-2 34 0 8 8 8 10 8 9 0 9-2 11-13z">
            <text:p/>
          </draw:path>
          <draw:path draw:style-name="gr3" draw:text-style-name="P3" draw:layer="layout" svg:width="0.569cm" svg:height="0.457cm" svg:x="8.071cm" svg:y="1.838cm" svg:viewBox="0 0 570 458" svg:d="M315 186c0-2-3-5-3-7s13-12 21-17l115-90c63-47 90-49 111-51 5 0 11-2 11-13 0-4-2-8-8-8-15 0-30 2-47 2-25 0-49-2-74-2-4 0-13 0-13 13 0 6 3 8 9 8 13 2 19 4 19 13 0 14-19 29-23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8 8 19 8 23 0 21-29 21-37 21-5 0-13 0-13 13 0 8 8 8 10 8 26 0 55-2 81-2 14 0 50 2 65 2 4 0 13 0 13-13 0-8-7-8-15-8-27 0-36-6-46-30z">
            <text:p/>
          </draw:path>
          <draw:path draw:style-name="gr3" draw:text-style-name="P3" draw:layer="layout" svg:width="0.594cm" svg:height="0.349cm" svg:x="8.881cm" svg:y="1.952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333cm" svg:height="0.609cm" svg:x="9.73cm" svg:y="1.822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8-26 38-36 0-15-14-24-27-24-17 0-36 15-36 41 0 29 30 46 57 46 36 0 65-40 76-65 21-43 36-123 38-129z">
            <text:p/>
          </draw:path>
          <draw:path draw:style-name="gr3" draw:text-style-name="P3" draw:layer="layout" svg:width="0.216cm" svg:height="0.32cm" svg:x="10.045cm" svg:y="2.083cm" svg:viewBox="0 0 217 321" svg:d="M103 156c38 0 64 25 64 76 0 57-34 74-62 74-19 0-59-4-80-32 23 0 28-17 28-27 0-15-11-25-26-25-14 0-27 8-27 27 0 44 49 72 106 72 65 0 111-44 111-89 0-38-31-74-82-86 49-17 66-53 66-81 0-36-41-65-95-65-51 0-91 25-91 63 0 17 10 24 25 24 13 0 23-9 23-22 0-16-10-25-23-25 15-21 47-27 66-27 21 0 50 12 50 52 0 21-6 41-19 57-15 17-29 19-51 19-12 2-14 2-16 2s-3 0-3 5c0 8 3 8 11 8z">
            <text:p/>
          </draw:path>
          <draw:path draw:style-name="gr3" draw:text-style-name="P3" draw:layer="layout" svg:width="0.157cm" svg:height="0.668cm" svg:x="10.498cm" svg:y="1.792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47cm" svg:height="0.487cm" svg:x="10.71cm" svg:y="1.822cm" svg:viewBox="0 0 471 488" svg:d="M112 46c-7 146-68 323-108 427-4 8-4 10-4 10 0 5 6 5 8 5 11 0 36-13 45-26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6 251 24 23 38 32 58 32 52 0 107-28 132-60 19-21 20-38 20-40z">
            <text:p/>
          </draw:path>
          <draw:path draw:style-name="gr3" draw:text-style-name="P3" draw:layer="layout" svg:width="0.079cm" svg:height="0.2cm" svg:x="11.265cm" svg:y="2.222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72cm" svg:x="11.531cm" svg:y="1.838cm" svg:viewBox="0 0 479 473" svg:d="M224 46c4-16 6-23 19-25 6 0 27 0 40 0 48 0 124 0 124 66 0 23-12 69-38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59cm" svg:height="0.48cm" svg:x="12.037cm" svg:y="1.815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2.538cm" svg:y="1.838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512cm" svg:height="0.457cm" svg:x="13.146cm" svg:y="1.838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157cm" svg:height="0.668cm" svg:x="13.728cm" svg:y="1.792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$IK \leftarrow f_4\left(\mathcal{K}, RAND\right)$§svg§600§TRUE§</svg:desc>
          <draw:polygon draw:style-name="gr4" draw:text-style-name="P4" draw:layer="layout" svg:width="6.248cm" svg:height="0.666cm" svg:x="14.586cm" svg:y="1.842cm" svg:viewBox="0 0 6249 667" draw:points="3125,667 0,667 0,0 6249,0 6249,667">
            <text:p/>
          </draw:polygon>
          <draw:path draw:style-name="gr3" draw:text-style-name="P3" draw:layer="layout" svg:width="0.311cm" svg:height="0.457cm" svg:x="14.609cm" svg:y="1.886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569cm" svg:height="0.457cm" svg:x="14.956cm" svg:y="1.886cm" svg:viewBox="0 0 570 458" svg:d="M315 186c0-2-3-5-3-7s13-12 20-17l116-90c63-47 90-49 111-51 5 0 11-2 11-13 0-4-2-8-8-8-15 0-30 2-47 2-25 0-50-2-74-2-4 0-14 0-14 13 0 6 4 8 10 8 13 2 21 4 21 13 0 14-21 29-25 33l-262 199 53-215c8-24 8-30 57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8 7 19 7 23 0 21-28 21-36 21-5 0-13 0-13 13 0 8 8 8 10 8 26 0 55-2 81-2 14 0 50 2 65 2 4 0 13 0 13-13 0-8-7-8-13-8-29 0-38-6-48-30z">
            <text:p/>
          </draw:path>
          <draw:path draw:style-name="gr3" draw:text-style-name="P3" draw:layer="layout" svg:width="0.594cm" svg:height="0.349cm" svg:x="15.766cm" svg:y="2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text-style-name="P3" draw:layer="layout" svg:width="0.333cm" svg:height="0.609cm" svg:x="16.615cm" svg:y="1.87cm" svg:viewBox="0 0 334 610" svg:d="M211 205h57c13 0 21 0 21-15 0-6-8-6-19-6h-55l15-78c2-13 11-60 15-68 6-13 17-23 32-23 2 0 19 0 33 12-31 3-36 26-36 36 0 15 11 23 24 23 17 0 36-14 36-40 0-31-30-46-57-46-22 0-66 11-85 78-4 15-6 21-23 106h-46c-13 0-20 0-20 12 0 9 5 9 19 9h43l-49 264c-13 65-25 126-59 126-2 0-19 0-32-12 30-1 36-26 36-36 0-15-12-24-25-24-17 0-36 15-36 41 0 29 30 46 57 46 36 0 65-40 76-65 21-43 36-123 38-129z">
            <text:p/>
          </draw:path>
          <draw:path draw:style-name="gr3" draw:text-style-name="P3" draw:layer="layout" svg:width="0.231cm" svg:height="0.316cm" svg:x="16.923cm" svg:y="2.127cm" svg:viewBox="0 0 232 317" svg:d="M232 239v-17h-53v-209c0-9 0-13-10-13-6 0-8 0-13 6l-156 216v17h139v40c0 16 0 21-38 21h-14v17c25-2 54-2 71-2 19 0 47 0 72 2v-17h-13c-38 0-38-5-38-21v-40zM142 51v171h-125z">
            <text:p/>
          </draw:path>
          <draw:path draw:style-name="gr3" draw:text-style-name="P3" draw:layer="layout" svg:width="0.157cm" svg:height="0.668cm" svg:x="17.383cm" svg:y="1.84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47cm" svg:height="0.487cm" svg:x="17.596cm" svg:y="1.87cm" svg:viewBox="0 0 471 488" svg:d="M112 46c-8 146-68 323-108 427-4 8-4 10-4 10 0 5 6 5 8 5 11 0 36-13 45-26 4-4 91-224 110-394 4-26 6-55 6-57 0-9 0-11-8-11-7 0-26 10-39 17-33 15-57 29-57 40 0 4 3 4 7 4 6 0 8 0 40-15zM467 388c0 0 0-6-7-6-4 0-12 0-21 8-8 5-10 7-13 19-18 49-84 49-84 49-67 0-160-209-160-270 0-11 2-17 25-42 49-49 169-117 200-117 15 0 24 11 24 28 0 4-2 8-2 11 0 4 2 8 8 8 2 0 34-4 34-36 0-23-13-40-38-40-45 0-139 53-192 91-28 21-100 72-100 114 0 57 68 202 117 251 23 23 36 32 57 32 52 0 107-28 131-60 19-21 21-38 21-40z">
            <text:p/>
          </draw:path>
          <draw:path draw:style-name="gr3" draw:text-style-name="P3" draw:layer="layout" svg:width="0.079cm" svg:height="0.2cm" svg:x="18.15cm" svg:y="2.27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78cm" svg:height="0.472cm" svg:x="18.416cm" svg:y="1.886cm" svg:viewBox="0 0 479 473" svg:d="M224 46c4-16 6-23 19-25 6 0 27 0 40 0 48 0 122 0 122 66 0 23-10 69-36 95-18 18-54 38-114 38h-75zM321 230c67-15 146-61 146-129 0-57-59-101-148-101h-190c-13 0-19 0-19 13 0 8 6 8 17 8 2 0 15 0 27 2 11 0 17 2 17 9 0 4 0 6-2 14l-89 359c-8 26-10 32-61 32-13 0-19 0-19 13 0 8 8 8 9 8 19 0 65-2 84-2s67 2 86 2c5 0 13 0 13-13 0-8-6-8-19-8-25 0-44 0-44-11 0-4 2-8 2-12l46-178h79c61 0 73 38 73 60 0 12-6 33-10 48-4 19-9 44-9 57 0 72 79 72 89 72 57 0 80-68 80-78 0-7-8-7-8-7-6 0-7 4-9 9-17 50-46 61-61 61-23 0-27-15-27-42 0-19 4-53 6-76 2-9 4-21 4-30 0-52-46-72-63-80z">
            <text:p/>
          </draw:path>
          <draw:path draw:style-name="gr3" draw:text-style-name="P3" draw:layer="layout" svg:width="0.459cm" svg:height="0.48cm" svg:x="18.922cm" svg:y="1.863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9.423cm" svg:y="1.886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512cm" svg:height="0.457cm" svg:x="20.031cm" svg:y="1.886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text-style-name="P3" draw:layer="layout" svg:width="0.157cm" svg:height="0.668cm" svg:x="20.613cm" svg:y="1.84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g>
          <svg:title>TexMaths</svg:title>
          <svg:desc>19§latex§$AK \leftarrow f_5\left(\mathcal{K}, RAND\right)$§svg§600§TRUE§</svg:desc>
          <draw:polygon draw:style-name="gr4" draw:text-style-name="P4" draw:layer="layout" svg:width="6.402cm" svg:height="0.666cm" svg:x="21.236cm" svg:y="1.827cm" svg:viewBox="0 0 6403 667" draw:points="3202,667 0,667 0,0 6403,0 6403,667">
            <text:p/>
          </draw:polygon>
          <draw:path draw:style-name="gr3" draw:text-style-name="P3" draw:layer="layout" svg:width="0.459cm" svg:height="0.48cm" svg:x="21.259cm" svg:y="1.848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9cm" svg:height="0.457cm" svg:x="21.76cm" svg:y="1.871cm" svg:viewBox="0 0 570 458" svg:d="M315 186c0-2-3-5-3-7s13-12 21-17l115-90c63-47 90-49 111-51 5 0 11-2 11-13 0-4-2-8-8-8-15 0-30 2-47 2-25 0-49-2-74-2-4 0-13 0-13 13 0 6 3 8 9 8 13 2 19 4 19 13 0 14-19 29-23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8 8 19 8 23 0 21-29 21-37 21-5 0-13 0-13 13 0 8 8 8 10 8 26 0 55-2 81-2 14 0 50 2 65 2 4 0 13 0 13-13 0-8-7-8-15-8-27 0-36-6-46-30z">
            <text:p/>
          </draw:path>
          <draw:path draw:style-name="gr3" draw:text-style-name="P3" draw:layer="layout" svg:width="0.594cm" svg:height="0.349cm" svg:x="22.57cm" svg:y="1.985cm" svg:viewBox="0 0 595 350" svg:d="M570 188c13 0 25 0 25-13s-12-13-25-13h-498c38-29 55-56 61-65 30-46 36-87 36-89 0-8-8-8-13-8-12 0-14 2-15 13-16 67-55 122-131 154-8 2-10 4-10 8 0 6 4 6 10 9 70 29 115 82 131 156 1 8 3 10 15 10 5 0 13 0 13-8 0 0-6-44-34-87-13-21-32-44-63-67z">
            <text:p/>
          </draw:path>
          <draw:path draw:style-name="gr3" draw:text-style-name="P3" draw:layer="layout" svg:width="0.333cm" svg:height="0.609cm" svg:x="23.419cm" svg:y="1.855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6-26 36-36 0-15-12-24-25-24-17 0-36 15-36 41 0 29 30 46 57 46 36 0 65-40 76-65 21-43 36-123 38-129z">
            <text:p/>
          </draw:path>
          <draw:path draw:style-name="gr3" draw:text-style-name="P3" draw:layer="layout" svg:width="0.208cm" svg:height="0.32cm" svg:x="23.738cm" svg:y="2.116cm" svg:viewBox="0 0 209 321" svg:d="M44 49c23 6 38 6 45 6 63 0 99-42 99-49 0-4-4-6-6-6 0 0-2 0-3 2-12 4-37 13-71 13-13 0-40-2-70-13-4-2-6-2-6-2-5 0-5 6-5 13v139c0 8 0 13 7 13 4 0 4-2 10-7 21-25 49-29 64-29 29 0 42 23 44 27 10 15 11 32 11 61 0 13 0 41-13 62-13 16-32 27-55 27-30 0-63-17-74-48 17 2 27-9 27-22 0-21-18-25-25-25 0 0-23 0-23 27 0 41 38 83 95 83 61 0 114-44 114-102 0-54-42-103-99-103-21 0-45 6-66 23z">
            <text:p/>
          </draw:path>
          <draw:path draw:style-name="gr3" draw:text-style-name="P3" draw:layer="layout" svg:width="0.157cm" svg:height="0.668cm" svg:x="24.187cm" svg:y="1.825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47cm" svg:height="0.487cm" svg:x="24.4cm" svg:y="1.855cm" svg:viewBox="0 0 471 488" svg:d="M112 46c-8 146-68 323-108 427-4 8-4 10-4 10 0 5 6 5 8 5 11 0 36-13 45-26 4-4 91-224 110-394 4-26 6-55 6-57 0-9 0-11-7-11-8 0-27 10-40 17-33 15-57 29-57 40 0 4 3 4 7 4 6 0 8 0 40-15zM467 388c0 0 0-6-7-6-4 0-12 0-21 8-8 5-10 7-13 19-18 49-84 49-84 49-66 0-160-209-160-270 0-11 2-17 25-42 49-49 169-117 200-117 15 0 24 11 24 28 0 4-2 8-2 11 0 4 2 8 8 8 2 0 34-4 34-36 0-23-13-40-38-40-45 0-139 53-192 91-28 21-100 72-100 114 0 57 68 202 117 251 23 23 36 32 57 32 52 0 107-28 132-60 19-21 20-38 20-40z">
            <text:p/>
          </draw:path>
          <draw:path draw:style-name="gr3" draw:text-style-name="P3" draw:layer="layout" svg:width="0.079cm" svg:height="0.2cm" svg:x="24.954cm" svg:y="2.255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72cm" svg:x="25.22cm" svg:y="1.871cm" svg:viewBox="0 0 479 473" svg:d="M224 46c4-16 6-23 19-25 6 0 27 0 40 0 48 0 122 0 122 66 0 23-10 69-36 95-18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59cm" svg:height="0.48cm" svg:x="25.726cm" svg:y="1.848cm" svg:viewBox="0 0 460 481" svg:d="M97 403c-27 46-53 55-84 57-7 0-13 0-13 13 0 4 4 8 10 8 17 0 38-2 57-2 22 0 45 2 66 2 4 0 13 0 13-13 0-8-5-8-11-8-15-2-30-8-30-25 0-7 3-15 9-24l49-86h170c1 15 11 106 11 112 0 21-36 23-49 23-10 0-16 0-16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26.227cm" svg:y="1.871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7 13 13 13 8 0 8-2 10-13z">
            <text:p/>
          </draw:path>
          <draw:path draw:style-name="gr3" draw:text-style-name="P3" draw:layer="layout" svg:width="0.512cm" svg:height="0.457cm" svg:x="26.835cm" svg:y="1.871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10 0-13 0-8-2-10-2-10-7 0-2 0-4 4-16z">
            <text:p/>
          </draw:path>
          <draw:path draw:style-name="gr3" draw:text-style-name="P3" draw:layer="layout" svg:width="0.157cm" svg:height="0.668cm" svg:x="27.417cm" svg:y="1.825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update $s_{SQN} \leftarrow SQN + 1$§svg§600§TRUE§</svg:desc>
          <draw:polygon draw:style-name="gr4" draw:text-style-name="P4" draw:layer="layout" svg:width="7.593cm" svg:height="0.655cm" svg:x="7.392cm" svg:y="4.27cm" svg:viewBox="0 0 7594 656" draw:points="3796,656 0,656 0,0 7594,0 7594,656">
            <text:p/>
          </draw:polygon>
          <draw:path draw:style-name="gr3" draw:text-style-name="P3" draw:layer="layout" svg:width="0.337cm" svg:height="0.303cm" svg:x="7.413cm" svg:y="4.437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text-style-name="P3" draw:layer="layout" svg:width="0.33cm" svg:height="0.427cm" svg:x="7.78cm" svg:y="4.437cm" svg:viewBox="0 0 331 428" svg:d="M97 44v-44l-97 8v21c47 0 53 3 53 32v315c0 31-7 31-53 31v21c23-2 57-4 76-4 17 0 51 2 76 4v-21c-46 0-53 0-53-31v-114-5c4 11 32 47 81 47 82 0 151-66 151-152 0-85-65-152-141-152-51 0-80 30-93 44zM99 220v-150c19-34 53-53 87-53 48 0 89 59 89 135 0 82-47 137-96 137-27 0-54-14-71-40-9-15-9-15-9-29z">
            <text:p/>
          </draw:path>
          <draw:path draw:style-name="gr3" draw:text-style-name="P3" draw:layer="layout" svg:width="0.33cm" svg:height="0.472cm" svg:x="8.173cm" svg:y="4.268cm" svg:viewBox="0 0 331 473" svg:d="M232 428v45l99-7v-21c-46 0-52-6-52-38v-407l-97 8v21c48 0 52 3 52 38v144c-19-25-48-42-84-42-80 0-150 67-150 152 0 86 66 152 142 152 44 0 73-23 90-45zM232 249v137c0 13 0 13-8 24-19 33-49 48-78 48-30 0-55-17-70-44-19-26-21-64-21-93 0-25 2-64 21-95 15-21 40-42 76-42 25 0 51 10 72 40 8 12 8 13 8 25z">
            <text:p/>
          </draw:path>
          <draw:path draw:style-name="gr3" draw:text-style-name="P3" draw:layer="layout" svg:width="0.303cm" svg:height="0.307cm" svg:x="8.547cm" svg:y="4.433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7 29-92 139-95z">
            <text:p/>
          </draw:path>
          <draw:path draw:style-name="gr3" draw:text-style-name="P3" draw:layer="layout" svg:width="0.21cm" svg:height="0.419cm" svg:x="8.864cm" svg:y="4.321cm" svg:viewBox="0 0 211 420" svg:d="M104 144h95v-20h-95v-124h-17c-2 55-21 127-87 129v15h57v185c0 83 63 91 87 91 48 0 67-48 67-91v-38h-17v38c0 49-19 74-46 74-44 0-44-61-44-72z">
            <text:p/>
          </draw:path>
          <draw:path draw:style-name="gr3" draw:text-style-name="P3" draw:layer="layout" svg:width="0.259cm" svg:height="0.307cm" svg:x="9.129cm" svg:y="4.433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text-style-name="P3" draw:layer="layout" svg:width="0.246cm" svg:height="0.303cm" svg:x="9.664cm" svg:y="4.437cm" svg:viewBox="0 0 247 304" svg:d="M228 46c-19 0-32 15-32 30 0 10 5 19 21 19 15 0 30-11 30-38 0-28-29-57-80-57-89 0-114 68-114 99 0 51 51 62 70 66 35 6 71 14 71 52 0 17-15 72-97 72-10 0-61 0-76-34 25 1 42-17 42-36 0-16-12-23-25-23-17 0-38 13-38 43 0 38 38 65 97 65 108 0 135-82 135-110 0-25-14-42-21-50-19-19-38-22-69-28-22-6-49-10-49-40 0-21 15-61 74-61 17 0 51 4 61 31z">
            <text:p/>
          </draw:path>
          <draw:path draw:style-name="gr3" draw:text-style-name="P3" draw:layer="layout" svg:width="0.297cm" svg:height="0.339cm" svg:x="9.976cm" svg:y="4.503cm" svg:viewBox="0 0 298 340" svg:d="M298 6c0-2-2-6-5-6-2 0-4 0-10 6l-23 28c-19-26-47-34-76-34-66 0-125 53-125 108 0 6 2 25 15 42 17 19 34 25 67 31 7 3 32 7 39 9 14 4 44 15 44 49 0 38-40 84-95 84-40 0-91-15-91-66 0-6 2-16 4-25 0-2 0-2 0-2 0-6-6-6-8-6-6 0-7 0-9 10l-23 93c-2 2-2 5-2 7s2 6 6 6c3 0 3 0 9-7 6-6 19-20 23-25 25 26 63 32 91 32 70 0 127-61 127-116 0-21-7-40-19-51-15-17-22-19-83-32-10-4-25-6-31-8-11-4-30-17-30-44 0-36 42-74 91-74 50 0 74 29 74 74 0 6-2 16-2 21 0 6 6 6 8 6 8 0 8-2 10-10z">
            <text:p/>
          </draw:path>
          <draw:path draw:style-name="gr3" draw:text-style-name="P3" draw:layer="layout" svg:width="0.356cm" svg:height="0.421cm" svg:x="10.325cm" svg:y="4.503cm" svg:viewBox="0 0 357 422" svg:d="M186 359c0 30 6 63 44 63 57 0 85-82 85-91 0-4-3-8-7-8s-6 4-6 6c-11 34-42 43-59 43-19 0-28-7-36-45 84-31 150-114 150-196 0-74-53-131-137-131-112 0-220 104-220 211 0 76 55 129 137 129 9 0 24-2 49-7zM104 319c-24-9-58-34-58-97 0-30 9-93 53-144 28-38 74-63 118-63 51 0 95 34 95 103 0 47-23 148-109 190-7-29-21-50-47-50-27 0-53 23-53 48 0 9 0 9 1 13zM186 315c-11 4-28 10-45 10-8 0-25 0-25-19 0-17 19-34 40-34 17 0 28 7 30 43z">
            <text:p/>
          </draw:path>
          <draw:path draw:style-name="gr3" draw:text-style-name="P3" draw:layer="layout" svg:width="0.417cm" svg:height="0.32cm" svg:x="10.743cm" svg:y="4.513cm" svg:viewBox="0 0 418 321" svg:d="M359 51c6-17 11-34 49-34 2 0 10 0 10-11 0-2-2-6-8-6-15 0-32 2-47 2-12 0-38-2-50-2-3 0-9 0-9 10 0 7 6 7 9 7 23 0 31 8 31 19 0 4 0 6-2 12l-51 205-120-245c-4-8-4-8-15-8h-65c-9 0-15 0-15 10 0 7 6 7 15 7 10 0 21 0 31 2l-63 253c-4 17-13 30-50 32-3 0-9 0-9 10 0 5 4 7 8 7 15 0 32-2 47-2 11 0 40 2 51 2 4 0 10-2 10-9 0-8-6-8-12-8-30 0-30-13-30-19 0-2 0-4 2-11l61-242 137 282c3 7 5 7 11 7s6-2 9-9z">
            <text:p/>
          </draw:path>
          <draw:path draw:style-name="gr3" draw:text-style-name="P3" draw:layer="layout" svg:width="0.594cm" svg:height="0.349cm" svg:x="11.445cm" svg:y="4.391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text-style-name="P3" draw:layer="layout" svg:width="0.396cm" svg:height="0.487cm" svg:x="12.292cm" svg:y="4.26cm" svg:viewBox="0 0 397 488" svg:d="M397 8c0-4 0-8-6-8-3 0-5 0-13 10l-32 38c-17-31-52-48-95-48-86 0-167 78-167 158 0 55 36 85 70 95l72 19c25 5 63 17 63 72 0 59-55 123-122 123-44 0-118-15-118-98 0-16 4-33 4-36 2-2 2-4 2-4 0-8-6-8-8-8-3 0-5 0-7 2s-40 156-40 158c0 4 4 7 8 7 3 0 3-2 11-11l34-38c29 40 74 49 112 49 91 0 171-89 171-173 0-47-23-70-32-77-15-18-27-20-86-35-15-4-39-11-45-11-17-8-40-27-40-63 0-53 53-110 116-110 57 0 97 29 97 105 0 20-2 32-2 36 0 2 0 7 7 7 8 0 8-2 10-13z">
            <text:p/>
          </draw:path>
          <draw:path draw:style-name="gr3" draw:text-style-name="P3" draw:layer="layout" svg:width="0.463cm" svg:height="0.601cm" svg:x="12.736cm" svg:y="4.26cm" svg:viewBox="0 0 464 602" svg:d="M260 467c105-38 204-157 204-286 0-109-73-181-171-181-145 0-293 152-293 308 0 112 74 178 171 178 17 0 40-1 66-9-3 42-3 44-3 51 0 21 0 74 57 74 79 0 112-123 112-129s-6-7-8-7c-6 0-7 3-7 7-18 48-56 65-80 65-31 0-40-19-48-71zM135 464c-53-21-76-74-76-135 0-46 17-141 68-213 50-68 112-99 162-99 66 0 116 51 116 143 0 66-35 222-149 285-1-23-9-73-58-73-35 0-69 35-69 69 0 13 6 21 6 23zM175 471c-10 0-31 0-31-30 0-27 27-53 54-53 28 0 41 17 41 57 0 9 0 11-7 13-17 8-38 13-57 13z">
            <text:p/>
          </draw:path>
          <draw:path draw:style-name="gr3" draw:text-style-name="P3" draw:layer="layout" svg:width="0.563cm" svg:height="0.457cm" svg:x="13.255cm" svg:y="4.275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8l87-353c4 4 4 6 6 11l167 396c6 11 7 13 13 13 8 0 8-2 10-13z">
            <text:p/>
          </draw:path>
          <draw:path draw:style-name="gr3" draw:text-style-name="P3" draw:layer="layout" svg:width="0.445cm" svg:height="0.446cm" svg:x="14.023cm" svg:y="4.342cm" svg:viewBox="0 0 446 447" svg:d="M237 238h187c9 0 22 0 22-14 0-15-13-15-22-15h-187v-186c0-10 0-23-13-23-15 0-15 13-15 23v186h-186c-10 0-23 0-23 15 0 14 13 14 23 14h186v186c0 9 0 23 15 23 13 0 13-14 13-23z">
            <text:p/>
          </draw:path>
          <draw:path draw:style-name="gr3" draw:text-style-name="P3" draw:layer="layout" svg:width="0.221cm" svg:height="0.446cm" svg:x="14.711cm" svg:y="4.287cm" svg:viewBox="0 0 222 447" svg:d="M139 17c0-15 0-17-16-17-41 44-102 44-123 44v21c13 0 53 0 87-19v347c0 25-2 33-62 33h-21v21c24-2 81-2 110-2 27 0 85 0 108 2v-21h-21c-60 0-62-8-62-33z">
            <text:p/>
          </draw:path>
        </draw:g>
        <draw:g>
          <svg:title>TexMaths</svg:title>
          <svg:desc>19§latex§$AUTN \leftarrow \left\langle SQN \oplus AK, AMF, MAC\right\rangle$§svg§600§TRUE§</svg:desc>
          <draw:polygon draw:style-name="gr4" draw:text-style-name="P4" draw:layer="layout" svg:width="11.135cm" svg:height="0.666cm" svg:x="7.462cm" svg:y="3.417cm" svg:viewBox="0 0 11136 667" draw:points="5569,667 0,667 0,0 11136,0 11136,667">
            <text:p/>
          </draw:polygon>
          <draw:path draw:style-name="gr3" draw:text-style-name="P3" draw:layer="layout" svg:width="0.459cm" svg:height="0.48cm" svg:x="7.485cm" svg:y="3.438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465cm" svg:height="0.472cm" svg:x="8.005cm" svg:y="3.461cm" svg:viewBox="0 0 466 473" svg:d="M380 70c8-26 19-47 74-49 2 0 12 0 12-13 0 0 0-8-10-8-23 0-46 2-68 2-23 0-48-2-71-2-3 0-11 0-11 13 0 8 6 8 11 8 38 0 46 15 46 28 0 4 0 14-2 16l-61 239c-23 89-99 148-165 148-46 0-82-30-82-87 0-2 0-23 6-53l66-261c6-24 8-30 56-30 17 0 22 0 22-13 0-8-7-8-9-8-19 0-67 2-86 2s-66-2-85-2c-6 0-13 0-13 13 0 8 5 8 19 8 1 0 13 0 24 2 14 0 19 2 19 9 0 4-7 33-11 48l-15 59c-6 26-38 154-42 167-4 17-4 28-4 38 0 82 61 129 131 129 86 0 167-76 190-165z">
            <text:p/>
          </draw:path>
          <draw:path draw:style-name="gr3" draw:text-style-name="P3" draw:layer="layout" svg:width="0.455cm" svg:height="0.453cm" svg:x="8.503cm" svg:y="3.464cm" svg:viewBox="0 0 456 454" svg:d="M270 48c6-19 7-23 15-25s29-2 44-2c66 0 97 2 97 55 0 10-2 36-6 53 0 4-2 12-2 14 0 3 2 7 8 7 7 0 9-4 11-15l17-116c2-4 2-9 2-11 0-8-8-8-19-8h-370c-18 0-18 0-23 13l-40 118c0 2-4 12-4 13 0 4 4 6 8 6 7 0 7-2 11-13 36-105 53-116 154-116h25c19 0 19 2 19 8 0 3-2 13-2 15l-90 357c-7 25-9 32-79 32-25 0-29 0-29 14 0 7 8 7 12 7 17 0 36-2 55-2s38 0 57 0 38 0 55 0c19 0 40 2 59 2 5 0 15 0 15-13 0-8-6-8-23-8s-27 0-44-2c-19-1-24-3-24-13 0-2 0-6 2-15z">
            <text:p/>
          </draw:path>
          <draw:path draw:style-name="gr3" draw:text-style-name="P3" draw:layer="layout" svg:width="0.563cm" svg:height="0.457cm" svg:x="8.995cm" svg:y="3.461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594cm" svg:height="0.349cm" svg:x="9.799cm" svg:y="3.575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149cm" svg:height="0.668cm" svg:x="10.686cm" svg:y="3.415cm" svg:viewBox="0 0 150 669" svg:d="M148 25c2-6 2-8 2-12 0-7-6-13-13-13-6 0-10 4-15 15l-118 308c-2 4-4 8-4 12 0 1 0 3 4 11l118 308c2 7 5 15 15 15 7 0 13-6 13-13 0-2 0-2-2-10l-119-311z">
            <text:p/>
          </draw:path>
          <draw:path draw:style-name="gr3" draw:text-style-name="P3" draw:layer="layout" svg:width="0.396cm" svg:height="0.487cm" svg:x="10.907cm" svg:y="3.445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text-style-name="P3" draw:layer="layout" svg:width="0.463cm" svg:height="0.601cm" svg:x="11.351cm" svg:y="3.445cm" svg:viewBox="0 0 464 602" svg:d="M260 468c105-38 204-158 204-287 0-109-73-181-171-181-145 0-293 152-293 308 0 112 76 179 171 179 17 0 40-2 67-10-2 42-2 44-2 51 0 21 0 74 55 74 80 0 112-123 112-129 0-5-6-7-8-7-5 0-7 3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11.872cm" svg:y="3.461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446cm" svg:height="0.446cm" svg:x="12.638cm" svg:y="3.527cm" svg:viewBox="0 0 447 447" svg:d="M447 224c0-123-101-224-223-224-125 0-224 101-224 224 0 122 101 223 224 223 124 0 223-101 223-223zM17 215c6-112 93-192 198-198v198zM232 17c106 6 192 86 199 198h-199zM215 430c-103-6-192-84-198-198h198zM431 232c-7 114-97 192-199 198v-198z">
            <text:p/>
          </draw:path>
          <draw:path draw:style-name="gr3" draw:text-style-name="P3" draw:layer="layout" svg:width="0.459cm" svg:height="0.48cm" svg:x="13.289cm" svg:y="3.438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9cm" svg:height="0.457cm" svg:x="13.791cm" svg:y="3.461cm" svg:viewBox="0 0 570 458" svg:d="M315 186c0-2-3-5-3-7s13-12 21-17l115-90c63-47 90-49 111-51 5 0 11-2 11-13 0-4-2-8-8-8-15 0-30 2-47 2-25 0-49-2-74-2-4 0-13 0-13 13 0 6 3 8 9 8 13 2 21 4 21 13 0 14-21 29-25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8 8 19 8 23 0 21-29 21-37 21-5 0-13 0-13 13 0 8 8 8 10 8 26 0 55-2 81-2 14 0 50 2 65 2 4 0 13 0 13-13 0-8-7-8-13-8-29 0-38-6-48-30z">
            <text:p/>
          </draw:path>
          <draw:path draw:style-name="gr3" draw:text-style-name="P3" draw:layer="layout" svg:width="0.079cm" svg:height="0.2cm" svg:x="14.399cm" svg:y="3.845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459cm" svg:height="0.48cm" svg:x="14.661cm" svg:y="3.438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67cm" svg:height="0.457cm" svg:x="15.165cm" svg:y="3.461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476cm" svg:height="0.455cm" svg:x="15.881cm" svg:y="3.463cm" svg:viewBox="0 0 477 456" svg:d="M179 238h64c50 0 55 11 55 30 0 6 0 13-3 32-2 4-4 8-4 8 0 6 5 9 9 9 6 0 6-2 10-15l36-144c2-8 2-10 2-12s0-7-8-7c-6 0-7 4-9 13-14 53-31 65-88 65h-61l44-169c6-25 6-27 36-27h90c81 0 96 23 96 74 0 15 0 17-1 36-2 8-2 10-2 12 0 3 2 7 9 7 6 0 8-4 8-15l15-116c2-19-2-19-19-19h-329c-13 0-19 0-19 13 0 8 6 8 17 8 25 0 44 0 44 11 0 4 0 4-2 17l-89 354c-8 27-8 32-61 32-11 0-19 0-19 14 0 7 8 7 10 7 20 0 70-2 89-2 23 0 78 2 99 2 7 0 15 0 15-13 0-6-4-6-4-8-2 0-4 0-19 0s-19 0-36-2c-19-2-21-3-21-13 0 0 0-6 4-15z">
            <text:p/>
          </draw:path>
          <draw:path draw:style-name="gr3" draw:text-style-name="P3" draw:layer="layout" svg:width="0.079cm" svg:height="0.2cm" svg:x="16.358cm" svg:y="3.845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67cm" svg:height="0.457cm" svg:x="16.626cm" svg:y="3.461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text-style-name="P3" draw:layer="layout" svg:width="0.459cm" svg:height="0.48cm" svg:x="17.338cm" svg:y="3.438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476cm" svg:height="0.487cm" svg:x="17.847cm" svg:y="3.445cm" svg:viewBox="0 0 477 488" svg:d="M477 8c0-4-2-8-8-8-2 0-3 0-11 8l-46 51c-5-10-38-59-112-59-150 0-300 148-300 304 0 110 80 184 182 184 57 0 109-28 145-58 63-56 74-116 74-118 0-6-8-6-10-6-3 0-5 0-7 6-6 19-21 66-69 106-45 38-87 50-123 50-59 0-131-37-131-141 0-38 15-146 82-224 39-48 104-82 163-82 68 0 108 51 108 129 0 27-2 29-2 34 0 8 8 8 10 8 9 0 9-2 11-13z">
            <text:p/>
          </draw:path>
          <draw:path draw:style-name="gr3" draw:text-style-name="P3" draw:layer="layout" svg:width="0.149cm" svg:height="0.668cm" svg:x="18.374cm" svg:y="3.415cm" svg:viewBox="0 0 150 669" svg:d="M148 346c2-8 2-10 2-11 0-2 0-4-2-12l-119-308c-4-11-8-15-16-15-7 0-13 6-13 13 0 2 0 4 4 12l120 310-120 309c-4 8-4 10-4 12 0 7 6 13 13 13 10 0 12-6 16-13z">
            <text:p/>
          </draw:path>
        </draw:g>
        <draw:frame draw:style-name="gr13" draw:text-style-name="P9" draw:layer="layout" svg:width="2.893cm" svg:height="0.962cm" svg:x="16.379cm" svg:y="7.738cm">
          <draw:text-box>
            <text:p><text:span text:style-name="T1">B</text:span><text:span text:style-name="T1">O</text:span><text:span text:style-name="T1">X</text:span><text:span text:style-name="T1"> </text:span><text:span text:style-name="T1">B</text:span></text:p>
          </draw:text-box>
        </draw:frame>
        <draw:frame draw:style-name="gr13" draw:text-style-name="P9" draw:layer="layout" svg:width="2.893cm" svg:height="0.962cm" svg:x="24.58cm" svg:y="0.338cm">
          <draw:text-box>
            <text:p><text:span text:style-name="T1">B</text:span><text:span text:style-name="T1">O</text:span><text:span text:style-name="T1">X</text:span><text:span text:style-name="T1"> </text:span><text:span text:style-name="T1">A</text:span></text:p>
          </draw:text-box>
        </draw:frame>
        <draw:custom-shape draw:style-name="gr14" draw:text-style-name="P8" draw:layer="layout" svg:width="20.574cm" svg:height="2.05cm" svg:x="7.112cm" svg:y="-2.30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i, \mathcal{K},SQN, \kappa,p,p' \leftarrow s \in S $ where $s_i = IMSI$§svg§600§TRUE§</svg:desc>
          <draw:polygon draw:style-name="gr4" draw:text-style-name="P4" draw:layer="layout" svg:width="13.043cm" svg:height="0.632cm" svg:x="7.474cm" svg:y="-2.169cm" svg:viewBox="0 0 13044 633" draw:points="6523,633 0,633 0,0 13044,0 13044,633">
            <text:p/>
          </draw:polygon>
          <draw:path draw:style-name="gr3" draw:text-style-name="P3" draw:layer="layout" svg:width="0.178cm" svg:height="0.45cm" svg:x="7.493cm" svg:y="-2.11cm" svg:viewBox="0 0 179 451" svg:d="M173 25c0-14-10-25-27-25s-36 17-36 36c0 12 10 23 27 23 15 0 36-15 36-34zM122 276c7-19 7-21 13-38 6-14 9-23 9-36 0-31-20-56-55-56-64 0-89 97-89 105 0 6 8 6 8 6 7 0 7-2 11-12 19-62 46-83 68-83 6 0 18 0 18 21 0 15-6 28-8 36-6 17-36 95-48 123-5 17-15 40-15 53 0 33 23 56 55 56 65 0 90-97 90-103 0-8-6-8-8-8-8 0-8 2-11 14-12 41-35 81-69 81-11 0-17-5-17-21 0-17 6-26 21-68z">
            <text:p/>
          </draw:path>
          <draw:path draw:style-name="gr3" draw:text-style-name="P3" draw:layer="layout" svg:width="0.079cm" svg:height="0.201cm" svg:x="7.761cm" svg:y="-1.73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47cm" svg:height="0.488cm" svg:x="8.019cm" svg:y="-2.139cm" svg:viewBox="0 0 471 489" svg:d="M112 46c-7 146-68 323-108 427-4 8-4 10-4 10 0 6 6 6 8 6 11 0 36-14 45-27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3-100 114 0 57 68 202 117 251 23 23 37 33 57 33 52 0 107-29 132-61 19-21 20-38 20-40z">
            <text:p/>
          </draw:path>
          <draw:path draw:style-name="gr3" draw:text-style-name="P3" draw:layer="layout" svg:width="0.079cm" svg:height="0.201cm" svg:x="8.574cm" svg:y="-1.73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96cm" svg:height="0.488cm" svg:x="8.846cm" svg:y="-2.139cm" svg:viewBox="0 0 397 489" svg:d="M397 8c0-4 0-8-6-8-3 0-5 0-13 10l-32 38c-17-31-51-48-95-48-86 0-167 78-167 158 0 55 36 85 70 95l72 19c25 6 61 17 61 72 0 59-53 124-120 124-43 0-118-16-118-99 0-15 4-32 4-36 2-2 2-4 2-4 0-8-6-8-7-8-4 0-6 0-8 2s-40 156-40 158c0 4 4 8 8 8 3 0 3-2 11-12l34-38c29 40 74 50 112 50 92 0 171-90 171-173 0-48-22-71-32-78-17-17-27-19-85-35-16-3-40-11-46-11-17-8-40-27-40-63 0-53 53-110 116-110 57 0 97 29 97 105 0 20-2 32-2 36 0 2 0 7 8 7 7 0 7-2 9-13z">
            <text:p/>
          </draw:path>
          <draw:path draw:style-name="gr3" draw:text-style-name="P3" draw:layer="layout" svg:width="0.463cm" svg:height="0.602cm" svg:x="9.29cm" svg:y="-2.139cm" svg:viewBox="0 0 464 603" svg:d="M260 468c105-38 204-158 204-287 0-109-73-181-171-181-145 0-293 152-293 308 0 112 76 179 171 179 17 0 40-2 67-10-2 42-2 44-2 52 0 20 0 74 55 74 80 0 112-124 112-130 0-5-6-7-8-7-5 0-7 4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text-style-name="P3" draw:layer="layout" svg:width="0.563cm" svg:height="0.457cm" svg:x="9.811cm" svg:y="-2.123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4 0 5 4 7 10 7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079cm" svg:height="0.201cm" svg:x="10.412cm" svg:y="-1.73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3cm" svg:height="0.303cm" svg:x="10.687cm" svg:y="-1.964cm" svg:viewBox="0 0 331 304" svg:d="M2 272c-2 7-2 9-2 15 0 11 10 17 19 17 21 0 25-15 30-38 6-23 2-11 31-123 57 1 116 13 116 57 0 5 0 7-2 15-2 9-4 17-4 23 0 40 29 66 63 66 21 0 38-11 51-34 17-29 27-68 27-68 0-8-8-8-10-8-6 0-7 4-9 13-12 46-27 82-57 82-16 0-23-8-23-32 0-10 4-25 6-36 1-8 3-16 3-23 0-63-93-69-131-69 23-13 44-30 63-45 30-27 49-44 76-55 0 3-2 11-2 15 0 7 4 23 25 23s36-19 36-37c0-5-2-22-27-22-40 0-80 34-110 59-46 38-61 47-85 57 1-8 9-42 13-54 4-17 11-49 11-51 0-11-7-19-19-19-2 0-21 0-26 25z">
            <text:p/>
          </draw:path>
          <draw:path draw:style-name="gr3" draw:text-style-name="P3" draw:layer="layout" svg:width="0.079cm" svg:height="0.201cm" svg:x="11.092cm" svg:y="-1.73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11.308cm" svg:y="-1.964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1-47 26-80 49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079cm" svg:height="0.201cm" svg:x="11.723cm" svg:y="-1.73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text-style-name="P3" draw:layer="layout" svg:width="0.349cm" svg:height="0.427cm" svg:x="11.939cm" svg:y="-1.964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text-style-name="P3" draw:layer="layout" svg:width="0.119cm" svg:height="0.242cm" svg:x="12.317cm" svg:y="-2.171cm" svg:viewBox="0 0 120 243" svg:d="M116 42c4-10 4-13 4-15 0-16-14-27-29-27-19 0-24 15-26 23l-63 203c0 2-2 8-2 8 0 6 15 9 19 9s4 0 8-7z">
            <text:p/>
          </draw:path>
          <draw:path draw:style-name="gr3" draw:text-style-name="P3" draw:layer="layout" svg:width="0.594cm" svg:height="0.349cm" svg:x="12.707cm" svg:y="-2.009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246cm" svg:height="0.303cm" svg:x="13.554cm" svg:y="-1.964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2-10-52-40 0-21 17-61 76-61 17 0 52 4 61 31z">
            <text:p/>
          </draw:path>
          <draw:path draw:style-name="gr3" draw:text-style-name="P3" draw:layer="layout" svg:width="0.335cm" svg:height="0.389cm" svg:x="14.073cm" svg:y="-2.028cm" svg:viewBox="0 0 336 390" svg:d="M312 207c11 0 24 0 24-13s-13-13-24-13h-283c7-90 83-154 178-154h105c11 0 24 0 24-14 0-13-13-13-24-13h-105c-116 0-207 87-207 194 0 108 91 196 207 196h105c11 0 24 0 24-14 0-13-13-13-24-13h-105c-95 0-171-65-178-156z">
            <text:p/>
          </draw:path>
          <draw:path draw:style-name="gr3" draw:text-style-name="P3" draw:layer="layout" svg:width="0.396cm" svg:height="0.488cm" svg:x="14.681cm" svg:y="-2.139cm" svg:viewBox="0 0 397 489" svg:d="M397 8c0-4 0-8-6-8-3 0-5 0-13 10l-32 38c-17-31-51-48-95-48-86 0-167 78-167 158 0 55 36 85 70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459cm" svg:height="0.296cm" svg:x="15.327cm" svg:y="-1.956cm" svg:viewBox="0 0 460 297" svg:d="M403 65c11-35 32-44 57-44v-21c-15 2-34 2-50 2-19 0-49-2-62-2v21c24 0 40 13 40 32 0 4 0 6-4 14l-61 173-66-189c-4-7-4-9-4-11 0-19 26-19 40-19v-21c-19 0-54 2-71 2-19 0-40 0-59-2v21c25 0 35 2 42 9 4 4 12 25 15 38l-57 162-64-179c-4-7-4-9-4-11 0-19 27-19 40-19v-21c-19 0-57 2-72 2-4 0-38 0-63-2v21c34 0 42 2 49 23l86 239c2 10 4 14 13 14 10 0 10-4 14-14l68-190 68 192c2 8 4 12 14 12 7 0 9-6 13-12z">
            <text:p/>
          </draw:path>
          <draw:path draw:style-name="gr3" draw:text-style-name="P3" draw:layer="layout" svg:width="0.337cm" svg:height="0.465cm" svg:x="15.817cm" svg:y="-2.131cm" svg:viewBox="0 0 338 466" svg:d="M53 414c0 31-7 31-53 31v21c23 0 57-2 76-2 17 0 53 2 76 2v-21c-46 0-53 0-53-31v-123c0-70 47-107 91-107 42 0 49 37 49 75v155c0 31-7 31-53 31v21c25 0 59-2 76-2s53 2 76 2v-21c-36 0-51 0-53-21v-127c0-57 0-78-21-103-9-11-30-25-70-25-57 0-86 40-97 67v-236l-97 8v21c48 0 53 3 53 38z">
            <text:p/>
          </draw:path>
          <draw:path draw:style-name="gr3" draw:text-style-name="P3" draw:layer="layout" svg:width="0.259cm" svg:height="0.307cm" svg:x="16.184cm" svg:y="-1.968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text-style-name="P3" draw:layer="layout" svg:width="0.225cm" svg:height="0.296cm" svg:x="16.478cm" svg:y="-1.964cm" svg:viewBox="0 0 226 297" svg:d="M93 74v-74l-93 8v21c48 0 53 3 53 38v178c0 31-7 31-53 31v21c27 0 57-2 76-2 29 0 59 0 86 2v-21h-14c-49 0-51-8-51-31v-104c0-67 28-126 80-126 4 0 5 0 7 0-2 0-15 10-15 27 0 19 13 28 29 28 11 0 28-7 28-28 0-23-21-42-49-42-50 0-74 46-84 74z">
            <text:p/>
          </draw:path>
          <draw:path draw:style-name="gr3" draw:text-style-name="P3" draw:layer="layout" svg:width="0.259cm" svg:height="0.307cm" svg:x="16.741cm" svg:y="-1.968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text-style-name="P3" draw:layer="layout" svg:width="0.246cm" svg:height="0.303cm" svg:x="17.275cm" svg:y="-1.964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2-10-52-40 0-21 17-61 76-61 17 0 52 4 61 31z">
            <text:p/>
          </draw:path>
          <draw:path draw:style-name="gr3" draw:text-style-name="P3" draw:layer="layout" svg:width="0.143cm" svg:height="0.317cm" svg:x="17.573cm" svg:y="-1.878cm" svg:viewBox="0 0 144 318" svg:d="M131 17c0-7-6-17-19-17s-26 11-26 27c0 7 5 17 19 17 13 0 26-14 26-27zM34 257c-2 5-4 11-4 21 0 20 19 40 46 40 48 0 68-67 68-73 0-7-7-7-7-7-8 0-8 3-10 9-11 36-32 57-51 57-9 0-11-7-11-17 0-11 3-19 7-30 6-14 10-25 15-38 4-12 21-54 23-59 2-6 4-12 4-16 0-22-19-39-46-39-47 0-68 64-68 72 0 6 6 6 8 6 7 0 7-2 9-8 12-40 32-57 50-57 7 0 13 4 13 17 0 9-4 17-15 46z">
            <text:p/>
          </draw:path>
          <draw:path draw:style-name="gr3" draw:text-style-name="P3" draw:layer="layout" svg:width="0.446cm" svg:height="0.157cm" svg:x="17.997cm" svg:y="-1.912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text-style-name="P3" draw:layer="layout" svg:width="0.311cm" svg:height="0.457cm" svg:x="18.684cm" svg:y="-2.123cm" svg:viewBox="0 0 312 458" svg:d="M228 51c6-24 8-30 61-30 17 0 23 0 23-13 0-8-8-8-12-8-19 0-68 2-87 2-21 0-70-2-89-2-6 0-14 0-14 13 0 8 6 8 19 8 27 0 46 0 46 13 0 2 0 4-2 10l-91 363c-6 25-8 30-61 30-15 0-21 0-21 14 0 7 8 7 10 7 20 0 68-2 89-2 19 0 68 2 89 2 6 0 13 0 13-13 0-8-5-8-20-8-12 0-16 0-29-2-13 0-17-3-17-11 0-4 2-10 4-15z">
            <text:p/>
          </draw:path>
          <draw:path draw:style-name="gr3" draw:text-style-name="P3" draw:layer="layout" svg:width="0.67cm" svg:height="0.457cm" svg:x="19.036cm" svg:y="-2.123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text-style-name="P3" draw:layer="layout" svg:width="0.396cm" svg:height="0.488cm" svg:x="19.76cm" svg:y="-2.139cm" svg:viewBox="0 0 397 489" svg:d="M397 8c0-4 0-8-6-8-3 0-5 0-13 10l-32 38c-17-31-51-48-95-48-86 0-165 78-165 158 0 55 34 85 68 95l72 19c25 6 63 17 63 72 0 59-55 124-122 124-43 0-118-16-118-99 0-15 4-32 4-36 2-2 2-4 2-4 0-8-4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text-style-name="P3" draw:layer="layout" svg:width="0.311cm" svg:height="0.457cm" svg:x="20.195cm" svg:y="-2.123cm" svg:viewBox="0 0 312 458" svg:d="M228 51c6-24 8-30 61-30 17 0 23 0 23-13 0-8-8-8-12-8-19 0-68 2-87 2-21 0-70-2-89-2-6 0-14 0-14 13 0 8 6 8 19 8 27 0 46 0 46 13 0 2 0 4-2 10l-91 363c-6 25-8 30-61 30-15 0-21 0-21 14 0 7 8 7 10 7 20 0 68-2 89-2 19 0 68 2 89 2 6 0 13 0 13-13 0-8-5-8-20-8-12 0-16 0-29-2-13 0-17-3-17-11 0-4 2-10 4-15z">
            <text:p/>
          </draw:path>
        </draw:g>
        <draw:g>
          <svg:title>TexMaths</svg:title>
          <svg:desc>19§latex§$RAND  \leftarrow  \left\lbrace 0,1\right \rbrace^{128}$§svg§600§TRUE§</svg:desc>
          <draw:polygon draw:style-name="gr4" draw:text-style-name="P4" draw:layer="layout" svg:width="5.652cm" svg:height="0.803cm" svg:x="8.217cm" svg:y="-1.327cm" svg:viewBox="0 0 5653 804" draw:points="2826,804 0,804 0,0 5653,0 5653,804">
            <text:p/>
          </draw:polygon>
          <draw:path draw:style-name="gr3" draw:text-style-name="P3" draw:layer="layout" svg:width="0.478cm" svg:height="0.472cm" svg:x="8.244cm" svg:y="-1.146cm" svg:viewBox="0 0 479 473" svg:d="M224 46c4-16 6-23 19-25 6 0 27 0 40 0 48 0 122 0 122 66 0 23-10 69-36 95-17 17-54 38-114 38h-74zM321 230c67-15 146-61 146-129 0-57-58-101-148-101h-190c-13 0-19 0-19 13 0 8 6 8 17 8 2 0 16 0 27 2 11 0 17 2 17 9 0 4 0 6-2 14l-89 359c-8 26-10 32-61 32-13 0-19 0-19 13 0 8 8 8 10 8 19 0 66-2 83-2 19 0 67 2 86 2 5 0 13 0 13-14 0-7-6-7-19-7-25 0-44 0-44-12 0-3 2-7 4-11l44-178h80c60 0 72 38 72 60 0 12-6 33-10 48-4 19-9 44-9 57 0 72 80 72 89 72 57 0 80-68 80-78 0-7-8-7-8-7-5 0-7 3-9 9-17 49-46 61-61 61-23 0-27-15-27-42 0-19 4-53 6-76 2-9 4-21 4-30 0-52-46-73-63-80z">
            <text:p/>
          </draw:path>
          <draw:path draw:style-name="gr3" draw:text-style-name="P3" draw:layer="layout" svg:width="0.459cm" svg:height="0.48cm" svg:x="8.751cm" svg:y="-1.169cm" svg:viewBox="0 0 460 481" svg:d="M97 403c-27 45-53 55-84 57-7 0-13 0-13 13 0 4 4 8 10 8 17 0 38-2 57-2 22 0 45 2 66 2 4 0 13 0 13-14 0-7-5-7-11-7-15-2-30-8-30-25 0-8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text-style-name="P3" draw:layer="layout" svg:width="0.563cm" svg:height="0.457cm" svg:x="9.253cm" svg:y="-1.146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4 0-7-8-7-15-7-38-2-44-15-44-29 0-5 2-9 4-17l87-353c4 4 4 6 6 11l167 395c6 12 8 14 13 14 8 0 8-2 10-14z">
            <text:p/>
          </draw:path>
          <draw:path draw:style-name="gr3" draw:text-style-name="P3" draw:layer="layout" svg:width="0.512cm" svg:height="0.457cm" svg:x="9.861cm" svg:y="-1.146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2 0-4 4-15z">
            <text:p/>
          </draw:path>
          <draw:path draw:style-name="gr3" draw:text-style-name="P3" draw:layer="layout" svg:width="0.594cm" svg:height="0.349cm" svg:x="10.626cm" svg:y="-1.032cm" svg:viewBox="0 0 595 350" svg:d="M570 188c13 0 25 0 25-13 0-14-12-14-25-14h-498c38-28 55-55 61-64 30-46 36-88 36-89 0-8-7-8-13-8-12 0-13 2-15 13-16 67-55 122-131 154-8 2-10 4-10 8 0 5 4 5 10 9 70 29 115 82 131 156 2 8 3 10 15 10 6 0 13 0 13-8 0 0-6-44-34-87-13-21-32-44-63-67z">
            <text:p/>
          </draw:path>
          <draw:path draw:style-name="gr3" draw:text-style-name="P3" draw:layer="layout" svg:width="0.238cm" svg:height="0.668cm" svg:x="11.487cm" svg:y="-1.192cm" svg:viewBox="0 0 239 669" svg:d="M143 89c0-26 17-70 91-74 2-2 5-4 5-7 0-8-5-8-13-8-66 0-129 34-129 84v152c0 26 0 47-27 70-24 19-49 21-64 21-4 2-6 4-6 7 0 8 4 8 11 8 44 4 76 27 84 59 2 7 2 9 2 34v133c0 27 0 49 32 74 27 21 71 27 97 27 8 0 13 0 13-6 0-8-3-8-11-8-42-3-76-24-84-59-1-5-1-7-1-32v-140c0-31-6-42-27-63-15-13-34-21-53-27 55-15 80-45 80-85z">
            <text:p/>
          </draw:path>
          <draw:path draw:style-name="gr3" draw:text-style-name="P3" draw:layer="layout" svg:width="0.282cm" svg:height="0.461cm" svg:x="11.799cm" svg:y="-1.135cm" svg:viewBox="0 0 283 462" svg:d="M283 232c0-53-4-107-26-156-31-65-86-76-114-76-42 0-90 17-118 80-21 45-25 99-25 152 0 51 2 110 30 161 29 55 78 69 111 69 36 0 87-16 117-78 21-46 25-99 25-152zM141 446c-27 0-65-17-78-81-8-40-8-101-8-141 0-44 0-87 6-123 13-80 63-86 80-86 22 0 66 12 79 78 8 38 8 89 8 131 0 50 0 95-8 139-11 62-49 83-79 83z">
            <text:p/>
          </draw:path>
          <draw:path draw:style-name="gr3" draw:text-style-name="P3" draw:layer="layout" svg:width="0.079cm" svg:height="0.2cm" svg:x="12.164cm" svg:y="-0.76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221cm" svg:height="0.445cm" svg:x="12.462cm" svg:y="-1.135cm" svg:viewBox="0 0 222 446" svg:d="M139 17c0-15 0-17-15-17-42 44-103 44-124 44v21c13 0 53 0 87-19v347c0 25-1 32-62 32h-21v21c25-2 82-2 110-2 27 0 86 0 108 2v-21h-21c-60 0-62-7-62-32z">
            <text:p/>
          </draw:path>
          <draw:path draw:style-name="gr3" draw:text-style-name="P3" draw:layer="layout" svg:width="0.238cm" svg:height="0.668cm" svg:x="12.783cm" svg:y="-1.192cm" svg:viewBox="0 0 239 669" svg:d="M97 581c0 27-17 69-91 74-4 0-6 2-6 8s8 6 13 6c65 0 128-33 130-84v-152c0-26 0-47 26-70 23-19 50-21 65-21 2 0 5-4 5-8 0-5-3-5-11-7-44-2-76-27-84-59-1-8-1-10-1-32v-133c0-29 0-50-33-76-26-19-74-27-97-27-5 0-13 0-13 8 0 5 4 5 11 7 42 2 75 23 84 57 2 8 2 8 2 32v141c0 30 6 42 27 63 15 15 34 21 53 26-55 16-80 48-80 86z">
            <text:p/>
          </draw:path>
          <draw:path draw:style-name="gr3" draw:text-style-name="P3" draw:layer="layout" svg:width="0.172cm" svg:height="0.311cm" svg:x="13.123cm" svg:y="-1.336cm" svg:viewBox="0 0 173 312" svg:d="M106 13c0-13 0-13-13-13-30 30-74 30-93 30v17c11 0 42 0 68-13v240c0 15 0 20-47 20h-17v18c7 0 66-2 83-2 16 0 75 2 86 2v-18h-19c-48 0-48-5-48-20z">
            <text:p/>
          </draw:path>
          <draw:path draw:style-name="gr3" draw:text-style-name="P3" draw:layer="layout" svg:width="0.208cm" svg:height="0.311cm" svg:x="13.366cm" svg:y="-1.336cm" svg:viewBox="0 0 209 312" svg:d="M209 226h-17c0 11-6 38-11 44-4 2-40 2-48 2h-85c49-44 64-57 93-78 36-29 68-57 68-103 0-57-51-91-110-91s-99 42-99 84c0 24 21 26 25 26 11 0 24-7 24-25 0-7-1-24-26-24 13-34 45-44 68-44 48 0 72 36 72 74 0 42-30 74-45 91l-114 112c-4 4-4 4-4 18h194z">
            <text:p/>
          </draw:path>
          <draw:path draw:style-name="gr3" draw:text-style-name="P3" draw:layer="layout" svg:width="0.216cm" svg:height="0.32cm" svg:x="13.627cm" svg:y="-1.336cm" svg:viewBox="0 0 217 321" svg:d="M143 142c36-17 58-39 58-72 0-45-47-70-93-70-51 0-93 34-93 78 0 23 10 38 19 47 8 12 12 14 38 29-24 11-72 36-72 85 0 54 55 82 108 82 59 0 109-38 109-87 0-33-19-59-46-74-6-4-23-14-28-18zM65 97c-12-6-25-19-25-36 0-31 34-48 68-48 36 0 69 23 69 57 0 42-48 63-50 63 0 0-2 0-5-2zM87 163l65 36c13 8 36 23 36 50 0 36-38 57-80 57-41 0-79-27-79-67 0-34 26-60 58-76z">
            <text:p/>
          </draw:path>
        </draw:g>
        <draw:g>
          <svg:title>TexMaths</svg:title>
          <svg:desc>19§latex§$K_{ASME} \leftarrow KDF\left(CK,IK,SQN \oplus AK,SNID\right)$ (LTE only)§svg§600§TRUE§</svg:desc>
          <draw:polygon draw:style-name="gr4" draw:text-style-name="P4" draw:layer="layout" svg:width="17.566cm" svg:height="0.666cm" svg:x="7.499cm" svg:y="2.635cm" svg:viewBox="0 0 17567 667" draw:points="8784,667 0,667 0,0 17567,0 17567,667">
            <text:p/>
          </draw:polygon>
          <draw:path draw:style-name="gr3" draw:text-style-name="P3" draw:layer="layout" svg:width="0.569cm" svg:height="0.457cm" svg:x="7.524cm" svg:y="2.679cm" svg:viewBox="0 0 570 458" svg:d="M315 186c0-2-3-5-3-7s13-12 20-17l116-90c63-47 90-49 111-51 5 0 11-2 11-13 0-4-2-8-8-8-15 0-30 2-47 2-25 0-50-2-74-2-4 0-14 0-14 13 0 6 4 8 10 8 13 2 19 4 19 13 0 14-19 29-23 33l-262 199 53-215c8-24 8-30 57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8 7 19 7 23 0 21-28 21-36 21-5 0-13 0-13 13 0 8 8 8 10 8 26 0 55-2 81-2 14 0 50 2 65 2 4 0 13 0 13-13 0-8-7-8-15-8-27 0-36-6-46-30z">
            <text:p/>
          </draw:path>
          <draw:path draw:style-name="gr3" draw:text-style-name="P3" draw:layer="layout" svg:width="0.352cm" svg:height="0.334cm" svg:x="8.09cm" svg:y="2.901cm" svg:viewBox="0 0 353 335" svg:d="M70 279c-17 25-32 38-59 40-5 0-11 0-11 10 0 4 4 6 6 6 13 0 28-2 41-2 16 0 35 2 48 2 2 0 9 0 9-10 0-6-5-6-7-6-4-2-21-2-21-15 0-6 6-13 8-17l38-59h133l11 78c-2 6-4 13-32 13-6 0-12 0-12 10 0 2 0 6 8 6 13 0 45-2 61-2 7 0 19 2 26 2 10 0 19 0 27 0 7 0 9-4 9-10s-5-6-13-6c-27 0-28-4-28-15l-42-291c-2-9-2-13-12-13-9 0-11 4-15 11zM133 211l97-154 23 154z">
            <text:p/>
          </draw:path>
          <draw:path draw:style-name="gr3" draw:text-style-name="P3" draw:layer="layout" svg:width="0.297cm" svg:height="0.339cm" svg:x="8.498cm" svg:y="2.905cm" svg:viewBox="0 0 298 340" svg:d="M298 6c0-2-2-6-5-6-2 0-4 0-10 6l-23 28c-17-26-47-34-76-34-66 0-125 53-125 108 0 6 2 25 15 42 17 19 34 25 67 31 7 3 32 7 39 9 16 4 44 15 44 49 0 38-40 84-95 84-40 0-91-15-91-66 0-6 2-16 4-25 0-2 0-2 0-2 0-6-6-6-8-6-6 0-7 0-9 10l-23 93c-2 2-2 6-2 8 0 1 2 5 6 5 3 0 3 0 9-7 6-6 19-19 23-25 25 27 63 32 91 32 70 0 127-61 127-116 0-21-7-40-19-51-15-17-22-19-83-32-10-4-25-6-31-8-11-4-30-17-30-44 0-36 42-74 91-74 50 0 74 29 74 74 0 6-2 16-2 21 0 6 6 6 8 6 8 0 8-2 10-10z">
            <text:p/>
          </draw:path>
          <draw:path draw:style-name="gr3" draw:text-style-name="P3" draw:layer="layout" svg:width="0.499cm" svg:height="0.32cm" svg:x="8.852cm" svg:y="2.914cm" svg:viewBox="0 0 500 321" svg:d="M445 38c3-17 5-21 39-21 10 0 16 0 16-9 0-8-6-8-14-8h-64c-14 0-14 0-19 10l-183 267-45-264c-2-13-2-13-17-13h-67c-9 0-15 0-15 10 0 7 6 7 15 7 8 0 10 0 19 0 8 2 10 2 10 8 0 0 0 4-2 9l-59 238c-4 15-12 30-50 32-3 0-9 0-9 11 0 0 0 6 8 6 13 0 32-2 47-2 11 0 40 2 51 2 2 0 10 0 10-9 0-8-8-8-12-8-30 0-30-13-30-19 0-2 0-4 2-11l63-251 51 285c2 9 2 13 9 13 6 0 10-6 14-9l197-295v2l-66 266c-4 15-4 19-42 19-8 0-13 0-13 11 0 0 0 6 7 6 10 0 19-2 29-2 9 0 21 0 30 0 14 0 46 2 59 2 4 0 10 0 10-9 0-8-6-8-16-8 0 0-9 0-17 0-11-2-11-4-11-8 0-3 2-7 2-11z">
            <text:p/>
          </draw:path>
          <draw:path draw:style-name="gr3" draw:text-style-name="P3" draw:layer="layout" svg:width="0.362cm" svg:height="0.318cm" svg:x="9.407cm" svg:y="2.916cm" svg:viewBox="0 0 363 319" svg:d="M340 211c2-6 2-8 2-10 0-1-2-5-8-5 0 0-3 0-5 2 0 0 0 2-6 13-30 68-55 91-131 91h-80c-15 0-15 0-15-4 0-2 0-3 2-11l30-125h53c38 0 42 5 42 22 0 4 0 12-2 21-2 4-2 4-2 6 0 0 0 6 8 6s8-2 9-10l25-104c2-6 2-6 2-6 0-6-4-8-8-8-5 0-5 4-9 14-10 36-25 41-65 41h-47l26-112c4-13 6-15 25-15h76c63 0 78 13 78 55 0 12-2 25-2 29s2 7 8 7c7 0 7-3 7-13l10-82c2-13-2-13-13-13h-259c-9 0-15 0-15 10 0 7 6 7 15 7 8 0 10 0 17 0 10 2 12 2 12 8 0 4-2 7-2 9l-63 247c-4 17-4 21-42 21-7 0-13 0-13 12 0 5 6 5 13 5h266c12 0 14 0 17-7z">
            <text:p/>
          </draw:path>
          <draw:path draw:style-name="gr3" draw:text-style-name="P3" draw:layer="layout" svg:width="0.594cm" svg:height="0.349cm" svg:x="10.053cm" svg:y="2.793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text-style-name="P3" draw:layer="layout" svg:width="0.569cm" svg:height="0.457cm" svg:x="10.89cm" svg:y="2.679cm" svg:viewBox="0 0 570 458" svg:d="M315 186c0-2-3-5-3-7s13-12 20-17l116-90c63-47 90-49 111-51 5 0 11-2 11-13 0-4-2-8-8-8-15 0-30 2-47 2-25 0-50-2-74-2-4 0-14 0-14 13 0 6 4 8 10 8 13 2 19 4 19 13 0 14-19 29-23 33l-262 199 53-215c8-24 8-30 57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8 7 19 7 23 0 21-28 21-36 21-5 0-13 0-13 13 0 8 8 8 10 8 26 0 55-2 81-2 14 0 50 2 65 2 4 0 13 0 13-13 0-8-7-8-15-8-27 0-36-6-46-30z">
            <text:p/>
          </draw:path>
          <draw:path draw:style-name="gr3" draw:text-style-name="P3" draw:layer="layout" svg:width="0.512cm" svg:height="0.457cm" svg:x="11.506cm" svg:y="2.679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text-style-name="P3" draw:layer="layout" svg:width="0.476cm" svg:height="0.455cm" svg:x="12.074cm" svg:y="2.681cm" svg:viewBox="0 0 477 456" svg:d="M179 238h64c50 0 55 11 55 30 0 6 0 13-4 32-1 4-1 8-1 8 0 6 3 9 7 9 6 0 6-2 10-15l36-144c4-8 4-10 4-12s-2-7-10-7c-6 0-8 4-9 13-14 53-31 65-88 65h-61l44-169c6-25 6-27 36-27h89c82 0 97 23 97 74 0 15 0 17-2 36-1 8-1 10-1 12 0 3 1 7 9 7 6 0 8-4 10-15l13-116c2-19-2-19-19-19h-329c-13 0-19 0-19 13 0 8 6 8 17 8 25 0 44 0 44 11 0 4 0 4-2 17l-89 354c-8 27-8 32-61 32-11 0-19 0-19 14 0 7 8 7 9 7 21 0 71-2 90-2 23 0 78 2 99 2 7 0 15 0 15-13 0-6-4-6-4-8-2 0-4 0-19 0s-19 0-34-2c-21-2-23-3-23-13 0 0 0-6 4-15z">
            <text:p/>
          </draw:path>
          <draw:path draw:style-name="gr3" draw:text-style-name="P3" draw:layer="layout" svg:width="0.157cm" svg:height="0.668cm" svg:x="12.747cm" svg:y="2.633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476cm" svg:height="0.487cm" svg:x="12.973cm" svg:y="2.663cm" svg:viewBox="0 0 477 488" svg:d="M477 8c0-4-2-8-8-8-2 0-4 0-11 8l-46 51c-7-10-38-59-112-59-150 0-300 148-300 304 0 110 80 184 182 184 57 0 109-28 145-58 62-56 74-116 74-118 0-6-8-6-10-6-3 0-5 0-7 6-6 19-21 66-69 106-45 38-87 50-123 50-59 0-131-37-131-141 0-38 15-146 81-224 40-48 103-82 164-82 68 0 108 51 108 129 0 27-2 29-2 34 0 8 8 8 10 8 9 0 9-2 11-13z">
            <text:p/>
          </draw:path>
          <draw:path draw:style-name="gr3" draw:text-style-name="P3" draw:layer="layout" svg:width="0.569cm" svg:height="0.457cm" svg:x="13.488cm" svg:y="2.679cm" svg:viewBox="0 0 570 458" svg:d="M315 186c0-2-3-5-3-7s13-12 20-17l116-90c63-47 90-49 111-51 5 0 11-2 11-13 0-4-2-8-8-8-15 0-30 2-47 2-25 0-50-2-74-2-4 0-14 0-14 13 0 6 4 8 10 8 13 2 21 4 21 13 0 14-21 29-25 33l-262 199 53-215c8-24 8-30 57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8 7 19 7 23 0 21-28 21-36 21-5 0-13 0-13 13 0 8 8 8 10 8 26 0 55-2 81-2 14 0 50 2 65 2 4 0 13 0 13-13 0-8-7-8-13-8-29 0-38-6-48-30z">
            <text:p/>
          </draw:path>
          <draw:path draw:style-name="gr3" draw:text-style-name="P3" draw:layer="layout" svg:width="0.079cm" svg:height="0.2cm" svg:x="14.096cm" svg:y="3.063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11cm" svg:height="0.457cm" svg:x="14.358cm" svg:y="2.679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569cm" svg:height="0.457cm" svg:x="14.704cm" svg:y="2.679cm" svg:viewBox="0 0 570 458" svg:d="M315 186c0-2-3-5-3-7s13-12 20-17l116-90c63-47 90-49 111-51 5 0 11-2 11-13 0-4-2-8-8-8-15 0-30 2-47 2-25 0-50-2-74-2-4 0-14 0-14 13 0 6 4 8 10 8 13 2 21 4 21 13 0 14-21 29-25 33l-262 199 55-215c6-24 6-30 55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8 7 19 7 23 0 21-28 21-36 21-5 0-13 0-13 13 0 8 8 8 10 8 26 0 55-2 81-2 14 0 50 2 65 2 4 0 13 0 13-13 0-8-7-8-13-8-29 0-38-6-48-30z">
            <text:p/>
          </draw:path>
          <draw:path draw:style-name="gr3" draw:text-style-name="P3" draw:layer="layout" svg:width="0.079cm" svg:height="0.2cm" svg:x="15.312cm" svg:y="3.063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96cm" svg:height="0.487cm" svg:x="15.585cm" svg:y="2.663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463cm" svg:height="0.601cm" svg:x="16.03cm" svg:y="2.663cm" svg:viewBox="0 0 464 602" svg:d="M260 468c105-38 204-158 204-287 0-109-73-181-171-181-145 0-293 152-293 308 0 112 74 179 171 179 17 0 40-2 66-10-3 42-3 44-3 51 0 21 0 74 57 74 79 0 112-123 112-129 0-5-6-7-8-7-6 0-7 3-7 7-18 48-56 65-80 65-31 0-40-19-48-70zM135 464c-53-21-76-74-76-135 0-46 17-141 68-213 50-68 112-99 162-99 66 0 116 51 116 143 0 66-35 222-149 285-1-23-9-72-58-72-35 0-69 34-69 68 0 13 6 21 6 23zM175 471c-10 0-31 0-31-30 0-27 27-53 54-53 28 0 41 17 41 57 0 9 0 11-7 13-17 8-38 13-57 13z">
            <text:p/>
          </draw:path>
          <draw:path draw:style-name="gr3" draw:text-style-name="P3" draw:layer="layout" svg:width="0.563cm" svg:height="0.457cm" svg:x="16.548cm" svg:y="2.679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4-8-40-2-45-15-45-28 0-6 2-10 4-17l87-354c4 4 4 6 6 11l167 396c6 11 7 13 13 13 8 0 8-2 10-13z">
            <text:p/>
          </draw:path>
          <draw:path draw:style-name="gr3" draw:text-style-name="P3" draw:layer="layout" svg:width="0.445cm" svg:height="0.446cm" svg:x="17.316cm" svg:y="2.745cm" svg:viewBox="0 0 446 447" svg:d="M446 224c0-123-100-224-222-224-125 0-224 101-224 224 0 122 101 223 224 223 124 0 222-101 222-223zM17 215c6-112 93-192 198-198v198zM232 17c106 6 192 86 199 198h-199zM215 430c-103-6-192-84-198-198h198zM431 232c-7 114-97 192-199 198v-198z">
            <text:p/>
          </draw:path>
          <draw:path draw:style-name="gr3" draw:text-style-name="P3" draw:layer="layout" svg:width="0.459cm" svg:height="0.48cm" svg:x="17.968cm" svg:y="2.656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569cm" svg:height="0.457cm" svg:x="18.469cm" svg:y="2.679cm" svg:viewBox="0 0 570 458" svg:d="M315 186c0-2-3-5-3-7s13-12 20-17l116-90c63-47 90-49 111-51 5 0 11-2 11-13 0-4-2-8-8-8-15 0-30 2-47 2-25 0-50-2-74-2-4 0-14 0-14 13 0 6 4 8 10 8 13 2 21 4 21 13 0 14-21 29-25 33l-262 199 55-215c6-24 6-30 55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8 7 19 7 23 0 21-28 21-36 21-5 0-13 0-13 13 0 8 8 8 10 8 26 0 55-2 81-2 14 0 50 2 65 2 4 0 13 0 13-13 0-8-7-8-13-8-29 0-38-6-48-30z">
            <text:p/>
          </draw:path>
          <draw:path draw:style-name="gr3" draw:text-style-name="P3" draw:layer="layout" svg:width="0.079cm" svg:height="0.2cm" svg:x="19.077cm" svg:y="3.063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96cm" svg:height="0.487cm" svg:x="19.351cm" svg:y="2.663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563cm" svg:height="0.457cm" svg:x="19.788cm" svg:y="2.679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311cm" svg:height="0.457cm" svg:x="20.392cm" svg:y="2.679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512cm" svg:height="0.457cm" svg:x="20.742cm" svg:y="2.679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text-style-name="P3" draw:layer="layout" svg:width="0.157cm" svg:height="0.668cm" svg:x="21.321cm" svg:y="2.633cm" svg:viewBox="0 0 158 669" svg:d="M158 335c0-52-8-134-46-210-40-81-99-125-104-125-6 0-8 2-8 8 0 2 0 2 13 15 67 66 105 173 105 312 0 115-25 233-109 317-9 7-9 9-9 11 0 4 2 6 8 6 5 0 66-46 106-129 34-74 44-148 44-205z">
            <text:p/>
          </draw:path>
          <draw:path draw:style-name="gr3" draw:text-style-name="P3" draw:layer="layout" svg:width="0.157cm" svg:height="0.668cm" svg:x="21.859cm" svg:y="2.633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368cm" svg:height="0.457cm" svg:x="22.074cm" svg:y="2.679cm" svg:viewBox="0 0 369 458" svg:d="M369 285h-18c-7 69-17 152-134 152h-56c-30 0-32-4-32-26v-358c0-23 0-32 63-32h23v-21c-25 2-86 2-112 2-27 0-80 0-103-2v21h15c53 0 53 8 53 32v354c0 23 0 30-53 30h-15v21h350z">
            <text:p/>
          </draw:path>
          <draw:path draw:style-name="gr3" draw:text-style-name="P3" draw:layer="layout" svg:width="0.434cm" svg:height="0.453cm" svg:x="22.436cm" svg:y="2.682cm" svg:viewBox="0 0 435 454" svg:d="M422 0h-409l-13 150h17c10-106 19-129 120-129 13 0 30 0 36 2 15 2 15 9 15 25v353c0 23 0 32-70 32h-27v21c27-2 95-2 126-2 32 0 100 0 127 2v-21h-27c-70 0-70-9-70-32v-353c0-14 0-23 13-25 6-2 25-2 38-2 101 0 110 23 120 129h17z">
            <text:p/>
          </draw:path>
          <draw:path draw:style-name="gr3" draw:text-style-name="P3" draw:layer="layout" svg:width="0.415cm" svg:height="0.455cm" svg:x="22.915cm" svg:y="2.681cm" svg:viewBox="0 0 416 456" svg:d="M68 403c0 25 0 32-53 32h-15v21h388l28-173h-17c-17 103-32 152-148 152h-90c-30 0-32-4-32-26v-179h61c65 0 72 21 72 78h17v-179h-17c0 59-7 80-72 80h-61v-161c0-23 2-27 32-27h88c102 0 120 36 131 129h17l-19-150h-378v21h15c53 0 53 8 53 32z">
            <text:p/>
          </draw:path>
          <draw:path draw:style-name="gr3" draw:text-style-name="P3" draw:layer="layout" svg:width="0.297cm" svg:height="0.307cm" svg:x="23.586cm" svg:y="2.834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23.922cm" svg:y="2.838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text-style-name="P3" draw:layer="layout" svg:width="0.149cm" svg:height="0.465cm" svg:x="24.293cm" svg:y="2.671cm" svg:viewBox="0 0 150 466" svg:d="M97 0l-97 8v21c47 0 53 3 53 38v347c0 31-7 31-53 31v21c23 0 59-2 76-2 15 0 49 2 74 2v-21c-46 0-53 0-53-31z">
            <text:p/>
          </draw:path>
          <draw:path draw:style-name="gr3" draw:text-style-name="P3" draw:layer="layout" svg:width="0.328cm" svg:height="0.427cm" svg:x="24.468cm" svg:y="2.846cm" svg:viewBox="0 0 329 428" svg:d="M266 65c17-44 51-44 63-44v-21c-16 2-36 2-52 2-11 0-43-2-57-2v21c21 0 31 11 31 28 0 8 0 8-4 18l-68 163-75-181c-1-5-3-7-3-11 0-17 24-17 38-17v-21c-17 0-63 2-74 2-18 0-44 0-65-2v21c32 0 46 0 55 23l101 245c-4 9-14 30-17 40-16 36-35 83-76 83-4 0-19 0-33-13 21-2 27-17 27-26 0-19-13-29-29-29-13 0-28 8-28 29 0 30 28 55 63 55 41 0 68-40 85-78z">
            <text:p/>
          </draw:path>
          <draw:path draw:style-name="gr3" draw:text-style-name="P3" draw:layer="layout" svg:width="0.157cm" svg:height="0.668cm" svg:x="24.844cm" svg:y="2.633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line draw:style-name="gr5" draw:text-style-name="P5" draw:layer="layout" svg:x1="14.233cm" svg:y1="7.213cm" svg:x2="25.409cm" svg:y2="7.213cm">
          <text:p/>
        </draw:line>
        <draw:g>
          <svg:title>TexMaths</svg:title>
          <svg:desc>19§latex§$RAND,AUTN,XRES,K_{ASME}$§svg§600§TRUE§</svg:desc>
          <draw:polygon draw:style-name="gr4" draw:text-style-name="P4" draw:layer="layout" svg:width="9.497cm" svg:height="0.584cm" svg:x="15.128cm" svg:y="6.54cm" svg:viewBox="0 0 9498 585" draw:points="4748,585 0,585 0,0 9498,0 9498,585">
            <text:p/>
          </draw:polygon>
          <draw:path draw:style-name="gr3" draw:text-style-name="P3" draw:layer="layout" svg:width="0.478cm" svg:height="0.472cm" svg:x="15.155cm" svg:y="6.538cm" svg:viewBox="0 0 479 473" svg:d="M224 46c4-16 6-23 19-25 6 0 27 0 40 0 48 0 122 0 122 66 0 23-10 69-36 95-18 17-54 38-114 38h-75zM321 230c67-15 146-61 146-129 0-57-59-101-148-101h-190c-13 0-19 0-19 13 0 8 6 8 17 8 2 0 15 0 27 2 11 0 17 2 17 9 0 4 0 6-2 14l-89 359c-8 26-10 32-61 32-13 0-19 0-19 13 0 8 8 8 9 8 19 0 67-2 84-2 19 0 67 2 86 2 5 0 13 0 13-13 0-8-6-8-19-8-25 0-44 0-44-11 0-4 2-8 4-12l44-178h79c61 0 73 38 73 60 0 12-6 33-10 48-4 19-9 44-9 57 0 72 79 72 89 72 57 0 80-68 80-78 0-7-8-7-8-7-6 0-7 3-9 9-17 49-46 61-61 61-23 0-27-15-27-42 0-19 4-53 6-76 2-9 4-21 4-30 0-52-46-73-63-80z">
            <text:p/>
          </draw:path>
          <draw:path draw:style-name="gr3" draw:text-style-name="P3" draw:layer="layout" svg:width="0.459cm" svg:height="0.48cm" svg:x="15.662cm" svg:y="6.517cm" svg:viewBox="0 0 460 481" svg:d="M97 403c-27 45-53 55-84 57-7 0-13 0-13 13 0 4 4 8 9 8 18 0 38-2 57-2 23 0 46 2 67 2 4 0 13 0 13-14 0-7-5-7-11-7-15-2-31-8-31-25 0-7 4-15 10-25l49-85h169c2 15 12 106 12 112 0 21-36 23-50 23-9 0-15 0-15 13 0 8 8 8 10 8 26 0 55-2 83-2 17 0 59 2 76 2 4 0 12 0 12-14 0-7-6-7-15-7-42 0-42-6-44-25l-40-420c-2-13-2-15-13-15-12 0-14 4-17 11zM177 304l133-220 21 220z">
            <text:p/>
          </draw:path>
          <draw:path draw:style-name="gr3" draw:text-style-name="P3" draw:layer="layout" svg:width="0.563cm" svg:height="0.457cm" svg:x="16.163cm" svg:y="6.538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8l87-353c4 4 4 6 6 11l167 396c6 11 7 13 13 13 8 0 8-2 10-13z">
            <text:p/>
          </draw:path>
          <draw:path draw:style-name="gr3" draw:text-style-name="P3" draw:layer="layout" svg:width="0.512cm" svg:height="0.457cm" svg:x="16.771cm" svg:y="6.538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8 0-2 0-3 4-15z">
            <text:p/>
          </draw:path>
          <draw:path draw:style-name="gr3" draw:text-style-name="P3" draw:layer="layout" svg:width="0.079cm" svg:height="0.2cm" svg:x="17.372cm" svg:y="6.924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459cm" svg:height="0.48cm" svg:x="17.634cm" svg:y="6.517cm" svg:viewBox="0 0 460 481" svg:d="M97 403c-27 45-53 55-84 57-7 0-13 0-13 13 0 4 4 8 9 8 18 0 38-2 57-2 23 0 46 2 67 2 4 0 13 0 13-14 0-7-5-7-11-7-15-2-31-8-31-25 0-7 4-15 10-25l49-85h169c2 15 12 106 12 112 0 21-36 23-50 23-9 0-15 0-15 13 0 8 8 8 10 8 26 0 55-2 83-2 17 0 59 2 76 2 4 0 12 0 12-14 0-7-6-7-15-7-42 0-42-6-44-25l-40-420c-2-13-2-15-13-15-12 0-14 4-17 11zM177 304l133-220 21 220z">
            <text:p/>
          </draw:path>
          <draw:path draw:style-name="gr3" draw:text-style-name="P3" draw:layer="layout" svg:width="0.464cm" svg:height="0.472cm" svg:x="18.153cm" svg:y="6.538cm" svg:viewBox="0 0 465 473" svg:d="M380 70c8-26 19-47 74-49 2 0 11 0 11-13 0 0 0-8-9-8-23 0-46 2-68 2-23 0-48-2-71-2-4 0-11 0-11 13 0 8 6 8 11 8 38 0 46 15 46 28 0 4 0 14-2 16l-61 239c-23 89-99 148-165 148-46 0-82-30-82-87 0-2 0-23 6-53l66-261c6-24 6-30 55-30 18 0 23 0 23-13 0-8-7-8-9-8-19 0-67 2-86 2s-66-2-85-2c-6 0-14 0-14 13 0 8 6 8 19 8 2 0 14 0 25 2 13 0 19 2 19 9 0 4-7 33-11 48l-15 59c-6 26-38 154-42 167-4 17-4 28-4 38 0 82 61 129 131 129 86 0 167-76 190-165z">
            <text:p/>
          </draw:path>
          <draw:path draw:style-name="gr3" draw:text-style-name="P3" draw:layer="layout" svg:width="0.455cm" svg:height="0.453cm" svg:x="18.652cm" svg:y="6.542cm" svg:viewBox="0 0 456 454" svg:d="M270 48c5-19 7-23 15-25s28-2 44-2c66 0 97 2 97 55 0 10-2 36-6 53 0 4-2 12-2 14 0 3 2 7 8 7 7 0 9-4 11-15l17-116c2-4 2-10 2-11 0-8-8-8-19-8h-371c-17 0-17 0-22 13l-40 118c0 2-4 12-4 13 0 4 4 6 8 6 7 0 7-2 11-13 36-105 53-116 154-116h25c19 0 19 2 19 8 0 3-2 13-2 15l-90 357c-7 25-9 32-79 32-25 0-29 0-29 14 0 7 8 7 11 7 18 0 37-2 56-2s38 0 57 0 38 0 55 0c19 0 40 2 59 2 5 0 15 0 15-13 0-8-6-8-23-8s-27 0-44-2c-19-2-24-3-24-13 0-2 0-6 1-15z">
            <text:p/>
          </draw:path>
          <draw:path draw:style-name="gr3" draw:text-style-name="P3" draw:layer="layout" svg:width="0.563cm" svg:height="0.457cm" svg:x="19.143cm" svg:y="6.538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8l87-353c4 4 4 6 6 11l167 396c6 11 7 13 13 13 8 0 8-2 10-13z">
            <text:p/>
          </draw:path>
          <draw:path draw:style-name="gr3" draw:text-style-name="P3" draw:layer="layout" svg:width="0.079cm" svg:height="0.2cm" svg:x="19.745cm" svg:y="6.924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text-style-name="P3" draw:layer="layout" svg:width="0.552cm" svg:height="0.457cm" svg:x="20.001cm" svg:y="6.538cm" svg:viewBox="0 0 553 458" svg:d="M308 182l-57-133c-2-5-4-7-4-9 0-4 11-17 40-19 6 0 13-2 13-13 0-8-7-8-9-8-29 0-57 2-86 2-17 0-57-2-74-2-4 0-13 0-13 13 0 8 7 8 17 8 40 0 44 6 49 21l80 188-142 152-8 8c-34 34-65 45-99 47-9 0-15 0-15 13 0 2 0 8 9 8 19 0 42-2 63-2 25 0 51 2 74 2 4 0 14 0 14-13 0-8-8-8-10-8-6 0-27-2-27-21 0-9 12-21 19-30l69-72 59-65 68 160c4 7 4 7 4 9 0 6-13 17-40 19-6 0-13 2-13 13 0 8 7 8 11 8 19 0 65-2 84-2 17 0 57 2 74 2 6 0 13 0 13-13 0-8-7-8-11-8-46 0-48-2-59-28-27-63-70-168-86-208 46-47 116-127 137-146 19-17 46-32 86-34 7 0 15 0 15-13 0 0 0-8-10-8-21 0-41 2-62 2-25 0-52-2-74-2-4 0-14 0-14 13 0 6 4 8 8 8 6 0 26 2 26 21 0 9-7 17-11 25z">
            <text:p/>
          </draw:path>
          <draw:path draw:style-name="gr3" draw:text-style-name="P3" draw:layer="layout" svg:width="0.478cm" svg:height="0.472cm" svg:x="20.615cm" svg:y="6.538cm" svg:viewBox="0 0 479 473" svg:d="M224 46c4-16 6-23 19-25 6 0 27 0 40 0 48 0 124 0 124 66 0 23-12 69-38 95-18 17-54 38-114 38h-75zM321 230c67-15 146-61 146-129 0-57-59-101-148-101h-190c-13 0-19 0-19 13 0 8 6 8 17 8 2 0 15 0 27 2 11 0 17 2 17 9 0 4 0 6-2 14l-89 359c-8 26-10 32-61 32-13 0-19 0-19 13 0 8 8 8 9 8 19 0 67-2 84-2 19 0 67 2 86 2 5 0 13 0 13-13 0-8-6-8-19-8-25 0-44 0-44-11 0-4 2-8 4-12l44-178h79c61 0 73 38 73 60 0 12-6 33-10 48-4 19-9 44-9 57 0 72 79 72 89 72 57 0 80-68 80-78 0-7-8-7-8-7-6 0-7 3-9 9-17 49-46 61-61 61-23 0-27-15-27-42 0-19 4-53 6-76 2-9 4-21 4-30 0-52-46-73-63-80z">
            <text:p/>
          </draw:path>
          <draw:path draw:style-name="gr3" draw:text-style-name="P3" draw:layer="layout" svg:width="0.485cm" svg:height="0.455cm" svg:x="21.122cm" svg:y="6.54cm" svg:viewBox="0 0 486 456" svg:d="M448 300c2-4 4-7 4-9s0-8-7-8c-6 0-8 4-10 8-44 99-68 144-182 144h-99c-8 0-10 0-13 0-8-2-10-2-10-7 0-2 0-4 4-16l45-182h67c57 0 57 13 57 30 0 4 0 14-6 33 0 3-2 5-2 7 0 4 4 8 10 8s7-4 9-13l38-158c0-4-2-8-7-8-6 0-8 6-10 14-13 51-26 66-87 66h-63l40-161c6-25 6-27 36-27h95c82 0 101 19 101 74 0 17 0 17-2 36 0 4 0 8 0 12 0 3 2 7 8 7 7 0 7-4 9-15l13-116c2-19-2-19-19-19h-338c-13 0-19 0-19 13 0 8 6 8 17 8 25 0 44 0 44 11 0 4 0 4-2 17l-89 354c-8 26-8 32-61 32-11 0-19 0-19 13 0 8 6 8 19 8h348c15 0 15 0 21-11z">
            <text:p/>
          </draw:path>
          <draw:path draw:style-name="gr3" draw:text-style-name="P3" draw:layer="layout" svg:width="0.396cm" svg:height="0.487cm" svg:x="21.662cm" svg:y="6.523cm" svg:viewBox="0 0 397 488" svg:d="M397 8c0-4 0-8-6-8-3 0-5 0-13 10l-32 38c-17-31-52-48-95-48-86 0-166 78-166 158 0 55 35 85 69 95l72 19c25 5 63 17 63 72 0 59-55 123-122 123-44 0-118-15-118-98 0-16 4-33 4-36 2-2 2-4 2-4 0-8-4-8-8-8-3 0-5 0-7 2s-40 156-40 158c0 4 4 7 8 7 3 0 3-2 11-11l34-38c29 40 74 49 112 49 91 0 171-89 171-173 0-47-23-70-32-77-15-18-27-20-86-35-15-4-39-11-45-11-17-8-40-27-40-63 0-53 53-110 116-110 57 0 97 29 97 105 0 20-2 32-2 36 0 1 0 7 7 7 8 0 8-2 10-13z">
            <text:p/>
          </draw:path>
          <draw:path draw:style-name="gr3" draw:text-style-name="P3" draw:layer="layout" svg:width="0.079cm" svg:height="0.2cm" svg:x="22.093cm" svg:y="6.924cm" svg:viewBox="0 0 80 201" svg:d="M80 70c0-43-17-70-44-70-23 0-36 17-36 36 0 17 13 36 36 36 8 0 17-4 25-9 2-2 2-2 4-2v9c0 52-23 91-46 114-8 6-8 8-8 10 0 5 4 7 6 7 8 0 63-51 63-131z">
            <text:p/>
          </draw:path>
          <draw:path draw:style-name="gr3" draw:text-style-name="P3" draw:layer="layout" svg:width="0.569cm" svg:height="0.457cm" svg:x="22.357cm" svg:y="6.538cm" svg:viewBox="0 0 570 458" svg:d="M315 186c0-2-3-6-3-7 0-2 13-12 20-17l116-90c63-47 90-49 111-51 5 0 11-2 11-13 0-4-2-8-8-8-15 0-30 2-47 2-25 0-50-2-74-2-4 0-14 0-14 13 0 6 4 8 10 8 13 2 21 4 21 13 0 14-21 29-25 33l-262 199 55-215c6-24 6-30 55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7 7 19 7 23 0 21-28 21-36 21-5 0-13 0-13 13 0 8 8 8 10 8 26 0 55-2 81-2 14 0 50 2 65 2 4 0 13 0 13-13 0-8-7-8-13-8-29 0-38-6-48-30z">
            <text:p/>
          </draw:path>
          <draw:path draw:style-name="gr3" draw:text-style-name="P3" draw:layer="layout" svg:width="0.352cm" svg:height="0.333cm" svg:x="22.924cm" svg:y="6.762cm" svg:viewBox="0 0 353 334" svg:d="M70 279c-17 25-32 38-59 40-5 0-11 0-11 10 0 3 4 5 6 5 13 0 28-1 41-1 16 0 35 1 48 1 2 0 9 0 9-9 0-6-5-6-7-6-4-2-21-2-21-15 0-6 6-13 8-17l38-59h133l11 78c-2 6-4 13-32 13-6 0-12 0-12 10 0 2 2 5 8 5 13 0 45-1 61-1 7 0 19 1 26 1 10 0 19 0 27 0 7 0 9-3 9-9s-5-6-13-6c-27 0-27-4-28-15l-42-291c-2-9-2-13-12-13-9 0-11 4-15 11zM133 211l97-154 23 154z">
            <text:p/>
          </draw:path>
          <draw:path draw:style-name="gr3" draw:text-style-name="P3" draw:layer="layout" svg:width="0.297cm" svg:height="0.339cm" svg:x="23.332cm" svg:y="6.766cm" svg:viewBox="0 0 298 340" svg:d="M298 6c0-2-2-6-5-6-4 0-4 0-10 6l-23 28c-19-26-47-34-76-34-66 0-125 53-125 108 0 6 2 25 15 42 17 19 34 25 67 31 7 3 32 7 39 9 14 4 44 15 44 49 0 38-40 84-95 84-40 0-91-15-91-66 0-6 2-16 4-25 0-2 0-2 0-2 0-6-6-6-8-6-6 0-7 0-9 10l-23 93c-2 2-2 5-2 7s2 6 6 6c3 0 3 0 9-7 6-6 19-20 23-25 25 26 63 32 91 32 70 0 127-61 127-116 0-21-7-40-19-51-15-17-22-19-83-32-10-4-25-6-31-8-11-4-30-17-30-44 0-36 42-74 91-74 50 0 74 29 74 74 0 6-2 16-2 21 0 6 6 6 8 6 8 0 8-2 10-10z">
            <text:p/>
          </draw:path>
          <draw:path draw:style-name="gr3" draw:text-style-name="P3" draw:layer="layout" svg:width="0.499cm" svg:height="0.32cm" svg:x="23.686cm" svg:y="6.775cm" svg:viewBox="0 0 500 321" svg:d="M445 38c3-17 5-21 39-21 10 0 16 0 16-9 0-8-6-8-14-8h-64c-14 0-14 0-19 10l-183 267-45-264c-2-13-2-13-17-13h-67c-9 0-15 0-15 10 0 7 6 7 15 7 8 0 10 0 19 0 8 2 10 2 10 8 0 0 0 4-2 9l-59 238c-4 15-12 30-50 32-3 0-9 0-9 11 0 0 0 6 8 6 13 0 32-2 47-2 11 0 40 2 51 2 2 0 8 0 8-9 0-8-6-8-10-8-30 0-30-13-30-19 0-2 0-4 2-11l63-251 51 285c2 9 2 13 9 13 6 0 10-6 14-9l197-295v2l-66 266c-4 15-4 19-42 19-8 0-13 0-13 11 0 0 0 6 7 6 10 0 19-2 29-2 9 0 21 0 30 0 14 0 46 2 59 2 4 0 10 0 10-9 0-8-6-8-16-8 0 0-9 0-17 0-11-2-11-4-11-8 0-3 2-7 2-11z">
            <text:p/>
          </draw:path>
          <draw:path draw:style-name="gr3" draw:text-style-name="P3" draw:layer="layout" svg:width="0.362cm" svg:height="0.318cm" svg:x="24.24cm" svg:y="6.777cm" svg:viewBox="0 0 363 319" svg:d="M340 211c2-6 2-8 2-10 0-1-2-5-8-5 0 0-3 0-5 2 0 0 0 2-6 13-30 68-55 91-131 91h-80c-15 0-15 0-15-4 0-2 0-3 2-11l30-125h53c36 0 42 5 42 22 0 4 0 12-2 21-2 4-2 4-2 6 0 0 0 6 8 6s8-2 9-10l25-104c2-6 2-6 2-6 0-6-4-8-8-8-5 0-5 4-9 14-10 36-25 41-65 41h-49l28-112c4-13 6-15 25-15h76c63 0 78 13 78 55 0 12-2 25-2 29s2 7 8 7c7 0 7-3 7-13l10-82c2-13-2-13-13-13h-259c-9 0-15 0-15 10 0 7 6 7 15 7 8 0 10 0 17 0 10 2 12 2 12 8 0 4-2 7-2 9l-63 247c-4 17-4 21-42 21-7 0-13 0-13 12 0 5 6 5 13 5h266c12 0 14 0 17-7z">
            <text:p/>
          </draw:path>
        </draw:g>
        <draw:frame draw:style-name="gr13" draw:text-style-name="P9" draw:layer="layout" svg:width="2.419cm" svg:height="0.962cm" svg:x="25.381cm" svg:y="5.638cm">
          <draw:text-box>
            <text:p><text:span text:style-name="T1">U</text:span><text:span text:style-name="T1">M</text:span><text:span text:style-name="T1">T</text:span><text:span text:style-name="T1">S</text:span></text:p>
          </draw:text-box>
        </draw:frame>
        <draw:frame draw:style-name="gr13" draw:text-style-name="P9" draw:layer="layout" svg:width="2.419cm" svg:height="0.962cm" svg:x="25.382cm" svg:y="9.638cm">
          <draw:text-box>
            <text:p><text:span text:style-name="T1">LTE</text:span></text:p>
          </draw:text-box>
        </draw:frame>
        <draw:g>
          <svg:title>TexMaths</svg:title>
          <svg:desc>19§latex§$AK \leftarrow f_5(\mathcal{K},RAND)$§svg§600§TRUE§</svg:desc>
          <draw:polygon draw:style-name="gr4" draw:text-style-name="P4" draw:layer="layout" svg:width="6.29cm" svg:height="0.666cm" svg:x="10.614cm" svg:y="13.718cm" svg:viewBox="0 0 6291 667" draw:points="3146,667 0,667 0,0 6291,0 6291,667">
            <text:p/>
          </draw:polygon>
          <draw:path draw:style-name="gr3" draw:text-style-name="P3" draw:layer="layout" svg:width="0.459cm" svg:height="0.48cm" svg:x="10.637cm" svg:y="13.739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9cm" svg:height="0.457cm" svg:x="11.138cm" svg:y="13.762cm" svg:viewBox="0 0 570 458" svg:d="M315 186c0-2-3-5-3-7s13-12 21-17l115-90c63-47 90-49 111-51 5 0 11-2 11-13 0-4-2-8-8-8-15 0-30 2-47 2-25 0-49-2-74-2-4 0-13 0-13 13 0 6 3 8 9 8 13 2 19 4 19 13 0 14-19 29-23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8 8 19 8 23 0 21-29 21-37 21-5 0-13 0-13 13 0 8 8 8 10 8 26 0 55-2 81-2 14 0 50 2 65 2 4 0 13 0 13-13 0-8-7-8-15-8-27 0-36-6-46-30z">
            <text:p/>
          </draw:path>
          <draw:path draw:style-name="gr3" draw:text-style-name="P3" draw:layer="layout" svg:width="0.594cm" svg:height="0.349cm" svg:x="11.948cm" svg:y="13.876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text-style-name="P3" draw:layer="layout" svg:width="0.333cm" svg:height="0.609cm" svg:x="12.797cm" svg:y="13.746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6-26 36-36 0-15-12-24-25-24-17 0-36 15-36 41 0 29 30 46 57 46 36 0 65-40 76-65 21-43 36-123 38-129z">
            <text:p/>
          </draw:path>
          <draw:path draw:style-name="gr3" draw:text-style-name="P3" draw:layer="layout" svg:width="0.208cm" svg:height="0.32cm" svg:x="13.116cm" svg:y="14.007cm" svg:viewBox="0 0 209 321" svg:d="M44 49c23 6 38 6 45 6 63 0 99-42 99-49 0-4-4-6-6-6 0 0-1 0-3 2-12 4-36 13-71 13-13 0-40-2-70-13-4-2-6-2-6-2-5 0-5 6-5 13v139c0 8 0 13 7 13 4 0 4-2 10-7 21-25 49-29 64-29 29 0 42 23 44 27 10 15 11 32 11 61 0 13 0 41-13 62-13 16-32 27-55 27-30 0-63-17-74-48 17 2 27-9 27-22 0-21-18-25-25-25 0 0-23 0-23 27 0 41 38 83 95 83 61 0 114-44 114-102 0-54-42-103-99-103-21 0-45 6-66 23z">
            <text:p/>
          </draw:path>
          <draw:path draw:style-name="gr3" draw:text-style-name="P3" draw:layer="layout" svg:width="0.157cm" svg:height="0.668cm" svg:x="13.453cm" svg:y="13.716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text-style-name="P3" draw:layer="layout" svg:width="0.47cm" svg:height="0.487cm" svg:x="13.665cm" svg:y="13.746cm" svg:viewBox="0 0 471 488" svg:d="M112 46c-7 146-68 323-108 427-4 8-4 10-4 10 0 5 6 5 8 5 11 0 36-13 45-26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7 251 23 23 37 32 57 32 52 0 107-28 132-60 19-21 20-38 20-40z">
            <text:p/>
          </draw:path>
          <draw:path draw:style-name="gr3" draw:text-style-name="P3" draw:layer="layout" svg:width="0.079cm" svg:height="0.2cm" svg:x="14.22cm" svg:y="14.146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text-style-name="P3" draw:layer="layout" svg:width="0.478cm" svg:height="0.472cm" svg:x="14.486cm" svg:y="13.762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text-style-name="P3" draw:layer="layout" svg:width="0.459cm" svg:height="0.48cm" svg:x="14.992cm" svg:y="13.739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text-style-name="P3" draw:layer="layout" svg:width="0.563cm" svg:height="0.457cm" svg:x="15.493cm" svg:y="13.762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text-style-name="P3" draw:layer="layout" svg:width="0.512cm" svg:height="0.457cm" svg:x="16.101cm" svg:y="13.762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text-style-name="P3" draw:layer="layout" svg:width="0.157cm" svg:height="0.668cm" svg:x="16.683cm" svg:y="13.716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$K_{ASME} \leftarrow KDF\left(CK,IK,SQN \oplus AK,SNID\right)$ (LTE only)§svg§600§TRUE§</svg:desc>
          <draw:polygon draw:style-name="gr4" draw:text-style-name="P4" draw:layer="layout" svg:width="17.566cm" svg:height="0.666cm" svg:x="1.18cm" svg:y="14.669cm" svg:viewBox="0 0 17567 667" draw:points="8784,667 0,667 0,0 17567,0 17567,667">
            <text:p/>
          </draw:polygon>
          <draw:path draw:style-name="gr3" draw:text-style-name="P3" draw:layer="layout" svg:width="0.569cm" svg:height="0.457cm" svg:x="1.205cm" svg:y="14.713cm" svg:viewBox="0 0 570 458" svg:d="M315 186c0-2-3-5-3-7s13-12 20-17l116-90c63-47 90-49 111-51 5 0 11-2 11-13 0-4-2-8-8-8-15 0-30 2-47 2-25 0-50-2-74-2-4 0-14 0-14 13 0 6 4 8 10 8 13 2 19 4 19 13 0 14-19 29-23 33l-262 199 53-215c8-24 8-30 57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8 7 19 7 23 0 21-28 21-36 21-5 0-13 0-13 13 0 8 8 8 10 8 26 0 55-2 81-2 14 0 50 2 65 2 4 0 13 0 13-13 0-8-7-8-15-8-27 0-36-6-46-30z">
            <text:p/>
          </draw:path>
          <draw:path draw:style-name="gr3" draw:text-style-name="P3" draw:layer="layout" svg:width="0.352cm" svg:height="0.334cm" svg:x="1.771cm" svg:y="14.935cm" svg:viewBox="0 0 353 335" svg:d="M70 279c-17 25-32 38-59 40-5 0-11 0-11 10 0 4 4 6 6 6 13 0 28-2 41-2 16 0 35 2 48 2 2 0 9-1 9-10 0-6-5-6-7-6-4-2-21-2-21-15 0-6 6-13 8-17l38-59h133l11 78c-2 6-4 13-32 13-6 0-12 0-12 10 0 2 0 6 8 6 13 0 45-2 61-2 7 0 19 2 26 2 10 0 19 0 27 0 7 0 9-4 9-10s-5-6-13-6c-27 0-28-4-28-15l-42-291c-2-9-2-13-12-13-9 0-11 4-15 11zM133 211l97-154 23 154z">
            <text:p/>
          </draw:path>
          <draw:path draw:style-name="gr3" draw:text-style-name="P3" draw:layer="layout" svg:width="0.297cm" svg:height="0.339cm" svg:x="2.179cm" svg:y="14.939cm" svg:viewBox="0 0 298 340" svg:d="M298 6c0-2-2-6-5-6-2 0-4 0-10 6l-23 28c-17-26-47-34-76-34-66 0-125 53-125 108 0 6 2 25 15 42 17 19 34 25 67 31 7 3 32 7 39 9 16 4 44 15 44 49 0 38-40 84-95 84-40 0-91-15-91-66 0-6 2-16 4-25 0-2 0-2 0-2 0-6-6-6-8-6-6 0-7 0-9 10l-23 93c-2 2-2 6-2 8 0 1 2 5 6 5 3 0 3 0 9-7 6-6 19-19 23-25 25 26 63 32 91 32 70 0 127-61 127-116 0-21-7-40-19-51-15-17-22-19-83-32-10-4-25-6-31-8-11-4-30-17-30-44 0-36 42-74 91-74 50 0 74 29 74 74 0 6-2 16-2 21 0 6 6 6 8 6 8 0 8-2 10-10z">
            <text:p/>
          </draw:path>
          <draw:path draw:style-name="gr3" draw:text-style-name="P3" draw:layer="layout" svg:width="0.499cm" svg:height="0.32cm" svg:x="2.533cm" svg:y="14.948cm" svg:viewBox="0 0 500 321" svg:d="M445 38c3-17 5-21 39-21 10 0 16 0 16-9 0-8-6-8-14-8h-64c-14 0-14 0-19 10l-183 267-45-264c-2-13-2-13-17-13h-67c-9 0-15 0-15 10 0 7 6 7 15 7 8 0 10 0 19 0 8 2 10 2 10 8 0 0 0 4-2 9l-59 238c-4 15-12 30-50 32-3 0-9 0-9 11 0 0 0 6 8 6 13 0 32-2 47-2 11 0 40 2 51 2 2 0 10 0 10-9 0-8-8-8-12-8-30 0-30-13-30-19 0-2 0-4 2-11l63-251 51 285c2 9 2 13 9 13 6 0 10-6 14-9l197-295v2l-66 266c-4 15-4 19-42 19-8 0-13 0-13 11 0 0 0 6 7 6 10 0 19-2 29-2 9 0 21 0 30 0 14 0 46 2 59 2 4 0 10 0 10-9 0-8-6-8-16-8 0 0-9 0-17 0-11-2-11-4-11-8 0-3 2-7 2-11z">
            <text:p/>
          </draw:path>
          <draw:path draw:style-name="gr3" draw:text-style-name="P3" draw:layer="layout" svg:width="0.362cm" svg:height="0.318cm" svg:x="3.088cm" svg:y="14.95cm" svg:viewBox="0 0 363 319" svg:d="M340 211c2-6 2-8 2-10 0-1-2-5-8-5 0 0-3 0-5 2 0 0 0 2-6 13-30 68-55 91-131 91h-80c-15 0-15 0-15-4 0-2 0-3 2-11l30-125h53c38 0 42 5 42 22 0 4 0 12-2 21-2 4-2 4-2 6 0 0 0 6 8 6s8-2 9-10l25-104c2-6 2-6 2-6 0-6-4-8-8-8-5 0-5 4-9 14-10 36-25 41-65 41h-47l26-112c4-13 6-15 25-15h76c63 0 78 13 78 55 0 12-2 25-2 29s2 7 8 7c7 0 7-3 7-13l10-82c2-13-2-13-13-13h-259c-9 0-15 0-15 10 0 7 6 7 15 7 8 0 10 0 17 0 10 2 12 2 12 8 0 4-2 7-2 9l-63 247c-4 17-4 21-42 21-7 0-13 0-13 12 0 5 6 5 13 5h266c12 0 14 0 17-7z">
            <text:p/>
          </draw:path>
          <draw:path draw:style-name="gr3" draw:text-style-name="P3" draw:layer="layout" svg:width="0.594cm" svg:height="0.349cm" svg:x="3.734cm" svg:y="14.827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text-style-name="P3" draw:layer="layout" svg:width="0.569cm" svg:height="0.457cm" svg:x="4.571cm" svg:y="14.713cm" svg:viewBox="0 0 570 458" svg:d="M315 186c0-2-3-5-3-7s13-12 20-17l116-90c63-47 90-49 111-51 5 0 11-2 11-13 0-4-2-8-8-8-15 0-30 2-47 2-25 0-50-2-74-2-4 0-14 0-14 13 0 6 4 8 10 8 13 2 19 4 19 13 0 14-19 29-23 33l-262 199 53-215c8-24 8-30 57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8 7 19 7 23 0 21-28 21-36 21-5 0-13 0-13 13 0 8 8 8 10 8 26 0 55-2 81-2 14 0 50 2 65 2 4 0 13 0 13-13 0-8-7-8-15-8-27 0-36-6-46-30z">
            <text:p/>
          </draw:path>
          <draw:path draw:style-name="gr3" draw:text-style-name="P3" draw:layer="layout" svg:width="0.512cm" svg:height="0.457cm" svg:x="5.187cm" svg:y="14.713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text-style-name="P3" draw:layer="layout" svg:width="0.476cm" svg:height="0.455cm" svg:x="5.755cm" svg:y="14.715cm" svg:viewBox="0 0 477 456" svg:d="M179 238h64c50 0 55 11 55 30 0 6 0 13-4 32-1 4-1 8-1 8 0 6 3 9 7 9 6 0 6-2 10-15l36-144c4-8 4-10 4-12s-2-7-10-7c-6 0-8 4-9 13-14 53-31 65-88 65h-61l44-169c6-25 6-27 36-27h89c82 0 97 23 97 74 0 15 0 17-2 36-1 8-1 10-1 12 0 3 1 7 9 7 6 0 8-4 10-15l13-116c2-19-2-19-19-19h-329c-13 0-19 0-19 13 0 8 6 8 17 8 25 0 44 0 44 11 0 4 0 4-2 17l-89 354c-8 27-8 32-61 32-11 0-19 0-19 14 0 7 8 7 9 7 21 0 71-2 90-2 23 0 78 2 99 2 7 0 15 0 15-13 0-6-4-6-4-8-2 0-4 0-19 0s-19 0-34-2c-21-2-23-3-23-13 0 0 0-6 4-15z">
            <text:p/>
          </draw:path>
          <draw:path draw:style-name="gr3" draw:text-style-name="P3" draw:layer="layout" svg:width="0.157cm" svg:height="0.668cm" svg:x="6.428cm" svg:y="14.667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476cm" svg:height="0.487cm" svg:x="6.654cm" svg:y="14.697cm" svg:viewBox="0 0 477 488" svg:d="M477 8c0-4-2-8-8-8-2 0-4 0-11 8l-46 51c-7-10-38-59-112-59-150 0-300 148-300 304 0 110 80 184 182 184 57 0 109-28 145-58 62-56 74-116 74-118 0-6-8-6-10-6-3 0-5 0-7 6-6 19-21 66-69 106-45 38-87 50-123 50-59 0-131-37-131-141 0-38 15-146 81-224 40-48 103-82 164-82 68 0 108 51 108 129 0 27-2 29-2 34 0 8 8 8 10 8 9 0 9-2 11-13z">
            <text:p/>
          </draw:path>
          <draw:path draw:style-name="gr3" draw:text-style-name="P3" draw:layer="layout" svg:width="0.569cm" svg:height="0.457cm" svg:x="7.169cm" svg:y="14.713cm" svg:viewBox="0 0 570 458" svg:d="M315 186c0-2-3-5-3-7s13-12 20-17l116-90c63-47 90-49 111-51 5 0 11-2 11-13 0-4-2-8-8-8-15 0-30 2-47 2-25 0-50-2-74-2-4 0-14 0-14 13 0 6 4 8 10 8 13 2 21 4 21 13 0 14-21 29-25 33l-262 199 53-215c8-24 8-30 57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8 7 19 7 23 0 21-28 21-36 21-5 0-13 0-13 13 0 8 8 8 10 8 26 0 55-2 81-2 14 0 50 2 65 2 4 0 13 0 13-13 0-8-7-8-13-8-29 0-38-6-48-30z">
            <text:p/>
          </draw:path>
          <draw:path draw:style-name="gr3" draw:text-style-name="P3" draw:layer="layout" svg:width="0.079cm" svg:height="0.2cm" svg:x="7.777cm" svg:y="15.097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11cm" svg:height="0.457cm" svg:x="8.039cm" svg:y="14.713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569cm" svg:height="0.457cm" svg:x="8.385cm" svg:y="14.713cm" svg:viewBox="0 0 570 458" svg:d="M315 186c0-2-3-5-3-7s13-12 20-17l116-90c63-47 90-49 111-51 5 0 11-2 11-13 0-4-2-8-8-8-15 0-30 2-47 2-25 0-50-2-74-2-4 0-14 0-14 13 0 6 4 8 10 8 13 2 21 4 21 13 0 14-21 29-25 33l-262 199 55-215c6-24 6-30 55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8 7 19 7 23 0 21-28 21-36 21-5 0-13 0-13 13 0 8 8 8 10 8 26 0 55-2 81-2 14 0 50 2 65 2 4 0 13 0 13-13 0-8-7-8-13-8-29 0-38-6-48-30z">
            <text:p/>
          </draw:path>
          <draw:path draw:style-name="gr3" draw:text-style-name="P3" draw:layer="layout" svg:width="0.079cm" svg:height="0.2cm" svg:x="8.993cm" svg:y="15.097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96cm" svg:height="0.487cm" svg:x="9.266cm" svg:y="14.697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463cm" svg:height="0.601cm" svg:x="9.711cm" svg:y="14.697cm" svg:viewBox="0 0 464 602" svg:d="M260 468c105-38 204-158 204-287 0-109-73-181-171-181-145 0-293 152-293 308 0 112 74 179 171 179 17 0 40-2 66-10-3 42-3 44-3 51 0 21 0 74 57 74 79 0 112-123 112-129 0-5-6-7-8-7-6 0-7 3-7 7-18 48-56 65-80 65-31 0-40-19-48-70zM135 464c-53-21-76-74-76-135 0-46 17-141 68-213 50-68 112-99 162-99 66 0 116 51 116 143 0 66-35 222-149 285-1-23-9-72-58-72-35 0-69 34-69 68 0 13 6 21 6 23zM175 471c-10 0-31 0-31-30 0-27 27-53 54-53 28 0 41 17 41 57 0 9 0 11-7 13-17 8-38 13-57 13z">
            <text:p/>
          </draw:path>
          <draw:path draw:style-name="gr3" draw:text-style-name="P3" draw:layer="layout" svg:width="0.563cm" svg:height="0.457cm" svg:x="10.229cm" svg:y="14.713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4-8-40-2-45-15-45-28 0-6 2-10 4-17l87-354c4 4 4 6 6 11l167 396c6 11 7 13 13 13 8 0 8-2 10-13z">
            <text:p/>
          </draw:path>
          <draw:path draw:style-name="gr3" draw:text-style-name="P3" draw:layer="layout" svg:width="0.445cm" svg:height="0.446cm" svg:x="10.997cm" svg:y="14.779cm" svg:viewBox="0 0 446 447" svg:d="M446 224c0-123-100-224-222-224-125 0-224 101-224 224 0 122 101 223 224 223 124 0 222-101 222-223zM17 215c6-112 93-192 198-198v198zM232 17c106 6 192 86 199 198h-199zM215 430c-103-6-192-84-198-198h198zM431 232c-7 114-97 192-199 198v-198z">
            <text:p/>
          </draw:path>
          <draw:path draw:style-name="gr3" draw:text-style-name="P3" draw:layer="layout" svg:width="0.459cm" svg:height="0.48cm" svg:x="11.649cm" svg:y="14.69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text-style-name="P3" draw:layer="layout" svg:width="0.569cm" svg:height="0.457cm" svg:x="12.15cm" svg:y="14.713cm" svg:viewBox="0 0 570 458" svg:d="M315 186c0-2-3-5-3-7s13-12 20-17l116-90c63-47 90-49 111-51 5 0 11-2 11-13 0-4-2-8-8-8-15 0-30 2-47 2-25 0-50-2-74-2-4 0-14 0-14 13 0 6 4 8 10 8 13 2 21 4 21 13 0 14-21 29-25 33l-262 199 55-215c6-24 6-30 55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8 7 19 7 23 0 21-28 21-36 21-5 0-13 0-13 13 0 8 8 8 10 8 26 0 55-2 81-2 14 0 50 2 65 2 4 0 13 0 13-13 0-8-7-8-13-8-29 0-38-6-48-30z">
            <text:p/>
          </draw:path>
          <draw:path draw:style-name="gr3" draw:text-style-name="P3" draw:layer="layout" svg:width="0.079cm" svg:height="0.2cm" svg:x="12.758cm" svg:y="15.097cm" svg:viewBox="0 0 80 201" svg:d="M80 70c0-43-17-70-44-70-23 0-36 17-36 36 0 17 13 36 36 36 8 0 17-4 25-9 2-2 2-2 4-2v9c0 52-23 92-46 114-8 6-8 8-8 10 0 6 4 7 6 7 8 0 63-51 63-131z">
            <text:p/>
          </draw:path>
          <draw:path draw:style-name="gr3" draw:text-style-name="P3" draw:layer="layout" svg:width="0.396cm" svg:height="0.487cm" svg:x="13.032cm" svg:y="14.697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text-style-name="P3" draw:layer="layout" svg:width="0.563cm" svg:height="0.457cm" svg:x="13.469cm" svg:y="14.713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text-style-name="P3" draw:layer="layout" svg:width="0.311cm" svg:height="0.457cm" svg:x="14.073cm" svg:y="14.713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text-style-name="P3" draw:layer="layout" svg:width="0.512cm" svg:height="0.457cm" svg:x="14.423cm" svg:y="14.713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text-style-name="P3" draw:layer="layout" svg:width="0.157cm" svg:height="0.668cm" svg:x="15.002cm" svg:y="14.667cm" svg:viewBox="0 0 158 669" svg:d="M158 335c0-52-8-134-46-210-40-81-99-125-104-125-6 0-8 2-8 8 0 2 0 2 13 15 67 66 105 173 105 312 0 115-25 233-109 317-9 7-9 9-9 11 0 4 2 6 8 6 5 0 66-46 106-129 34-74 44-148 44-205z">
            <text:p/>
          </draw:path>
          <draw:path draw:style-name="gr3" draw:text-style-name="P3" draw:layer="layout" svg:width="0.157cm" svg:height="0.668cm" svg:x="15.54cm" svg:y="14.667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text-style-name="P3" draw:layer="layout" svg:width="0.368cm" svg:height="0.457cm" svg:x="15.755cm" svg:y="14.713cm" svg:viewBox="0 0 369 458" svg:d="M369 285h-18c-7 69-17 152-134 152h-56c-30 0-32-4-32-26v-358c0-23 0-32 63-32h23v-21c-25 2-86 2-112 2-27 0-80 0-103-2v21h15c53 0 53 8 53 32v354c0 23 0 30-53 30h-15v21h350z">
            <text:p/>
          </draw:path>
          <draw:path draw:style-name="gr3" draw:text-style-name="P3" draw:layer="layout" svg:width="0.434cm" svg:height="0.453cm" svg:x="16.117cm" svg:y="14.716cm" svg:viewBox="0 0 435 454" svg:d="M422 0h-409l-13 150h17c10-106 19-129 120-129 13 0 30 0 36 2 15 2 15 9 15 25v353c0 23 0 32-70 32h-27v21c27-2 95-2 126-2 32 0 100 0 127 2v-21h-27c-70 0-70-9-70-32v-353c0-14 0-23 13-25 6-2 25-2 38-2 101 0 110 23 120 129h17z">
            <text:p/>
          </draw:path>
          <draw:path draw:style-name="gr3" draw:text-style-name="P3" draw:layer="layout" svg:width="0.415cm" svg:height="0.455cm" svg:x="16.596cm" svg:y="14.715cm" svg:viewBox="0 0 416 456" svg:d="M68 403c0 25 0 32-53 32h-15v21h388l28-173h-17c-17 103-32 152-148 152h-90c-30 0-32-4-32-26v-179h61c65 0 72 21 72 78h17v-179h-17c0 59-7 80-72 80h-61v-161c0-23 2-27 32-27h88c102 0 120 36 131 129h17l-19-150h-378v21h15c53 0 53 8 53 32z">
            <text:p/>
          </draw:path>
          <draw:path draw:style-name="gr3" draw:text-style-name="P3" draw:layer="layout" svg:width="0.297cm" svg:height="0.307cm" svg:x="17.267cm" svg:y="14.868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text-style-name="P3" draw:layer="layout" svg:width="0.337cm" svg:height="0.295cm" svg:x="17.603cm" svg:y="14.872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text-style-name="P3" draw:layer="layout" svg:width="0.149cm" svg:height="0.465cm" svg:x="17.974cm" svg:y="14.705cm" svg:viewBox="0 0 150 466" svg:d="M97 0l-97 8v21c47 0 53 3 53 38v347c0 31-7 31-53 31v21c23 0 59-2 76-2 15 0 49 2 74 2v-21c-46 0-53 0-53-31z">
            <text:p/>
          </draw:path>
          <draw:path draw:style-name="gr3" draw:text-style-name="P3" draw:layer="layout" svg:width="0.328cm" svg:height="0.427cm" svg:x="18.149cm" svg:y="14.88cm" svg:viewBox="0 0 329 428" svg:d="M266 65c17-44 51-44 63-44v-21c-16 2-36 2-52 2-11 0-43-2-57-2v21c21 0 31 11 31 28 0 8 0 8-4 18l-68 163-75-181c-1-5-3-7-3-11 0-17 24-17 38-17v-21c-17 0-63 2-74 2-18 0-44 0-65-2v21c32 0 46 0 55 23l101 245c-4 9-14 30-17 40-16 36-35 83-76 83-4 0-19 0-33-13 21-2 27-17 27-26 0-19-13-29-29-29-13 0-28 8-28 29 0 30 28 55 63 55 41 0 68-40 85-78z">
            <text:p/>
          </draw:path>
          <draw:path draw:style-name="gr3" draw:text-style-name="P3" draw:layer="layout" svg:width="0.157cm" svg:height="0.668cm" svg:x="18.525cm" svg:y="14.667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0T15:17:36.919052905</meta:creation-date>
    <dc:date>2017-07-26T21:48:34.864847340</dc:date>
    <meta:editing-duration>PT2H34M20S</meta:editing-duration>
    <meta:editing-cycles>12</meta:editing-cycles>
    <meta:generator>LibreOffice/5.1.6.2$Linux_X86_64 LibreOffice_project/10m0$Build-2</meta:generator>
    <meta:document-statistic meta:object-count="729"/>
  </office:meta>
</office:document-meta>
</file>